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17.53mm"/>
    </style:style>
    <style:style style:name="co4" style:family="table-column">
      <style:table-column-properties fo:break-before="auto" style:column-width="18.22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4.83mm"/>
    </style:style>
    <style:style style:name="co7" style:family="table-column">
      <style:table-column-properties fo:break-before="auto" style:column-width="8.34mm"/>
    </style:style>
    <style:style style:name="co8" style:family="table-column">
      <style:table-column-properties fo:break-before="auto" style:column-width="9.45mm"/>
    </style:style>
    <style:style style:name="co9" style:family="table-column">
      <style:table-column-properties fo:break-before="auto" style:column-width="5.8mm"/>
    </style:style>
    <style:style style:name="co10" style:family="table-column">
      <style:table-column-properties fo:break-before="auto" style:column-width="27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11"/>
  </office:automatic-styles>
  <office:body>
    <office:spreadsheet>
      <table:table table:name="distanc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1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LP1</text:p>
          </table:table-cell>
          <table:table-cell table:style-name="ce1" office:value-type="string" calcext:value-type="string">
            <text:p>LP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ist. Min</text:p>
          </table:table-cell>
          <table:table-cell table:style-name="ce1" office:value-type="string" calcext:value-type="string">
            <text:p>Dist. max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err-</text:p>
          </table:table-cell>
          <table:table-cell table:style-name="ce1" office:value-type="string" calcext:value-type="string">
            <text:p>err+</text:p>
          </table:table-cell>
          <table:table-cell/>
          <table:table-cell office:value-type="string" calcext:value-type="string">
            <text:p>"Distances": {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52.1" calcext:value-type="float">
            <text:p>52.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DAMean</text:p>
          </table:table-cell>
          <table:table-cell/>
          <table:table-cell table:formula="of:=[.D2]-[.E2]" office:value-type="float" office:value="2.1" calcext:value-type="float">
            <text:p>2.1</text:p>
          </table:table-cell>
          <table:table-cell table:formula="of:=[.F2]-[.D2]" office:value-type="float" office:value="2.9" calcext:value-type="float">
            <text:p>2.9</text:p>
          </table:table-cell>
          <table:table-cell/>
          <table:table-cell table:formula="of:=&quot;&quot;&quot;&quot;&amp;[.B2]&amp;&quot;-&quot;&amp;[.C2]&amp;&quot;_&quot;&amp;[.A2]&amp;&quot;&quot;&quot;: { &quot;&quot;error_neg&quot;&quot;: &quot;&amp;[.I2]&amp;&quot;, &quot;&quot;error_pos&quot;&quot;: &quot;&amp;[.J2]&amp;&quot;, &quot;&quot;distance&quot;&quot;: &quot;&amp;[.D2]&amp;&quot;, &quot;&quot;position1_name&quot;&quot;: &quot;&quot;&quot;&amp;[.B2]&amp;&quot;D&quot;&quot;, &quot;&quot;position2_name&quot;&quot;: &quot;&quot;&quot;&amp;[.C2]&amp;&quot;A&quot;&quot;, &quot;&quot;Forster_radius&quot;&quot;: 52, &quot;&quot;distance_type&quot;&quot;: &quot;&quot;&quot;&amp;[.G2]&amp;&quot;&quot;&quot;},&quot;" office:value-type="string" office:string-value="&quot;176-401_C1&quot;: { &quot;error_neg&quot;: 2.1, &quot;error_pos&quot;: 2.9, &quot;distance&quot;: 52.1, &quot;position1_name&quot;: &quot;176D&quot;, &quot;position2_name&quot;: &quot;401A&quot;, &quot;Forster_radius&quot;: 52, &quot;distance_type&quot;: &quot;RDAMean&quot;}," calcext:value-type="string">
            <text:p>"176-401_C1": { "error_neg": 2.1, "error_pos": 2.9, "distance": 52.1, "position1_name": "176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57.6" calcext:value-type="float">
            <text:p>57.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DAMean</text:p>
          </table:table-cell>
          <table:table-cell/>
          <table:table-cell table:formula="of:=[.D3]-[.E3]" office:value-type="float" office:value="3.6" calcext:value-type="float">
            <text:p>3.6</text:p>
          </table:table-cell>
          <table:table-cell table:formula="of:=[.F3]-[.D3]" office:value-type="float" office:value="7.4" calcext:value-type="float">
            <text:p>7.4</text:p>
          </table:table-cell>
          <table:table-cell/>
          <table:table-cell table:formula="of:=&quot;&quot;&quot;&quot;&amp;[.B3]&amp;&quot;-&quot;&amp;[.C3]&amp;&quot;_&quot;&amp;[.A3]&amp;&quot;&quot;&quot;: { &quot;&quot;error_neg&quot;&quot;: &quot;&amp;[.I3]&amp;&quot;, &quot;&quot;error_pos&quot;&quot;: &quot;&amp;[.J3]&amp;&quot;, &quot;&quot;distance&quot;&quot;: &quot;&amp;[.D3]&amp;&quot;, &quot;&quot;position1_name&quot;&quot;: &quot;&quot;&quot;&amp;[.B3]&amp;&quot;D&quot;&quot;, &quot;&quot;position2_name&quot;&quot;: &quot;&quot;&quot;&amp;[.C3]&amp;&quot;A&quot;&quot;, &quot;&quot;Forster_radius&quot;&quot;: 52, &quot;&quot;distance_type&quot;&quot;: &quot;&quot;&quot;&amp;[.G3]&amp;&quot;&quot;&quot;},&quot;" office:value-type="string" office:string-value="&quot;301-393_C1&quot;: { &quot;error_neg&quot;: 3.6, &quot;error_pos&quot;: 7.4, &quot;distance&quot;: 57.6, &quot;position1_name&quot;: &quot;301D&quot;, &quot;position2_name&quot;: &quot;393A&quot;, &quot;Forster_radius&quot;: 52, &quot;distance_type&quot;: &quot;RDAMean&quot;}," calcext:value-type="string">
            <text:p>"301-393_C1": { "error_neg": 3.6, "error_pos": 7.4, "distance": 57.6, "position1_name": "301D", "position2_name": "39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54.3" calcext:value-type="float">
            <text:p>54.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DAMean</text:p>
          </table:table-cell>
          <table:table-cell/>
          <table:table-cell table:formula="of:=[.D4]-[.E4]" office:value-type="float" office:value="2.3" calcext:value-type="float">
            <text:p>2.3</text:p>
          </table:table-cell>
          <table:table-cell table:formula="of:=[.F4]-[.D4]" office:value-type="float" office:value="2.7" calcext:value-type="float">
            <text:p>2.7</text:p>
          </table:table-cell>
          <table:table-cell/>
          <table:table-cell table:formula="of:=&quot;&quot;&quot;&quot;&amp;[.B4]&amp;&quot;-&quot;&amp;[.C4]&amp;&quot;_&quot;&amp;[.A4]&amp;&quot;&quot;&quot;: { &quot;&quot;error_neg&quot;&quot;: &quot;&amp;[.I4]&amp;&quot;, &quot;&quot;error_pos&quot;&quot;: &quot;&amp;[.J4]&amp;&quot;, &quot;&quot;distance&quot;&quot;: &quot;&amp;[.D4]&amp;&quot;, &quot;&quot;position1_name&quot;&quot;: &quot;&quot;&quot;&amp;[.B4]&amp;&quot;D&quot;&quot;, &quot;&quot;position2_name&quot;&quot;: &quot;&quot;&quot;&amp;[.C4]&amp;&quot;A&quot;&quot;, &quot;&quot;Forster_radius&quot;&quot;: 52, &quot;&quot;distance_type&quot;&quot;: &quot;&quot;&quot;&amp;[.G4]&amp;&quot;&quot;&quot;},&quot;" office:value-type="string" office:string-value="&quot;301-339_C1&quot;: { &quot;error_neg&quot;: 2.3, &quot;error_pos&quot;: 2.7, &quot;distance&quot;: 54.3, &quot;position1_name&quot;: &quot;301D&quot;, &quot;position2_name&quot;: &quot;339A&quot;, &quot;Forster_radius&quot;: 52, &quot;distance_type&quot;: &quot;RDAMean&quot;}," calcext:value-type="string">
            <text:p>"301-339_C1": { "error_neg": 2.3, "error_pos": 2.7, "distance": 54.3, "position1_name": "301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DAMean</text:p>
          </table:table-cell>
          <table:table-cell/>
          <table:table-cell table:formula="of:=[.D5]-[.E5]" office:value-type="float" office:value="2" calcext:value-type="float">
            <text:p>2.0</text:p>
          </table:table-cell>
          <table:table-cell table:formula="of:=[.F5]-[.D5]" office:value-type="float" office:value="3" calcext:value-type="float">
            <text:p>3.0</text:p>
          </table:table-cell>
          <table:table-cell/>
          <table:table-cell table:formula="of:=&quot;&quot;&quot;&quot;&amp;[.B5]&amp;&quot;-&quot;&amp;[.C5]&amp;&quot;_&quot;&amp;[.A5]&amp;&quot;&quot;&quot;: { &quot;&quot;error_neg&quot;&quot;: &quot;&amp;[.I5]&amp;&quot;, &quot;&quot;error_pos&quot;&quot;: &quot;&amp;[.J5]&amp;&quot;, &quot;&quot;distance&quot;&quot;: &quot;&amp;[.D5]&amp;&quot;, &quot;&quot;position1_name&quot;&quot;: &quot;&quot;&quot;&amp;[.B5]&amp;&quot;D&quot;&quot;, &quot;&quot;position2_name&quot;&quot;: &quot;&quot;&quot;&amp;[.C5]&amp;&quot;A&quot;&quot;, &quot;&quot;Forster_radius&quot;&quot;: 52, &quot;&quot;distance_type&quot;&quot;: &quot;&quot;&quot;&amp;[.G5]&amp;&quot;&quot;&quot;},&quot;" office:value-type="string" office:string-value="&quot;13-401_C1&quot;: { &quot;error_neg&quot;: 2, &quot;error_pos&quot;: 3, &quot;distance&quot;: 50, &quot;position1_name&quot;: &quot;13D&quot;, &quot;position2_name&quot;: &quot;401A&quot;, &quot;Forster_radius&quot;: 52, &quot;distance_type&quot;: &quot;RDAMean&quot;}," calcext:value-type="string">
            <text:p>"13-401_C1": { "error_neg": 2, "error_pos": 3, "distance": 50, "position1_name": "13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46.9" calcext:value-type="float">
            <text:p>46.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DAMean</text:p>
          </table:table-cell>
          <table:table-cell/>
          <table:table-cell table:formula="of:=[.D6]-[.E6]" office:value-type="float" office:value="2.9" calcext:value-type="float">
            <text:p>2.9</text:p>
          </table:table-cell>
          <table:table-cell table:formula="of:=[.F6]-[.D6]" office:value-type="float" office:value="2.1" calcext:value-type="float">
            <text:p>2.1</text:p>
          </table:table-cell>
          <table:table-cell/>
          <table:table-cell table:formula="of:=&quot;&quot;&quot;&quot;&amp;[.B6]&amp;&quot;-&quot;&amp;[.C6]&amp;&quot;_&quot;&amp;[.A6]&amp;&quot;&quot;&quot;: { &quot;&quot;error_neg&quot;&quot;: &quot;&amp;[.I6]&amp;&quot;, &quot;&quot;error_pos&quot;&quot;: &quot;&amp;[.J6]&amp;&quot;, &quot;&quot;distance&quot;&quot;: &quot;&amp;[.D6]&amp;&quot;, &quot;&quot;position1_name&quot;&quot;: &quot;&quot;&quot;&amp;[.B6]&amp;&quot;D&quot;&quot;, &quot;&quot;position2_name&quot;&quot;: &quot;&quot;&quot;&amp;[.C6]&amp;&quot;A&quot;&quot;, &quot;&quot;Forster_radius&quot;&quot;: 52, &quot;&quot;distance_type&quot;&quot;: &quot;&quot;&quot;&amp;[.G6]&amp;&quot;&quot;&quot;},&quot;" office:value-type="string" office:string-value="&quot;176-339_C1&quot;: { &quot;error_neg&quot;: 2.9, &quot;error_pos&quot;: 2.1, &quot;distance&quot;: 46.9, &quot;position1_name&quot;: &quot;176D&quot;, &quot;position2_name&quot;: &quot;339A&quot;, &quot;Forster_radius&quot;: 52, &quot;distance_type&quot;: &quot;RDAMean&quot;}," calcext:value-type="string">
            <text:p>"176-339_C1": { "error_neg": 2.9, "error_pos": 2.1, "distance": 46.9, "position1_name": "176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49.8" calcext:value-type="float">
            <text:p>49.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DAMean</text:p>
          </table:table-cell>
          <table:table-cell/>
          <table:table-cell table:formula="of:=[.D7]-[.E7]" office:value-type="float" office:value="2.8" calcext:value-type="float">
            <text:p>2.8</text:p>
          </table:table-cell>
          <table:table-cell table:formula="of:=[.F7]-[.D7]" office:value-type="float" office:value="2.2" calcext:value-type="float">
            <text:p>2.2</text:p>
          </table:table-cell>
          <table:table-cell/>
          <table:table-cell table:formula="of:=&quot;&quot;&quot;&quot;&amp;[.B7]&amp;&quot;-&quot;&amp;[.C7]&amp;&quot;_&quot;&amp;[.A7]&amp;&quot;&quot;&quot;: { &quot;&quot;error_neg&quot;&quot;: &quot;&amp;[.I7]&amp;&quot;, &quot;&quot;error_pos&quot;&quot;: &quot;&amp;[.J7]&amp;&quot;, &quot;&quot;distance&quot;&quot;: &quot;&amp;[.D7]&amp;&quot;, &quot;&quot;position1_name&quot;&quot;: &quot;&quot;&quot;&amp;[.B7]&amp;&quot;D&quot;&quot;, &quot;&quot;position2_name&quot;&quot;: &quot;&quot;&quot;&amp;[.C7]&amp;&quot;A&quot;&quot;, &quot;&quot;Forster_radius&quot;&quot;: 52, &quot;&quot;distance_type&quot;&quot;: &quot;&quot;&quot;&amp;[.G7]&amp;&quot;&quot;&quot;},&quot;" office:value-type="string" office:string-value="&quot;305-401_C1&quot;: { &quot;error_neg&quot;: 2.8, &quot;error_pos&quot;: 2.2, &quot;distance&quot;: 49.8, &quot;position1_name&quot;: &quot;305D&quot;, &quot;position2_name&quot;: &quot;401A&quot;, &quot;Forster_radius&quot;: 52, &quot;distance_type&quot;: &quot;RDAMean&quot;}," calcext:value-type="string">
            <text:p>"305-401_C1": { "error_neg": 2.8, "error_pos": 2.2, "distance": 49.8, "position1_name": "305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56.1" calcext:value-type="float">
            <text:p>56.1</text:p>
          </table:table-cell>
          <table:table-cell office:value-type="float" office:value="52.9" calcext:value-type="float">
            <text:p>52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DAMean</text:p>
          </table:table-cell>
          <table:table-cell/>
          <table:table-cell table:formula="of:=[.D8]-[.E8]" office:value-type="float" office:value="3.2" calcext:value-type="float">
            <text:p>3.2</text:p>
          </table:table-cell>
          <table:table-cell table:formula="of:=[.F8]-[.D8]" office:value-type="float" office:value="3.9" calcext:value-type="float">
            <text:p>3.9</text:p>
          </table:table-cell>
          <table:table-cell/>
          <table:table-cell table:formula="of:=&quot;&quot;&quot;&quot;&amp;[.B8]&amp;&quot;-&quot;&amp;[.C8]&amp;&quot;_&quot;&amp;[.A8]&amp;&quot;&quot;&quot;: { &quot;&quot;error_neg&quot;&quot;: &quot;&amp;[.I8]&amp;&quot;, &quot;&quot;error_pos&quot;&quot;: &quot;&amp;[.J8]&amp;&quot;, &quot;&quot;distance&quot;&quot;: &quot;&amp;[.D8]&amp;&quot;, &quot;&quot;position1_name&quot;&quot;: &quot;&quot;&quot;&amp;[.B8]&amp;&quot;D&quot;&quot;, &quot;&quot;position2_name&quot;&quot;: &quot;&quot;&quot;&amp;[.C8]&amp;&quot;A&quot;&quot;, &quot;&quot;Forster_radius&quot;&quot;: 52, &quot;&quot;distance_type&quot;&quot;: &quot;&quot;&quot;&amp;[.G8]&amp;&quot;&quot;&quot;},&quot;" office:value-type="string" office:string-value="&quot;10-339_C1&quot;: { &quot;error_neg&quot;: 3.2, &quot;error_pos&quot;: 3.9, &quot;distance&quot;: 56.1, &quot;position1_name&quot;: &quot;10D&quot;, &quot;position2_name&quot;: &quot;339A&quot;, &quot;Forster_radius&quot;: 52, &quot;distance_type&quot;: &quot;RDAMean&quot;}," calcext:value-type="string">
            <text:p>"10-339_C1": { "error_neg": 3.2, "error_pos": 3.9, "distance": 56.1, "position1_name": "10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54.3" calcext:value-type="float">
            <text:p>54.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DAMean</text:p>
          </table:table-cell>
          <table:table-cell/>
          <table:table-cell table:formula="of:=[.D9]-[.E9]" office:value-type="float" office:value="2.3" calcext:value-type="float">
            <text:p>2.3</text:p>
          </table:table-cell>
          <table:table-cell table:formula="of:=[.F9]-[.D9]" office:value-type="float" office:value="2.7" calcext:value-type="float">
            <text:p>2.7</text:p>
          </table:table-cell>
          <table:table-cell/>
          <table:table-cell table:formula="of:=&quot;&quot;&quot;&quot;&amp;[.B9]&amp;&quot;-&quot;&amp;[.C9]&amp;&quot;_&quot;&amp;[.A9]&amp;&quot;&quot;&quot;: { &quot;&quot;error_neg&quot;&quot;: &quot;&amp;[.I9]&amp;&quot;, &quot;&quot;error_pos&quot;&quot;: &quot;&amp;[.J9]&amp;&quot;, &quot;&quot;distance&quot;&quot;: &quot;&amp;[.D9]&amp;&quot;, &quot;&quot;position1_name&quot;&quot;: &quot;&quot;&quot;&amp;[.B9]&amp;&quot;D&quot;&quot;, &quot;&quot;position2_name&quot;&quot;: &quot;&quot;&quot;&amp;[.C9]&amp;&quot;A&quot;&quot;, &quot;&quot;Forster_radius&quot;&quot;: 52, &quot;&quot;distance_type&quot;&quot;: &quot;&quot;&quot;&amp;[.G9]&amp;&quot;&quot;&quot;},&quot;" office:value-type="string" office:string-value="&quot;289-339_C1&quot;: { &quot;error_neg&quot;: 2.3, &quot;error_pos&quot;: 2.7, &quot;distance&quot;: 54.3, &quot;position1_name&quot;: &quot;289D&quot;, &quot;position2_name&quot;: &quot;339A&quot;, &quot;Forster_radius&quot;: 52, &quot;distance_type&quot;: &quot;RDAMean&quot;}," calcext:value-type="string">
            <text:p>"289-339_C1": { "error_neg": 2.3, "error_pos": 2.7, "distance": 54.3, "position1_name": "28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56.5" calcext:value-type="float">
            <text:p>56.5</text:p>
          </table:table-cell>
          <table:table-cell office:value-type="float" office:value="53.2" calcext:value-type="float">
            <text:p>53.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DAMean</text:p>
          </table:table-cell>
          <table:table-cell/>
          <table:table-cell table:formula="of:=[.D10]-[.E10]" office:value-type="float" office:value="3.3" calcext:value-type="float">
            <text:p>3.3</text:p>
          </table:table-cell>
          <table:table-cell table:formula="of:=[.F10]-[.D10]" office:value-type="float" office:value="6.5" calcext:value-type="float">
            <text:p>6.5</text:p>
          </table:table-cell>
          <table:table-cell/>
          <table:table-cell table:formula="of:=&quot;&quot;&quot;&quot;&amp;[.B10]&amp;&quot;-&quot;&amp;[.C10]&amp;&quot;_&quot;&amp;[.A10]&amp;&quot;&quot;&quot;: { &quot;&quot;error_neg&quot;&quot;: &quot;&amp;[.I10]&amp;&quot;, &quot;&quot;error_pos&quot;&quot;: &quot;&amp;[.J10]&amp;&quot;, &quot;&quot;distance&quot;&quot;: &quot;&amp;[.D10]&amp;&quot;, &quot;&quot;position1_name&quot;&quot;: &quot;&quot;&quot;&amp;[.B10]&amp;&quot;D&quot;&quot;, &quot;&quot;position2_name&quot;&quot;: &quot;&quot;&quot;&amp;[.C10]&amp;&quot;A&quot;&quot;, &quot;&quot;Forster_radius&quot;&quot;: 52, &quot;&quot;distance_type&quot;&quot;: &quot;&quot;&quot;&amp;[.G10]&amp;&quot;&quot;&quot;},&quot;" office:value-type="string" office:string-value="&quot;301-382_C1&quot;: { &quot;error_neg&quot;: 3.3, &quot;error_pos&quot;: 6.5, &quot;distance&quot;: 56.5, &quot;position1_name&quot;: &quot;301D&quot;, &quot;position2_name&quot;: &quot;382A&quot;, &quot;Forster_radius&quot;: 52, &quot;distance_type&quot;: &quot;RDAMean&quot;}," calcext:value-type="string">
            <text:p>"301-382_C1": { "error_neg": 3.3, "error_pos": 6.5, "distance": 56.5, "position1_name": "301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6.9" calcext:value-type="float">
            <text:p>46.9</text:p>
          </table:table-cell>
          <table:table-cell office:value-type="float" office:value="43.7" calcext:value-type="float">
            <text:p>43.7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RDAMean</text:p>
          </table:table-cell>
          <table:table-cell/>
          <table:table-cell table:formula="of:=[.D11]-[.E11]" office:value-type="float" office:value="3.2" calcext:value-type="float">
            <text:p>3.2</text:p>
          </table:table-cell>
          <table:table-cell table:formula="of:=[.F11]-[.D11]" office:value-type="float" office:value="1.9" calcext:value-type="float">
            <text:p>1.9</text:p>
          </table:table-cell>
          <table:table-cell/>
          <table:table-cell table:formula="of:=&quot;&quot;&quot;&quot;&amp;[.B11]&amp;&quot;-&quot;&amp;[.C11]&amp;&quot;_&quot;&amp;[.A11]&amp;&quot;&quot;&quot;: { &quot;&quot;error_neg&quot;&quot;: &quot;&amp;[.I11]&amp;&quot;, &quot;&quot;error_pos&quot;&quot;: &quot;&amp;[.J11]&amp;&quot;, &quot;&quot;distance&quot;&quot;: &quot;&amp;[.D11]&amp;&quot;, &quot;&quot;position1_name&quot;&quot;: &quot;&quot;&quot;&amp;[.B11]&amp;&quot;D&quot;&quot;, &quot;&quot;position2_name&quot;&quot;: &quot;&quot;&quot;&amp;[.C11]&amp;&quot;A&quot;&quot;, &quot;&quot;Forster_radius&quot;&quot;: 52, &quot;&quot;distance_type&quot;&quot;: &quot;&quot;&quot;&amp;[.G11]&amp;&quot;&quot;&quot;},&quot;" office:value-type="string" office:string-value="&quot;13-397_C1&quot;: { &quot;error_neg&quot;: 3.2, &quot;error_pos&quot;: 1.9, &quot;distance&quot;: 46.9, &quot;position1_name&quot;: &quot;13D&quot;, &quot;position2_name&quot;: &quot;397A&quot;, &quot;Forster_radius&quot;: 52, &quot;distance_type&quot;: &quot;RDAMean&quot;}," calcext:value-type="string">
            <text:p>"13-397_C1": { "error_neg": 3.2, "error_pos": 1.9, "distance": 46.9, "position1_name": "13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office:value-type="float" office:value="50.7" calcext:value-type="float">
            <text:p>50.7</text:p>
          </table:table-cell>
          <table:table-cell office:value-type="float" office:value="47.6" calcext:value-type="float">
            <text:p>47.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DAMean</text:p>
          </table:table-cell>
          <table:table-cell/>
          <table:table-cell table:formula="of:=[.D12]-[.E12]" office:value-type="float" office:value="3.1" calcext:value-type="float">
            <text:p>3.1</text:p>
          </table:table-cell>
          <table:table-cell table:formula="of:=[.F12]-[.D12]" office:value-type="float" office:value="3.3" calcext:value-type="float">
            <text:p>3.3</text:p>
          </table:table-cell>
          <table:table-cell/>
          <table:table-cell table:formula="of:=&quot;&quot;&quot;&quot;&amp;[.B12]&amp;&quot;-&quot;&amp;[.C12]&amp;&quot;_&quot;&amp;[.A12]&amp;&quot;&quot;&quot;: { &quot;&quot;error_neg&quot;&quot;: &quot;&amp;[.I12]&amp;&quot;, &quot;&quot;error_pos&quot;&quot;: &quot;&amp;[.J12]&amp;&quot;, &quot;&quot;distance&quot;&quot;: &quot;&amp;[.D12]&amp;&quot;, &quot;&quot;position1_name&quot;&quot;: &quot;&quot;&quot;&amp;[.B12]&amp;&quot;D&quot;&quot;, &quot;&quot;position2_name&quot;&quot;: &quot;&quot;&quot;&amp;[.C12]&amp;&quot;A&quot;&quot;, &quot;&quot;Forster_radius&quot;&quot;: 52, &quot;&quot;distance_type&quot;&quot;: &quot;&quot;&quot;&amp;[.G12]&amp;&quot;&quot;&quot;},&quot;" office:value-type="string" office:string-value="&quot;305-382_C1&quot;: { &quot;error_neg&quot;: 3.1, &quot;error_pos&quot;: 3.3, &quot;distance&quot;: 50.7, &quot;position1_name&quot;: &quot;305D&quot;, &quot;position2_name&quot;: &quot;382A&quot;, &quot;Forster_radius&quot;: 52, &quot;distance_type&quot;: &quot;RDAMean&quot;}," calcext:value-type="string">
            <text:p>"305-382_C1": { "error_neg": 3.1, "error_pos": 3.3, "distance": 50.7, "position1_name": "30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office:value-type="float" office:value="62.8" calcext:value-type="float">
            <text:p>62.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DAMean</text:p>
          </table:table-cell>
          <table:table-cell/>
          <table:table-cell table:formula="of:=[.D13]-[.E13]" office:value-type="float" office:value="3.8" calcext:value-type="float">
            <text:p>3.8</text:p>
          </table:table-cell>
          <table:table-cell table:formula="of:=[.F13]-[.D13]" office:value-type="float" office:value="5.2" calcext:value-type="float">
            <text:p>5.2</text:p>
          </table:table-cell>
          <table:table-cell/>
          <table:table-cell table:formula="of:=&quot;&quot;&quot;&quot;&amp;[.B13]&amp;&quot;-&quot;&amp;[.C13]&amp;&quot;_&quot;&amp;[.A13]&amp;&quot;&quot;&quot;: { &quot;&quot;error_neg&quot;&quot;: &quot;&amp;[.I13]&amp;&quot;, &quot;&quot;error_pos&quot;&quot;: &quot;&amp;[.J13]&amp;&quot;, &quot;&quot;distance&quot;&quot;: &quot;&amp;[.D13]&amp;&quot;, &quot;&quot;position1_name&quot;&quot;: &quot;&quot;&quot;&amp;[.B13]&amp;&quot;D&quot;&quot;, &quot;&quot;position2_name&quot;&quot;: &quot;&quot;&quot;&amp;[.C13]&amp;&quot;A&quot;&quot;, &quot;&quot;Forster_radius&quot;&quot;: 52, &quot;&quot;distance_type&quot;&quot;: &quot;&quot;&quot;&amp;[.G13]&amp;&quot;&quot;&quot;},&quot;" office:value-type="string" office:string-value="&quot;29-339_C1&quot;: { &quot;error_neg&quot;: 3.8, &quot;error_pos&quot;: 5.2, &quot;distance&quot;: 62.8, &quot;position1_name&quot;: &quot;29D&quot;, &quot;position2_name&quot;: &quot;339A&quot;, &quot;Forster_radius&quot;: 52, &quot;distance_type&quot;: &quot;RDAMean&quot;}," calcext:value-type="string">
            <text:p>"29-339_C1": { "error_neg": 3.8, "error_pos": 5.2, "distance": 62.8, "position1_name": "2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office:value-type="float" office:value="53.5" calcext:value-type="float">
            <text:p>53.5</text:p>
          </table:table-cell>
          <table:table-cell office:value-type="float" office:value="50.4" calcext:value-type="float">
            <text:p>50.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DAMean</text:p>
          </table:table-cell>
          <table:table-cell/>
          <table:table-cell table:formula="of:=[.D14]-[.E14]" office:value-type="float" office:value="3.1" calcext:value-type="float">
            <text:p>3.1</text:p>
          </table:table-cell>
          <table:table-cell table:formula="of:=[.F14]-[.D14]" office:value-type="float" office:value="3.5" calcext:value-type="float">
            <text:p>3.5</text:p>
          </table:table-cell>
          <table:table-cell/>
          <table:table-cell table:formula="of:=&quot;&quot;&quot;&quot;&amp;[.B14]&amp;&quot;-&quot;&amp;[.C14]&amp;&quot;_&quot;&amp;[.A14]&amp;&quot;&quot;&quot;: { &quot;&quot;error_neg&quot;&quot;: &quot;&amp;[.I14]&amp;&quot;, &quot;&quot;error_pos&quot;&quot;: &quot;&amp;[.J14]&amp;&quot;, &quot;&quot;distance&quot;&quot;: &quot;&amp;[.D14]&amp;&quot;, &quot;&quot;position1_name&quot;&quot;: &quot;&quot;&quot;&amp;[.B14]&amp;&quot;D&quot;&quot;, &quot;&quot;position2_name&quot;&quot;: &quot;&quot;&quot;&amp;[.C14]&amp;&quot;A&quot;&quot;, &quot;&quot;Forster_radius&quot;&quot;: 52, &quot;&quot;distance_type&quot;&quot;: &quot;&quot;&quot;&amp;[.G14]&amp;&quot;&quot;&quot;},&quot;" office:value-type="string" office:string-value="&quot;176-397_C1&quot;: { &quot;error_neg&quot;: 3.1, &quot;error_pos&quot;: 3.5, &quot;distance&quot;: 53.5, &quot;position1_name&quot;: &quot;176D&quot;, &quot;position2_name&quot;: &quot;397A&quot;, &quot;Forster_radius&quot;: 52, &quot;distance_type&quot;: &quot;RDAMean&quot;}," calcext:value-type="string">
            <text:p>"176-397_C1": { "error_neg": 3.1, "error_pos": 3.5, "distance": 53.5, "position1_name": "176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office:value-type="float" office:value="53.1" calcext:value-type="float">
            <text:p>53.1</text:p>
          </table:table-cell>
          <table:table-cell office:value-type="float" office:value="49.9" calcext:value-type="float">
            <text:p>49.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DAMean</text:p>
          </table:table-cell>
          <table:table-cell/>
          <table:table-cell table:formula="of:=[.D15]-[.E15]" office:value-type="float" office:value="3.2" calcext:value-type="float">
            <text:p>3.2</text:p>
          </table:table-cell>
          <table:table-cell table:formula="of:=[.F15]-[.D15]" office:value-type="float" office:value="2.9" calcext:value-type="float">
            <text:p>2.9</text:p>
          </table:table-cell>
          <table:table-cell/>
          <table:table-cell table:formula="of:=&quot;&quot;&quot;&quot;&amp;[.B15]&amp;&quot;-&quot;&amp;[.C15]&amp;&quot;_&quot;&amp;[.A15]&amp;&quot;&quot;&quot;: { &quot;&quot;error_neg&quot;&quot;: &quot;&amp;[.I15]&amp;&quot;, &quot;&quot;error_pos&quot;&quot;: &quot;&amp;[.J15]&amp;&quot;, &quot;&quot;distance&quot;&quot;: &quot;&amp;[.D15]&amp;&quot;, &quot;&quot;position1_name&quot;&quot;: &quot;&quot;&quot;&amp;[.B15]&amp;&quot;D&quot;&quot;, &quot;&quot;position2_name&quot;&quot;: &quot;&quot;&quot;&amp;[.C15]&amp;&quot;A&quot;&quot;, &quot;&quot;Forster_radius&quot;&quot;: 52, &quot;&quot;distance_type&quot;&quot;: &quot;&quot;&quot;&amp;[.G15]&amp;&quot;&quot;&quot;},&quot;" office:value-type="string" office:string-value="&quot;13-363_C1&quot;: { &quot;error_neg&quot;: 3.2, &quot;error_pos&quot;: 2.9, &quot;distance&quot;: 53.1, &quot;position1_name&quot;: &quot;13D&quot;, &quot;position2_name&quot;: &quot;363A&quot;, &quot;Forster_radius&quot;: 52, &quot;distance_type&quot;: &quot;RDAMean&quot;}," calcext:value-type="string">
            <text:p>"13-363_C1": { "error_neg": 3.2, "error_pos": 2.9, "distance": 53.1, "position1_name": "13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52.9" calcext:value-type="float">
            <text:p>52.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DAMean</text:p>
          </table:table-cell>
          <table:table-cell/>
          <table:table-cell table:formula="of:=[.D16]-[.E16]" office:value-type="float" office:value="2.9" calcext:value-type="float">
            <text:p>2.9</text:p>
          </table:table-cell>
          <table:table-cell table:formula="of:=[.F16]-[.D16]" office:value-type="float" office:value="4.1" calcext:value-type="float">
            <text:p>4.1</text:p>
          </table:table-cell>
          <table:table-cell/>
          <table:table-cell table:formula="of:=&quot;&quot;&quot;&quot;&amp;[.B16]&amp;&quot;-&quot;&amp;[.C16]&amp;&quot;_&quot;&amp;[.A16]&amp;&quot;&quot;&quot;: { &quot;&quot;error_neg&quot;&quot;: &quot;&amp;[.I16]&amp;&quot;, &quot;&quot;error_pos&quot;&quot;: &quot;&amp;[.J16]&amp;&quot;, &quot;&quot;distance&quot;&quot;: &quot;&amp;[.D16]&amp;&quot;, &quot;&quot;position1_name&quot;&quot;: &quot;&quot;&quot;&amp;[.B16]&amp;&quot;D&quot;&quot;, &quot;&quot;position2_name&quot;&quot;: &quot;&quot;&quot;&amp;[.C16]&amp;&quot;A&quot;&quot;, &quot;&quot;Forster_radius&quot;&quot;: 52, &quot;&quot;distance_type&quot;&quot;: &quot;&quot;&quot;&amp;[.G16]&amp;&quot;&quot;&quot;},&quot;" office:value-type="string" office:string-value="&quot;301-401_C1&quot;: { &quot;error_neg&quot;: 2.9, &quot;error_pos&quot;: 4.1, &quot;distance&quot;: 52.9, &quot;position1_name&quot;: &quot;301D&quot;, &quot;position2_name&quot;: &quot;401A&quot;, &quot;Forster_radius&quot;: 52, &quot;distance_type&quot;: &quot;RDAMean&quot;}," calcext:value-type="string">
            <text:p>"301-401_C1": { "error_neg": 2.9, "error_pos": 4.1, "distance": 52.9, "position1_name": "301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58.3" calcext:value-type="float">
            <text:p>58.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DAMean</text:p>
          </table:table-cell>
          <table:table-cell/>
          <table:table-cell table:formula="of:=[.D17]-[.E17]" office:value-type="float" office:value="3.3" calcext:value-type="float">
            <text:p>3.3</text:p>
          </table:table-cell>
          <table:table-cell table:formula="of:=[.F17]-[.D17]" office:value-type="float" office:value="4.7" calcext:value-type="float">
            <text:p>4.7</text:p>
          </table:table-cell>
          <table:table-cell/>
          <table:table-cell table:formula="of:=&quot;&quot;&quot;&quot;&amp;[.B17]&amp;&quot;-&quot;&amp;[.C17]&amp;&quot;_&quot;&amp;[.A17]&amp;&quot;&quot;&quot;: { &quot;&quot;error_neg&quot;&quot;: &quot;&amp;[.I17]&amp;&quot;, &quot;&quot;error_pos&quot;&quot;: &quot;&amp;[.J17]&amp;&quot;, &quot;&quot;distance&quot;&quot;: &quot;&amp;[.D17]&amp;&quot;, &quot;&quot;position1_name&quot;&quot;: &quot;&quot;&quot;&amp;[.B17]&amp;&quot;D&quot;&quot;, &quot;&quot;position2_name&quot;&quot;: &quot;&quot;&quot;&amp;[.C17]&amp;&quot;A&quot;&quot;, &quot;&quot;Forster_radius&quot;&quot;: 52, &quot;&quot;distance_type&quot;&quot;: &quot;&quot;&quot;&amp;[.G17]&amp;&quot;&quot;&quot;},&quot;" office:value-type="string" office:string-value="&quot;25-335_C1&quot;: { &quot;error_neg&quot;: 3.3, &quot;error_pos&quot;: 4.7, &quot;distance&quot;: 58.3, &quot;position1_name&quot;: &quot;25D&quot;, &quot;position2_name&quot;: &quot;335A&quot;, &quot;Forster_radius&quot;: 52, &quot;distance_type&quot;: &quot;RDAMean&quot;}," calcext:value-type="string">
            <text:p>"25-335_C1": { "error_neg": 3.3, "error_pos": 4.7, "distance": 58.3, "position1_name": "25D", "position2_name": "335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office:value-type="float" office:value="65.5" calcext:value-type="float">
            <text:p>65.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DAMean</text:p>
          </table:table-cell>
          <table:table-cell/>
          <table:table-cell table:formula="of:=[.D18]-[.E18]" office:value-type="float" office:value="5.5" calcext:value-type="float">
            <text:p>5.5</text:p>
          </table:table-cell>
          <table:table-cell table:formula="of:=[.F18]-[.D18]" office:value-type="float" office:value="4.5" calcext:value-type="float">
            <text:p>4.5</text:p>
          </table:table-cell>
          <table:table-cell/>
          <table:table-cell table:formula="of:=&quot;&quot;&quot;&quot;&amp;[.B18]&amp;&quot;-&quot;&amp;[.C18]&amp;&quot;_&quot;&amp;[.A18]&amp;&quot;&quot;&quot;: { &quot;&quot;error_neg&quot;&quot;: &quot;&amp;[.I18]&amp;&quot;, &quot;&quot;error_pos&quot;&quot;: &quot;&amp;[.J18]&amp;&quot;, &quot;&quot;distance&quot;&quot;: &quot;&amp;[.D18]&amp;&quot;, &quot;&quot;position1_name&quot;&quot;: &quot;&quot;&quot;&amp;[.B18]&amp;&quot;D&quot;&quot;, &quot;&quot;position2_name&quot;&quot;: &quot;&quot;&quot;&amp;[.C18]&amp;&quot;A&quot;&quot;, &quot;&quot;Forster_radius&quot;&quot;: 52, &quot;&quot;distance_type&quot;&quot;: &quot;&quot;&quot;&amp;[.G18]&amp;&quot;&quot;&quot;},&quot;" office:value-type="string" office:string-value="&quot;289-401_C1&quot;: { &quot;error_neg&quot;: 5.5, &quot;error_pos&quot;: 4.5, &quot;distance&quot;: 65.5, &quot;position1_name&quot;: &quot;289D&quot;, &quot;position2_name&quot;: &quot;401A&quot;, &quot;Forster_radius&quot;: 52, &quot;distance_type&quot;: &quot;RDAMean&quot;}," calcext:value-type="string">
            <text:p>"289-401_C1": { "error_neg": 5.5, "error_pos": 4.5, "distance": 65.5, "position1_name": "289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374" calcext:value-type="float">
            <text:p>374</text:p>
          </table:table-cell>
          <table:table-cell office:value-type="float" office:value="47.7" calcext:value-type="float">
            <text:p>47.7</text:p>
          </table:table-cell>
          <table:table-cell office:value-type="float" office:value="44.5" calcext:value-type="float">
            <text:p>44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RDAMean</text:p>
          </table:table-cell>
          <table:table-cell/>
          <table:table-cell table:formula="of:=[.D19]-[.E19]" office:value-type="float" office:value="3.2" calcext:value-type="float">
            <text:p>3.2</text:p>
          </table:table-cell>
          <table:table-cell table:formula="of:=[.F19]-[.D19]" office:value-type="float" office:value="1.8" calcext:value-type="float">
            <text:p>1.8</text:p>
          </table:table-cell>
          <table:table-cell/>
          <table:table-cell table:formula="of:=&quot;&quot;&quot;&quot;&amp;[.B19]&amp;&quot;-&quot;&amp;[.C19]&amp;&quot;_&quot;&amp;[.A19]&amp;&quot;&quot;&quot;: { &quot;&quot;error_neg&quot;&quot;: &quot;&amp;[.I19]&amp;&quot;, &quot;&quot;error_pos&quot;&quot;: &quot;&amp;[.J19]&amp;&quot;, &quot;&quot;distance&quot;&quot;: &quot;&amp;[.D19]&amp;&quot;, &quot;&quot;position1_name&quot;&quot;: &quot;&quot;&quot;&amp;[.B19]&amp;&quot;D&quot;&quot;, &quot;&quot;position2_name&quot;&quot;: &quot;&quot;&quot;&amp;[.C19]&amp;&quot;A&quot;&quot;, &quot;&quot;Forster_radius&quot;&quot;: 52, &quot;&quot;distance_type&quot;&quot;: &quot;&quot;&quot;&amp;[.G19]&amp;&quot;&quot;&quot;},&quot;" office:value-type="string" office:string-value="&quot;13-374_C1&quot;: { &quot;error_neg&quot;: 3.2, &quot;error_pos&quot;: 1.8, &quot;distance&quot;: 47.7, &quot;position1_name&quot;: &quot;13D&quot;, &quot;position2_name&quot;: &quot;374A&quot;, &quot;Forster_radius&quot;: 52, &quot;distance_type&quot;: &quot;RDAMean&quot;}," calcext:value-type="string">
            <text:p>"13-374_C1": { "error_neg": 3.2, "error_pos": 1.8, "distance": 47.7, "position1_name": "13D", "position2_name": "374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55" calcext:value-type="float">
            <text:p>55</text:p>
          </table:table-cell>
          <table:table-cell office:value-type="float" office:value="51.8" calcext:value-type="float">
            <text:p>51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DAMean</text:p>
          </table:table-cell>
          <table:table-cell/>
          <table:table-cell table:formula="of:=[.D20]-[.E20]" office:value-type="float" office:value="3.2" calcext:value-type="float">
            <text:p>3.2</text:p>
          </table:table-cell>
          <table:table-cell table:formula="of:=[.F20]-[.D20]" office:value-type="float" office:value="4" calcext:value-type="float">
            <text:p>4.0</text:p>
          </table:table-cell>
          <table:table-cell/>
          <table:table-cell table:formula="of:=&quot;&quot;&quot;&quot;&amp;[.B20]&amp;&quot;-&quot;&amp;[.C20]&amp;&quot;_&quot;&amp;[.A20]&amp;&quot;&quot;&quot;: { &quot;&quot;error_neg&quot;&quot;: &quot;&amp;[.I20]&amp;&quot;, &quot;&quot;error_pos&quot;&quot;: &quot;&amp;[.J20]&amp;&quot;, &quot;&quot;distance&quot;&quot;: &quot;&amp;[.D20]&amp;&quot;, &quot;&quot;position1_name&quot;&quot;: &quot;&quot;&quot;&amp;[.B20]&amp;&quot;D&quot;&quot;, &quot;&quot;position2_name&quot;&quot;: &quot;&quot;&quot;&amp;[.C20]&amp;&quot;A&quot;&quot;, &quot;&quot;Forster_radius&quot;&quot;: 52, &quot;&quot;distance_type&quot;&quot;: &quot;&quot;&quot;&amp;[.G20]&amp;&quot;&quot;&quot;},&quot;" office:value-type="string" office:string-value="&quot;10-401_C1&quot;: { &quot;error_neg&quot;: 3.2, &quot;error_pos&quot;: 4, &quot;distance&quot;: 55, &quot;position1_name&quot;: &quot;10D&quot;, &quot;position2_name&quot;: &quot;401A&quot;, &quot;Forster_radius&quot;: 52, &quot;distance_type&quot;: &quot;RDAMean&quot;}," calcext:value-type="string">
            <text:p>"10-401_C1": { "error_neg": 3.2, "error_pos": 4, "distance": 55, "position1_name": "10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56.9" calcext:value-type="float">
            <text:p>56.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DAMean</text:p>
          </table:table-cell>
          <table:table-cell/>
          <table:table-cell table:formula="of:=[.D21]-[.E21]" office:value-type="float" office:value="2.9" calcext:value-type="float">
            <text:p>2.9</text:p>
          </table:table-cell>
          <table:table-cell table:formula="of:=[.F21]-[.D21]" office:value-type="float" office:value="8.1" calcext:value-type="float">
            <text:p>8.1</text:p>
          </table:table-cell>
          <table:table-cell/>
          <table:table-cell table:formula="of:=&quot;&quot;&quot;&quot;&amp;[.B21]&amp;&quot;-&quot;&amp;[.C21]&amp;&quot;_&quot;&amp;[.A21]&amp;&quot;&quot;&quot;: { &quot;&quot;error_neg&quot;&quot;: &quot;&amp;[.I21]&amp;&quot;, &quot;&quot;error_pos&quot;&quot;: &quot;&amp;[.J21]&amp;&quot;, &quot;&quot;distance&quot;&quot;: &quot;&amp;[.D21]&amp;&quot;, &quot;&quot;position1_name&quot;&quot;: &quot;&quot;&quot;&amp;[.B21]&amp;&quot;D&quot;&quot;, &quot;&quot;position2_name&quot;&quot;: &quot;&quot;&quot;&amp;[.C21]&amp;&quot;A&quot;&quot;, &quot;&quot;Forster_radius&quot;&quot;: 52, &quot;&quot;distance_type&quot;&quot;: &quot;&quot;&quot;&amp;[.G21]&amp;&quot;&quot;&quot;},&quot;" office:value-type="string" office:string-value="&quot;301-389_C1&quot;: { &quot;error_neg&quot;: 2.9, &quot;error_pos&quot;: 8.1, &quot;distance&quot;: 56.9, &quot;position1_name&quot;: &quot;301D&quot;, &quot;position2_name&quot;: &quot;389A&quot;, &quot;Forster_radius&quot;: 52, &quot;distance_type&quot;: &quot;RDAMean&quot;}," calcext:value-type="string">
            <text:p>"301-389_C1": { "error_neg": 2.9, "error_pos": 8.1, "distance": 56.9, "position1_name": "301D", "position2_name": "389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63" calcext:value-type="float">
            <text:p>363</text:p>
          </table:table-cell>
          <table:table-cell office:value-type="float" office:value="63.7" calcext:value-type="float">
            <text:p>63.7</text:p>
          </table:table-cell>
          <table:table-cell office:value-type="float" office:value="59.9" calcext:value-type="float">
            <text:p>59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DAMean</text:p>
          </table:table-cell>
          <table:table-cell/>
          <table:table-cell table:formula="of:=[.D22]-[.E22]" office:value-type="float" office:value="3.8" calcext:value-type="float">
            <text:p>3.8</text:p>
          </table:table-cell>
          <table:table-cell table:formula="of:=[.F22]-[.D22]" office:value-type="float" office:value="6.3" calcext:value-type="float">
            <text:p>6.3</text:p>
          </table:table-cell>
          <table:table-cell/>
          <table:table-cell table:formula="of:=&quot;&quot;&quot;&quot;&amp;[.B22]&amp;&quot;-&quot;&amp;[.C22]&amp;&quot;_&quot;&amp;[.A22]&amp;&quot;&quot;&quot;: { &quot;&quot;error_neg&quot;&quot;: &quot;&amp;[.I22]&amp;&quot;, &quot;&quot;error_pos&quot;&quot;: &quot;&amp;[.J22]&amp;&quot;, &quot;&quot;distance&quot;&quot;: &quot;&amp;[.D22]&amp;&quot;, &quot;&quot;position1_name&quot;&quot;: &quot;&quot;&quot;&amp;[.B22]&amp;&quot;D&quot;&quot;, &quot;&quot;position2_name&quot;&quot;: &quot;&quot;&quot;&amp;[.C22]&amp;&quot;A&quot;&quot;, &quot;&quot;Forster_radius&quot;&quot;: 52, &quot;&quot;distance_type&quot;&quot;: &quot;&quot;&quot;&amp;[.G22]&amp;&quot;&quot;&quot;},&quot;" office:value-type="string" office:string-value="&quot;176-363_C1&quot;: { &quot;error_neg&quot;: 3.8, &quot;error_pos&quot;: 6.3, &quot;distance&quot;: 63.7, &quot;position1_name&quot;: &quot;176D&quot;, &quot;position2_name&quot;: &quot;363A&quot;, &quot;Forster_radius&quot;: 52, &quot;distance_type&quot;: &quot;RDAMean&quot;}," calcext:value-type="string">
            <text:p>"176-363_C1": { "error_neg": 3.8, "error_pos": 6.3, "distance": 63.7, "position1_name": "17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office:value-type="float" office:value="63.5" calcext:value-type="float">
            <text:p>63.5</text:p>
          </table:table-cell>
          <table:table-cell office:value-type="float" office:value="59.7" calcext:value-type="float">
            <text:p>59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DAMean</text:p>
          </table:table-cell>
          <table:table-cell/>
          <table:table-cell table:formula="of:=[.D23]-[.E23]" office:value-type="float" office:value="3.8" calcext:value-type="float">
            <text:p>3.8</text:p>
          </table:table-cell>
          <table:table-cell table:formula="of:=[.F23]-[.D23]" office:value-type="float" office:value="4.5" calcext:value-type="float">
            <text:p>4.5</text:p>
          </table:table-cell>
          <table:table-cell/>
          <table:table-cell table:formula="of:=&quot;&quot;&quot;&quot;&amp;[.B23]&amp;&quot;-&quot;&amp;[.C23]&amp;&quot;_&quot;&amp;[.A23]&amp;&quot;&quot;&quot;: { &quot;&quot;error_neg&quot;&quot;: &quot;&amp;[.I23]&amp;&quot;, &quot;&quot;error_pos&quot;&quot;: &quot;&amp;[.J23]&amp;&quot;, &quot;&quot;distance&quot;&quot;: &quot;&amp;[.D23]&amp;&quot;, &quot;&quot;position1_name&quot;&quot;: &quot;&quot;&quot;&amp;[.B23]&amp;&quot;D&quot;&quot;, &quot;&quot;position2_name&quot;&quot;: &quot;&quot;&quot;&amp;[.C23]&amp;&quot;A&quot;&quot;, &quot;&quot;Forster_radius&quot;&quot;: 52, &quot;&quot;distance_type&quot;&quot;: &quot;&quot;&quot;&amp;[.G23]&amp;&quot;&quot;&quot;},&quot;" office:value-type="string" office:string-value="&quot;289-382_C1&quot;: { &quot;error_neg&quot;: 3.8, &quot;error_pos&quot;: 4.5, &quot;distance&quot;: 63.5, &quot;position1_name&quot;: &quot;289D&quot;, &quot;position2_name&quot;: &quot;382A&quot;, &quot;Forster_radius&quot;: 52, &quot;distance_type&quot;: &quot;RDAMean&quot;}," calcext:value-type="string">
            <text:p>"289-382_C1": { "error_neg": 3.8, "error_pos": 4.5, "distance": 63.5, "position1_name": "289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office:value-type="float" office:value="88.5" calcext:value-type="float">
            <text:p>88.5</text:p>
          </table:table-cell>
          <table:table-cell office:value-type="float" office:value="79.5" calcext:value-type="float">
            <text:p>79.5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RDAMean</text:p>
          </table:table-cell>
          <table:table-cell/>
          <table:table-cell table:formula="of:=[.D24]-[.E24]" office:value-type="float" office:value="9" calcext:value-type="float">
            <text:p>9.0</text:p>
          </table:table-cell>
          <table:table-cell table:formula="of:=[.F24]-[.D24]" office:value-type="float" office:value="5.09999999999999" calcext:value-type="float">
            <text:p>5.1</text:p>
          </table:table-cell>
          <table:table-cell/>
          <table:table-cell table:formula="of:=&quot;&quot;&quot;&quot;&amp;[.B24]&amp;&quot;-&quot;&amp;[.C24]&amp;&quot;_&quot;&amp;[.A24]&amp;&quot;&quot;&quot;: { &quot;&quot;error_neg&quot;&quot;: &quot;&amp;[.I24]&amp;&quot;, &quot;&quot;error_pos&quot;&quot;: &quot;&amp;[.J24]&amp;&quot;, &quot;&quot;distance&quot;&quot;: &quot;&amp;[.D24]&amp;&quot;, &quot;&quot;position1_name&quot;&quot;: &quot;&quot;&quot;&amp;[.B24]&amp;&quot;D&quot;&quot;, &quot;&quot;position2_name&quot;&quot;: &quot;&quot;&quot;&amp;[.C24]&amp;&quot;A&quot;&quot;, &quot;&quot;Forster_radius&quot;&quot;: 52, &quot;&quot;distance_type&quot;&quot;: &quot;&quot;&quot;&amp;[.G24]&amp;&quot;&quot;&quot;},&quot;" office:value-type="string" office:string-value="&quot;32-363_C1&quot;: { &quot;error_neg&quot;: 9, &quot;error_pos&quot;: 5.09999999999999, &quot;distance&quot;: 88.5, &quot;position1_name&quot;: &quot;32D&quot;, &quot;position2_name&quot;: &quot;363A&quot;, &quot;Forster_radius&quot;: 52, &quot;distance_type&quot;: &quot;RDAMean&quot;}," calcext:value-type="string">
            <text:p>"32-363_C1": { "error_neg": 9, "error_pos": 5.09999999999999, "distance": 88.5, "position1_name": "32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48.7" calcext:value-type="float">
            <text:p>48.7</text:p>
          </table:table-cell>
          <table:table-cell office:value-type="float" office:value="45.5" calcext:value-type="float">
            <text:p>45.5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RDAMean</text:p>
          </table:table-cell>
          <table:table-cell/>
          <table:table-cell table:formula="of:=[.D25]-[.E25]" office:value-type="float" office:value="3.2" calcext:value-type="float">
            <text:p>3.2</text:p>
          </table:table-cell>
          <table:table-cell table:formula="of:=[.F25]-[.D25]" office:value-type="float" office:value="1.7" calcext:value-type="float">
            <text:p>1.7</text:p>
          </table:table-cell>
          <table:table-cell/>
          <table:table-cell table:formula="of:=&quot;&quot;&quot;&quot;&amp;[.B25]&amp;&quot;-&quot;&amp;[.C25]&amp;&quot;_&quot;&amp;[.A25]&amp;&quot;&quot;&quot;: { &quot;&quot;error_neg&quot;&quot;: &quot;&amp;[.I25]&amp;&quot;, &quot;&quot;error_pos&quot;&quot;: &quot;&amp;[.J25]&amp;&quot;, &quot;&quot;distance&quot;&quot;: &quot;&amp;[.D25]&amp;&quot;, &quot;&quot;position1_name&quot;&quot;: &quot;&quot;&quot;&amp;[.B25]&amp;&quot;D&quot;&quot;, &quot;&quot;position2_name&quot;&quot;: &quot;&quot;&quot;&amp;[.C25]&amp;&quot;A&quot;&quot;, &quot;&quot;Forster_radius&quot;&quot;: 52, &quot;&quot;distance_type&quot;&quot;: &quot;&quot;&quot;&amp;[.G25]&amp;&quot;&quot;&quot;},&quot;" office:value-type="string" office:string-value="&quot;10-382_C1&quot;: { &quot;error_neg&quot;: 3.2, &quot;error_pos&quot;: 1.7, &quot;distance&quot;: 48.7, &quot;position1_name&quot;: &quot;10D&quot;, &quot;position2_name&quot;: &quot;382A&quot;, &quot;Forster_radius&quot;: 52, &quot;distance_type&quot;: &quot;RDAMean&quot;}," calcext:value-type="string">
            <text:p>"10-382_C1": { "error_neg": 3.2, "error_pos": 1.7, "distance": 48.7, "position1_name": "10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DAMean</text:p>
          </table:table-cell>
          <table:table-cell/>
          <table:table-cell table:formula="of:=[.D26]-[.E26]" office:value-type="float" office:value="5.3" calcext:value-type="float">
            <text:p>5.3</text:p>
          </table:table-cell>
          <table:table-cell table:formula="of:=[.F26]-[.D26]" office:value-type="float" office:value="16.2" calcext:value-type="float">
            <text:p>16.2</text:p>
          </table:table-cell>
          <table:table-cell/>
          <table:table-cell table:formula="of:=&quot;&quot;&quot;&quot;&amp;[.B26]&amp;&quot;-&quot;&amp;[.C26]&amp;&quot;_&quot;&amp;[.A26]&amp;&quot;&quot;&quot;: { &quot;&quot;error_neg&quot;&quot;: &quot;&amp;[.I26]&amp;&quot;, &quot;&quot;error_pos&quot;&quot;: &quot;&amp;[.J26]&amp;&quot;, &quot;&quot;distance&quot;&quot;: &quot;&amp;[.D26]&amp;&quot;, &quot;&quot;position1_name&quot;&quot;: &quot;&quot;&quot;&amp;[.B26]&amp;&quot;D&quot;&quot;, &quot;&quot;position2_name&quot;&quot;: &quot;&quot;&quot;&amp;[.C26]&amp;&quot;A&quot;&quot;, &quot;&quot;Forster_radius&quot;&quot;: 52, &quot;&quot;distance_type&quot;&quot;: &quot;&quot;&quot;&amp;[.G26]&amp;&quot;&quot;&quot;},&quot;" office:value-type="string" office:string-value="&quot;32-397_C1&quot;: { &quot;error_neg&quot;: 5.3, &quot;error_pos&quot;: 16.2, &quot;distance&quot;: 73.8, &quot;position1_name&quot;: &quot;32D&quot;, &quot;position2_name&quot;: &quot;397A&quot;, &quot;Forster_radius&quot;: 52, &quot;distance_type&quot;: &quot;RDAMean&quot;}," calcext:value-type="string">
            <text:p>"32-397_C1": { "error_neg": 5.3, "error_pos": 16.2, "distance": 73.8, "position1_name": "32D", "position2_name": "397A", "Forster_radius": 52, "distance_type": "RDAMean"},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office:value-type="float" office:value="78" calcext:value-type="float">
            <text:p>78</text:p>
          </table:table-cell>
          <table:table-cell office:value-type="float" office:value="71.8" calcext:value-type="float">
            <text:p>71.8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DAMean</text:p>
          </table:table-cell>
          <table:table-cell/>
          <table:table-cell table:formula="of:=[.D28]-[.E28]" office:value-type="float" office:value="6.2" calcext:value-type="float">
            <text:p>6.2</text:p>
          </table:table-cell>
          <table:table-cell table:formula="of:=[.F28]-[.D28]" office:value-type="float" office:value="2.90000000000001" calcext:value-type="float">
            <text:p>2.9</text:p>
          </table:table-cell>
          <table:table-cell/>
          <table:table-cell table:formula="of:=&quot;&quot;&quot;&quot;&amp;[.B28]&amp;&quot;-&quot;&amp;[.C28]&amp;&quot;_&quot;&amp;[.A28]&amp;&quot;&quot;&quot;: { &quot;&quot;error_neg&quot;&quot;: &quot;&amp;[.I28]&amp;&quot;, &quot;&quot;error_pos&quot;&quot;: &quot;&amp;[.J28]&amp;&quot;, &quot;&quot;distance&quot;&quot;: &quot;&amp;[.D28]&amp;&quot;, &quot;&quot;position1_name&quot;&quot;: &quot;&quot;&quot;&amp;[.B28]&amp;&quot;D&quot;&quot;, &quot;&quot;position2_name&quot;&quot;: &quot;&quot;&quot;&amp;[.C28]&amp;&quot;A&quot;&quot;, &quot;&quot;Forster_radius&quot;&quot;: 52, &quot;&quot;distance_type&quot;&quot;: &quot;&quot;&quot;&amp;[.G28]&amp;&quot;&quot;&quot;},&quot;" office:value-type="string" office:string-value="&quot;35-382_C1&quot;: { &quot;error_neg&quot;: 6.2, &quot;error_pos&quot;: 2.90000000000001, &quot;distance&quot;: 78, &quot;position1_name&quot;: &quot;35D&quot;, &quot;position2_name&quot;: &quot;382A&quot;, &quot;Forster_radius&quot;: 52, &quot;distance_type&quot;: &quot;RDAMean&quot;}," calcext:value-type="string">
            <text:p>"35-382_C1": { "error_neg": 6.2, "error_pos": 2.90000000000001, "distance": 78, "position1_name": "3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6" calcext:value-type="float">
            <text:p>176</text:p>
          </table:table-cell>
          <table:table-cell office:value-type="float" office:value="305" calcext:value-type="float">
            <text:p>305</text:p>
          </table:table-cell>
          <table:table-cell office:value-type="float" office:value="39.6" calcext:value-type="float">
            <text:p>39.6</text:p>
          </table:table-cell>
          <table:table-cell office:value-type="float" office:value="32" calcext:value-type="float">
            <text:p>32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RDAMean</text:p>
          </table:table-cell>
          <table:table-cell/>
          <table:table-cell table:formula="of:=[.D29]-[.E29]" office:value-type="float" office:value="7.6" calcext:value-type="float">
            <text:p>7.6</text:p>
          </table:table-cell>
          <table:table-cell table:formula="of:=[.F29]-[.D29]" office:value-type="float" office:value="2.9" calcext:value-type="float">
            <text:p>2.9</text:p>
          </table:table-cell>
          <table:table-cell/>
          <table:table-cell table:formula="of:=&quot;&quot;&quot;&quot;&amp;[.B29]&amp;&quot;-&quot;&amp;[.C29]&amp;&quot;_&quot;&amp;[.A29]&amp;&quot;&quot;&quot;: { &quot;&quot;error_neg&quot;&quot;: &quot;&amp;[.I29]&amp;&quot;, &quot;&quot;error_pos&quot;&quot;: &quot;&amp;[.J29]&amp;&quot;, &quot;&quot;distance&quot;&quot;: &quot;&amp;[.D29]&amp;&quot;, &quot;&quot;position1_name&quot;&quot;: &quot;&quot;&quot;&amp;[.B29]&amp;&quot;D&quot;&quot;, &quot;&quot;position2_name&quot;&quot;: &quot;&quot;&quot;&amp;[.C29]&amp;&quot;A&quot;&quot;, &quot;&quot;Forster_radius&quot;&quot;: 52, &quot;&quot;distance_type&quot;&quot;: &quot;&quot;&quot;&amp;[.G29]&amp;&quot;&quot;&quot;},&quot;" office:value-type="string" office:string-value="&quot;176-305_C1&quot;: { &quot;error_neg&quot;: 7.6, &quot;error_pos&quot;: 2.9, &quot;distance&quot;: 39.6, &quot;position1_name&quot;: &quot;176D&quot;, &quot;position2_name&quot;: &quot;305A&quot;, &quot;Forster_radius&quot;: 52, &quot;distance_type&quot;: &quot;RDAMean&quot;}," calcext:value-type="string">
            <text:p>"176-305_C1": { "error_neg": 7.6, "error_pos": 2.9, "distance": 39.6, "position1_name": "176D", "position2_name": "305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72.5" calcext:value-type="float">
            <text:p>72.5</text:p>
          </table:table-cell>
          <table:table-cell office:value-type="float" office:value="67.4" calcext:value-type="float">
            <text:p>67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DAMean</text:p>
          </table:table-cell>
          <table:table-cell/>
          <table:table-cell table:formula="of:=[.D30]-[.E30]" office:value-type="float" office:value="5.09999999999999" calcext:value-type="float">
            <text:p>5.1</text:p>
          </table:table-cell>
          <table:table-cell table:formula="of:=[.F30]-[.D30]" office:value-type="float" office:value="5.5" calcext:value-type="float">
            <text:p>5.5</text:p>
          </table:table-cell>
          <table:table-cell/>
          <table:table-cell table:formula="of:=&quot;&quot;&quot;&quot;&amp;[.B30]&amp;&quot;-&quot;&amp;[.C30]&amp;&quot;_&quot;&amp;[.A30]&amp;&quot;&quot;&quot;: { &quot;&quot;error_neg&quot;&quot;: &quot;&amp;[.I30]&amp;&quot;, &quot;&quot;error_pos&quot;&quot;: &quot;&amp;[.J30]&amp;&quot;, &quot;&quot;distance&quot;&quot;: &quot;&amp;[.D30]&amp;&quot;, &quot;&quot;position1_name&quot;&quot;: &quot;&quot;&quot;&amp;[.B30]&amp;&quot;D&quot;&quot;, &quot;&quot;position2_name&quot;&quot;: &quot;&quot;&quot;&amp;[.C30]&amp;&quot;A&quot;&quot;, &quot;&quot;Forster_radius&quot;&quot;: 52, &quot;&quot;distance_type&quot;&quot;: &quot;&quot;&quot;&amp;[.G30]&amp;&quot;&quot;&quot;},&quot;" office:value-type="string" office:string-value="&quot;6-363_C1&quot;: { &quot;error_neg&quot;: 5.09999999999999, &quot;error_pos&quot;: 5.5, &quot;distance&quot;: 72.5, &quot;position1_name&quot;: &quot;6D&quot;, &quot;position2_name&quot;: &quot;363A&quot;, &quot;Forster_radius&quot;: 52, &quot;distance_type&quot;: &quot;RDAMean&quot;}," calcext:value-type="string">
            <text:p>"6-363_C1": { "error_neg": 5.09999999999999, "error_pos": 5.5, "distance": 72.5, "position1_name": "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63.6" calcext:value-type="float">
            <text:p>63.6</text:p>
          </table:table-cell>
          <table:table-cell office:value-type="float" office:value="59.8" calcext:value-type="float">
            <text:p>59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DAMean</text:p>
          </table:table-cell>
          <table:table-cell/>
          <table:table-cell table:formula="of:=[.D31]-[.E31]" office:value-type="float" office:value="3.8" calcext:value-type="float">
            <text:p>3.8</text:p>
          </table:table-cell>
          <table:table-cell table:formula="of:=[.F31]-[.D31]" office:value-type="float" office:value="4.4" calcext:value-type="float">
            <text:p>4.4</text:p>
          </table:table-cell>
          <table:table-cell/>
          <table:table-cell table:formula="of:=&quot;&quot;&quot;&quot;&amp;[.B31]&amp;&quot;-&quot;&amp;[.C31]&amp;&quot;_&quot;&amp;[.A31]&amp;&quot;&quot;&quot;: { &quot;&quot;error_neg&quot;&quot;: &quot;&amp;[.I31]&amp;&quot;, &quot;&quot;error_pos&quot;&quot;: &quot;&amp;[.J31]&amp;&quot;, &quot;&quot;distance&quot;&quot;: &quot;&amp;[.D31]&amp;&quot;, &quot;&quot;position1_name&quot;&quot;: &quot;&quot;&quot;&amp;[.B31]&amp;&quot;D&quot;&quot;, &quot;&quot;position2_name&quot;&quot;: &quot;&quot;&quot;&amp;[.C31]&amp;&quot;A&quot;&quot;, &quot;&quot;Forster_radius&quot;&quot;: 52, &quot;&quot;distance_type&quot;&quot;: &quot;&quot;&quot;&amp;[.G31]&amp;&quot;&quot;&quot;},&quot;" office:value-type="string" office:string-value="&quot;29-382_C1&quot;: { &quot;error_neg&quot;: 3.8, &quot;error_pos&quot;: 4.4, &quot;distance&quot;: 63.6, &quot;position1_name&quot;: &quot;29D&quot;, &quot;position2_name&quot;: &quot;382A&quot;, &quot;Forster_radius&quot;: 52, &quot;distance_type&quot;: &quot;RDAMean&quot;}," calcext:value-type="string">
            <text:p>"29-382_C1": { "error_neg": 3.8, "error_pos": 4.4, "distance": 63.6, "position1_name": "29D", "position2_name": "382A", "Forster_radius": 52, "distance_type": "RDAMean"},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52.2" calcext:value-type="float">
            <text:p>52.2</text:p>
          </table:table-cell>
          <table:table-cell office:value-type="float" office:value="48.5" calcext:value-type="float">
            <text:p>48.5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RDAMean</text:p>
          </table:table-cell>
          <table:table-cell/>
          <table:table-cell table:formula="of:=[.D33]-[.E33]" office:value-type="float" office:value="3.7" calcext:value-type="float">
            <text:p>3.7</text:p>
          </table:table-cell>
          <table:table-cell table:formula="of:=[.F33]-[.D33]" office:value-type="float" office:value="6.2" calcext:value-type="float">
            <text:p>6.2</text:p>
          </table:table-cell>
          <table:table-cell/>
          <table:table-cell table:formula="of:=&quot;&quot;&quot;&quot;&amp;[.B33]&amp;&quot;-&quot;&amp;[.C33]&amp;&quot;_&quot;&amp;[.A33]&amp;&quot;&quot;&quot;: { &quot;&quot;error_neg&quot;&quot;: &quot;&amp;[.I33]&amp;&quot;, &quot;&quot;error_pos&quot;&quot;: &quot;&amp;[.J33]&amp;&quot;, &quot;&quot;distance&quot;&quot;: &quot;&amp;[.D33]&amp;&quot;, &quot;&quot;position1_name&quot;&quot;: &quot;&quot;&quot;&amp;[.B33]&amp;&quot;D&quot;&quot;, &quot;&quot;position2_name&quot;&quot;: &quot;&quot;&quot;&amp;[.C33]&amp;&quot;A&quot;&quot;, &quot;&quot;Forster_radius&quot;&quot;: 52, &quot;&quot;distance_type&quot;&quot;: &quot;&quot;&quot;&amp;[.G33]&amp;&quot;&quot;&quot;},&quot;" office:value-type="string" office:string-value="&quot;176-401_C2&quot;: { &quot;error_neg&quot;: 3.7, &quot;error_pos&quot;: 6.2, &quot;distance&quot;: 52.2, &quot;position1_name&quot;: &quot;176D&quot;, &quot;position2_name&quot;: &quot;401A&quot;, &quot;Forster_radius&quot;: 52, &quot;distance_type&quot;: &quot;RDAMean&quot;}," calcext:value-type="string">
            <text:p>"176-401_C2": { "error_neg": 3.7, "error_pos": 6.2, "distance": 52.2, "position1_name": "176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office:value-type="float" office:value="46.7" calcext:value-type="float">
            <text:p>46.7</text:p>
          </table:table-cell>
          <table:table-cell office:value-type="float" office:value="42.7" calcext:value-type="float">
            <text:p>42.7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RDAMean</text:p>
          </table:table-cell>
          <table:table-cell/>
          <table:table-cell table:formula="of:=[.D34]-[.E34]" office:value-type="float" office:value="4" calcext:value-type="float">
            <text:p>4.0</text:p>
          </table:table-cell>
          <table:table-cell table:formula="of:=[.F34]-[.D34]" office:value-type="float" office:value="4.09999999999999" calcext:value-type="float">
            <text:p>4.1</text:p>
          </table:table-cell>
          <table:table-cell/>
          <table:table-cell table:formula="of:=&quot;&quot;&quot;&quot;&amp;[.B34]&amp;&quot;-&quot;&amp;[.C34]&amp;&quot;_&quot;&amp;[.A34]&amp;&quot;&quot;&quot;: { &quot;&quot;error_neg&quot;&quot;: &quot;&amp;[.I34]&amp;&quot;, &quot;&quot;error_pos&quot;&quot;: &quot;&amp;[.J34]&amp;&quot;, &quot;&quot;distance&quot;&quot;: &quot;&amp;[.D34]&amp;&quot;, &quot;&quot;position1_name&quot;&quot;: &quot;&quot;&quot;&amp;[.B34]&amp;&quot;D&quot;&quot;, &quot;&quot;position2_name&quot;&quot;: &quot;&quot;&quot;&amp;[.C34]&amp;&quot;A&quot;&quot;, &quot;&quot;Forster_radius&quot;&quot;: 52, &quot;&quot;distance_type&quot;&quot;: &quot;&quot;&quot;&amp;[.G34]&amp;&quot;&quot;&quot;},&quot;" office:value-type="string" office:string-value="&quot;301-393_C2&quot;: { &quot;error_neg&quot;: 4, &quot;error_pos&quot;: 4.09999999999999, &quot;distance&quot;: 46.7, &quot;position1_name&quot;: &quot;301D&quot;, &quot;position2_name&quot;: &quot;393A&quot;, &quot;Forster_radius&quot;: 52, &quot;distance_type&quot;: &quot;RDAMean&quot;}," calcext:value-type="string">
            <text:p>"301-393_C2": { "error_neg": 4, "error_pos": 4.09999999999999, "distance": 46.7, "position1_name": "301D", "position2_name": "39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office:value-type="float" office:value="49.2" calcext:value-type="float">
            <text:p>49.2</text:p>
          </table:table-cell>
          <table:table-cell office:value-type="float" office:value="45.4" calcext:value-type="float">
            <text:p>45.4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RDAMean</text:p>
          </table:table-cell>
          <table:table-cell/>
          <table:table-cell table:formula="of:=[.D35]-[.E35]" office:value-type="float" office:value="3.8" calcext:value-type="float">
            <text:p>3.8</text:p>
          </table:table-cell>
          <table:table-cell table:formula="of:=[.F35]-[.D35]" office:value-type="float" office:value="5.09999999999999" calcext:value-type="float">
            <text:p>5.1</text:p>
          </table:table-cell>
          <table:table-cell/>
          <table:table-cell table:formula="of:=&quot;&quot;&quot;&quot;&amp;[.B35]&amp;&quot;-&quot;&amp;[.C35]&amp;&quot;_&quot;&amp;[.A35]&amp;&quot;&quot;&quot;: { &quot;&quot;error_neg&quot;&quot;: &quot;&amp;[.I35]&amp;&quot;, &quot;&quot;error_pos&quot;&quot;: &quot;&amp;[.J35]&amp;&quot;, &quot;&quot;distance&quot;&quot;: &quot;&amp;[.D35]&amp;&quot;, &quot;&quot;position1_name&quot;&quot;: &quot;&quot;&quot;&amp;[.B35]&amp;&quot;D&quot;&quot;, &quot;&quot;position2_name&quot;&quot;: &quot;&quot;&quot;&amp;[.C35]&amp;&quot;A&quot;&quot;, &quot;&quot;Forster_radius&quot;&quot;: 52, &quot;&quot;distance_type&quot;&quot;: &quot;&quot;&quot;&amp;[.G35]&amp;&quot;&quot;&quot;},&quot;" office:value-type="string" office:string-value="&quot;301-339_C2&quot;: { &quot;error_neg&quot;: 3.8, &quot;error_pos&quot;: 5.09999999999999, &quot;distance&quot;: 49.2, &quot;position1_name&quot;: &quot;301D&quot;, &quot;position2_name&quot;: &quot;339A&quot;, &quot;Forster_radius&quot;: 52, &quot;distance_type&quot;: &quot;RDAMean&quot;}," calcext:value-type="string">
            <text:p>"301-339_C2": { "error_neg": 3.8, "error_pos": 5.09999999999999, "distance": 49.2, "position1_name": "301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float" office:value="46.2" calcext:value-type="float">
            <text:p>46.2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RDAMean</text:p>
          </table:table-cell>
          <table:table-cell/>
          <table:table-cell table:formula="of:=[.D36]-[.E36]" office:value-type="float" office:value="3.8" calcext:value-type="float">
            <text:p>3.8</text:p>
          </table:table-cell>
          <table:table-cell table:formula="of:=[.F36]-[.D36]" office:value-type="float" office:value="5.3" calcext:value-type="float">
            <text:p>5.3</text:p>
          </table:table-cell>
          <table:table-cell/>
          <table:table-cell table:formula="of:=&quot;&quot;&quot;&quot;&amp;[.B36]&amp;&quot;-&quot;&amp;[.C36]&amp;&quot;_&quot;&amp;[.A36]&amp;&quot;&quot;&quot;: { &quot;&quot;error_neg&quot;&quot;: &quot;&amp;[.I36]&amp;&quot;, &quot;&quot;error_pos&quot;&quot;: &quot;&amp;[.J36]&amp;&quot;, &quot;&quot;distance&quot;&quot;: &quot;&amp;[.D36]&amp;&quot;, &quot;&quot;position1_name&quot;&quot;: &quot;&quot;&quot;&amp;[.B36]&amp;&quot;D&quot;&quot;, &quot;&quot;position2_name&quot;&quot;: &quot;&quot;&quot;&amp;[.C36]&amp;&quot;A&quot;&quot;, &quot;&quot;Forster_radius&quot;&quot;: 52, &quot;&quot;distance_type&quot;&quot;: &quot;&quot;&quot;&amp;[.G36]&amp;&quot;&quot;&quot;},&quot;" office:value-type="string" office:string-value="&quot;13-401_C2&quot;: { &quot;error_neg&quot;: 3.8, &quot;error_pos&quot;: 5.3, &quot;distance&quot;: 50, &quot;position1_name&quot;: &quot;13D&quot;, &quot;position2_name&quot;: &quot;401A&quot;, &quot;Forster_radius&quot;: 52, &quot;distance_type&quot;: &quot;RDAMean&quot;}," calcext:value-type="string">
            <text:p>"13-401_C2": { "error_neg": 3.8, "error_pos": 5.3, "distance": 50, "position1_name": "13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office:value-type="float" office:value="37.1" calcext:value-type="float">
            <text:p>37.1</text:p>
          </table:table-cell>
          <table:table-cell office:value-type="float" office:value="32.4" calcext:value-type="float">
            <text:p>32.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RDAMean</text:p>
          </table:table-cell>
          <table:table-cell/>
          <table:table-cell table:formula="of:=[.D37]-[.E37]" office:value-type="float" office:value="4.7" calcext:value-type="float">
            <text:p>4.7</text:p>
          </table:table-cell>
          <table:table-cell table:formula="of:=[.F37]-[.D37]" office:value-type="float" office:value="-0.5" calcext:value-type="float">
            <text:p>-0.5</text:p>
          </table:table-cell>
          <table:table-cell/>
          <table:table-cell table:formula="of:=&quot;&quot;&quot;&quot;&amp;[.B37]&amp;&quot;-&quot;&amp;[.C37]&amp;&quot;_&quot;&amp;[.A37]&amp;&quot;&quot;&quot;: { &quot;&quot;error_neg&quot;&quot;: &quot;&amp;[.I37]&amp;&quot;, &quot;&quot;error_pos&quot;&quot;: &quot;&amp;[.J37]&amp;&quot;, &quot;&quot;distance&quot;&quot;: &quot;&amp;[.D37]&amp;&quot;, &quot;&quot;position1_name&quot;&quot;: &quot;&quot;&quot;&amp;[.B37]&amp;&quot;D&quot;&quot;, &quot;&quot;position2_name&quot;&quot;: &quot;&quot;&quot;&amp;[.C37]&amp;&quot;A&quot;&quot;, &quot;&quot;Forster_radius&quot;&quot;: 52, &quot;&quot;distance_type&quot;&quot;: &quot;&quot;&quot;&amp;[.G37]&amp;&quot;&quot;&quot;},&quot;" office:value-type="string" office:string-value="&quot;176-339_C2&quot;: { &quot;error_neg&quot;: 4.7, &quot;error_pos&quot;: -0.5, &quot;distance&quot;: 37.1, &quot;position1_name&quot;: &quot;176D&quot;, &quot;position2_name&quot;: &quot;339A&quot;, &quot;Forster_radius&quot;: 52, &quot;distance_type&quot;: &quot;RDAMean&quot;}," calcext:value-type="string">
            <text:p>"176-339_C2": { "error_neg": 4.7, "error_pos": -0.5, "distance": 37.1, "position1_name": "176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40.5" calcext:value-type="float">
            <text:p>40.5</text:p>
          </table:table-cell>
          <table:table-cell office:value-type="float" office:value="36.2" calcext:value-type="float">
            <text:p>36.2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RDAMean</text:p>
          </table:table-cell>
          <table:table-cell/>
          <table:table-cell table:formula="of:=[.D38]-[.E38]" office:value-type="float" office:value="4.3" calcext:value-type="float">
            <text:p>4.3</text:p>
          </table:table-cell>
          <table:table-cell table:formula="of:=[.F38]-[.D38]" office:value-type="float" office:value="1.3" calcext:value-type="float">
            <text:p>1.3</text:p>
          </table:table-cell>
          <table:table-cell/>
          <table:table-cell table:formula="of:=&quot;&quot;&quot;&quot;&amp;[.B38]&amp;&quot;-&quot;&amp;[.C38]&amp;&quot;_&quot;&amp;[.A38]&amp;&quot;&quot;&quot;: { &quot;&quot;error_neg&quot;&quot;: &quot;&amp;[.I38]&amp;&quot;, &quot;&quot;error_pos&quot;&quot;: &quot;&amp;[.J38]&amp;&quot;, &quot;&quot;distance&quot;&quot;: &quot;&amp;[.D38]&amp;&quot;, &quot;&quot;position1_name&quot;&quot;: &quot;&quot;&quot;&amp;[.B38]&amp;&quot;D&quot;&quot;, &quot;&quot;position2_name&quot;&quot;: &quot;&quot;&quot;&amp;[.C38]&amp;&quot;A&quot;&quot;, &quot;&quot;Forster_radius&quot;&quot;: 52, &quot;&quot;distance_type&quot;&quot;: &quot;&quot;&quot;&amp;[.G38]&amp;&quot;&quot;&quot;},&quot;" office:value-type="string" office:string-value="&quot;305-401_C2&quot;: { &quot;error_neg&quot;: 4.3, &quot;error_pos&quot;: 1.3, &quot;distance&quot;: 40.5, &quot;position1_name&quot;: &quot;305D&quot;, &quot;position2_name&quot;: &quot;401A&quot;, &quot;Forster_radius&quot;: 52, &quot;distance_type&quot;: &quot;RDAMean&quot;}," calcext:value-type="string">
            <text:p>"305-401_C2": { "error_neg": 4.3, "error_pos": 1.3, "distance": 40.5, "position1_name": "305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55.8" calcext:value-type="float">
            <text:p>55.8</text:p>
          </table:table-cell>
          <table:table-cell office:value-type="float" office:value="52.2" calcext:value-type="float">
            <text:p>52.2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RDAMean</text:p>
          </table:table-cell>
          <table:table-cell/>
          <table:table-cell table:formula="of:=[.D39]-[.E39]" office:value-type="float" office:value="3.59999999999999" calcext:value-type="float">
            <text:p>3.6</text:p>
          </table:table-cell>
          <table:table-cell table:formula="of:=[.F39]-[.D39]" office:value-type="float" office:value="7.3" calcext:value-type="float">
            <text:p>7.3</text:p>
          </table:table-cell>
          <table:table-cell/>
          <table:table-cell table:formula="of:=&quot;&quot;&quot;&quot;&amp;[.B39]&amp;&quot;-&quot;&amp;[.C39]&amp;&quot;_&quot;&amp;[.A39]&amp;&quot;&quot;&quot;: { &quot;&quot;error_neg&quot;&quot;: &quot;&amp;[.I39]&amp;&quot;, &quot;&quot;error_pos&quot;&quot;: &quot;&amp;[.J39]&amp;&quot;, &quot;&quot;distance&quot;&quot;: &quot;&amp;[.D39]&amp;&quot;, &quot;&quot;position1_name&quot;&quot;: &quot;&quot;&quot;&amp;[.B39]&amp;&quot;D&quot;&quot;, &quot;&quot;position2_name&quot;&quot;: &quot;&quot;&quot;&amp;[.C39]&amp;&quot;A&quot;&quot;, &quot;&quot;Forster_radius&quot;&quot;: 52, &quot;&quot;distance_type&quot;&quot;: &quot;&quot;&quot;&amp;[.G39]&amp;&quot;&quot;&quot;},&quot;" office:value-type="string" office:string-value="&quot;10-339_C2&quot;: { &quot;error_neg&quot;: 3.59999999999999, &quot;error_pos&quot;: 7.3, &quot;distance&quot;: 55.8, &quot;position1_name&quot;: &quot;10D&quot;, &quot;position2_name&quot;: &quot;339A&quot;, &quot;Forster_radius&quot;: 52, &quot;distance_type&quot;: &quot;RDAMean&quot;}," calcext:value-type="string">
            <text:p>"10-339_C2": { "error_neg": 3.59999999999999, "error_pos": 7.3, "distance": 55.8, "position1_name": "10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50.8" calcext:value-type="float">
            <text:p>50.8</text:p>
          </table:table-cell>
          <table:table-cell office:value-type="float" office:value="47" calcext:value-type="float">
            <text:p>47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RDAMean</text:p>
          </table:table-cell>
          <table:table-cell/>
          <table:table-cell table:formula="of:=[.D40]-[.E40]" office:value-type="float" office:value="3.8" calcext:value-type="float">
            <text:p>3.8</text:p>
          </table:table-cell>
          <table:table-cell table:formula="of:=[.F40]-[.D40]" office:value-type="float" office:value="5.6" calcext:value-type="float">
            <text:p>5.6</text:p>
          </table:table-cell>
          <table:table-cell/>
          <table:table-cell table:formula="of:=&quot;&quot;&quot;&quot;&amp;[.B40]&amp;&quot;-&quot;&amp;[.C40]&amp;&quot;_&quot;&amp;[.A40]&amp;&quot;&quot;&quot;: { &quot;&quot;error_neg&quot;&quot;: &quot;&amp;[.I40]&amp;&quot;, &quot;&quot;error_pos&quot;&quot;: &quot;&amp;[.J40]&amp;&quot;, &quot;&quot;distance&quot;&quot;: &quot;&amp;[.D40]&amp;&quot;, &quot;&quot;position1_name&quot;&quot;: &quot;&quot;&quot;&amp;[.B40]&amp;&quot;D&quot;&quot;, &quot;&quot;position2_name&quot;&quot;: &quot;&quot;&quot;&amp;[.C40]&amp;&quot;A&quot;&quot;, &quot;&quot;Forster_radius&quot;&quot;: 52, &quot;&quot;distance_type&quot;&quot;: &quot;&quot;&quot;&amp;[.G40]&amp;&quot;&quot;&quot;},&quot;" office:value-type="string" office:string-value="&quot;289-339_C2&quot;: { &quot;error_neg&quot;: 3.8, &quot;error_pos&quot;: 5.6, &quot;distance&quot;: 50.8, &quot;position1_name&quot;: &quot;289D&quot;, &quot;position2_name&quot;: &quot;339A&quot;, &quot;Forster_radius&quot;: 52, &quot;distance_type&quot;: &quot;RDAMean&quot;}," calcext:value-type="string">
            <text:p>"289-339_C2": { "error_neg": 3.8, "error_pos": 5.6, "distance": 50.8, "position1_name": "28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52.4" calcext:value-type="float">
            <text:p>52.4</text:p>
          </table:table-cell>
          <table:table-cell office:value-type="float" office:value="48.7" calcext:value-type="float">
            <text:p>48.7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RDAMean</text:p>
          </table:table-cell>
          <table:table-cell/>
          <table:table-cell table:formula="of:=[.D41]-[.E41]" office:value-type="float" office:value="3.7" calcext:value-type="float">
            <text:p>3.7</text:p>
          </table:table-cell>
          <table:table-cell table:formula="of:=[.F41]-[.D41]" office:value-type="float" office:value="6.2" calcext:value-type="float">
            <text:p>6.2</text:p>
          </table:table-cell>
          <table:table-cell/>
          <table:table-cell table:formula="of:=&quot;&quot;&quot;&quot;&amp;[.B41]&amp;&quot;-&quot;&amp;[.C41]&amp;&quot;_&quot;&amp;[.A41]&amp;&quot;&quot;&quot;: { &quot;&quot;error_neg&quot;&quot;: &quot;&amp;[.I41]&amp;&quot;, &quot;&quot;error_pos&quot;&quot;: &quot;&amp;[.J41]&amp;&quot;, &quot;&quot;distance&quot;&quot;: &quot;&amp;[.D41]&amp;&quot;, &quot;&quot;position1_name&quot;&quot;: &quot;&quot;&quot;&amp;[.B41]&amp;&quot;D&quot;&quot;, &quot;&quot;position2_name&quot;&quot;: &quot;&quot;&quot;&amp;[.C41]&amp;&quot;A&quot;&quot;, &quot;&quot;Forster_radius&quot;&quot;: 52, &quot;&quot;distance_type&quot;&quot;: &quot;&quot;&quot;&amp;[.G41]&amp;&quot;&quot;&quot;},&quot;" office:value-type="string" office:string-value="&quot;301-382_C2&quot;: { &quot;error_neg&quot;: 3.7, &quot;error_pos&quot;: 6.2, &quot;distance&quot;: 52.4, &quot;position1_name&quot;: &quot;301D&quot;, &quot;position2_name&quot;: &quot;382A&quot;, &quot;Forster_radius&quot;: 52, &quot;distance_type&quot;: &quot;RDAMean&quot;}," calcext:value-type="string">
            <text:p>"301-382_C2": { "error_neg": 3.7, "error_pos": 6.2, "distance": 52.4, "position1_name": "301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46.9" calcext:value-type="float">
            <text:p>46.9</text:p>
          </table:table-cell>
          <table:table-cell office:value-type="float" office:value="42.9" calcext:value-type="float">
            <text:p>42.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DAMean</text:p>
          </table:table-cell>
          <table:table-cell/>
          <table:table-cell table:formula="of:=[.D42]-[.E42]" office:value-type="float" office:value="4" calcext:value-type="float">
            <text:p>4.0</text:p>
          </table:table-cell>
          <table:table-cell table:formula="of:=[.F42]-[.D42]" office:value-type="float" office:value="4.1" calcext:value-type="float">
            <text:p>4.1</text:p>
          </table:table-cell>
          <table:table-cell/>
          <table:table-cell table:formula="of:=&quot;&quot;&quot;&quot;&amp;[.B42]&amp;&quot;-&quot;&amp;[.C42]&amp;&quot;_&quot;&amp;[.A42]&amp;&quot;&quot;&quot;: { &quot;&quot;error_neg&quot;&quot;: &quot;&amp;[.I42]&amp;&quot;, &quot;&quot;error_pos&quot;&quot;: &quot;&amp;[.J42]&amp;&quot;, &quot;&quot;distance&quot;&quot;: &quot;&amp;[.D42]&amp;&quot;, &quot;&quot;position1_name&quot;&quot;: &quot;&quot;&quot;&amp;[.B42]&amp;&quot;D&quot;&quot;, &quot;&quot;position2_name&quot;&quot;: &quot;&quot;&quot;&amp;[.C42]&amp;&quot;A&quot;&quot;, &quot;&quot;Forster_radius&quot;&quot;: 52, &quot;&quot;distance_type&quot;&quot;: &quot;&quot;&quot;&amp;[.G42]&amp;&quot;&quot;&quot;},&quot;" office:value-type="string" office:string-value="&quot;13-397_C2&quot;: { &quot;error_neg&quot;: 4, &quot;error_pos&quot;: 4.1, &quot;distance&quot;: 46.9, &quot;position1_name&quot;: &quot;13D&quot;, &quot;position2_name&quot;: &quot;397A&quot;, &quot;Forster_radius&quot;: 52, &quot;distance_type&quot;: &quot;RDAMean&quot;}," calcext:value-type="string">
            <text:p>"13-397_C2": { "error_neg": 4, "error_pos": 4.1, "distance": 46.9, "position1_name": "13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office:value-type="float" office:value="50.7" calcext:value-type="float">
            <text:p>50.7</text:p>
          </table:table-cell>
          <table:table-cell office:value-type="float" office:value="46.9" calcext:value-type="float">
            <text:p>46.9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RDAMean</text:p>
          </table:table-cell>
          <table:table-cell/>
          <table:table-cell table:formula="of:=[.D43]-[.E43]" office:value-type="float" office:value="3.8" calcext:value-type="float">
            <text:p>3.8</text:p>
          </table:table-cell>
          <table:table-cell table:formula="of:=[.F43]-[.D43]" office:value-type="float" office:value="5.59999999999999" calcext:value-type="float">
            <text:p>5.6</text:p>
          </table:table-cell>
          <table:table-cell/>
          <table:table-cell table:formula="of:=&quot;&quot;&quot;&quot;&amp;[.B43]&amp;&quot;-&quot;&amp;[.C43]&amp;&quot;_&quot;&amp;[.A43]&amp;&quot;&quot;&quot;: { &quot;&quot;error_neg&quot;&quot;: &quot;&amp;[.I43]&amp;&quot;, &quot;&quot;error_pos&quot;&quot;: &quot;&amp;[.J43]&amp;&quot;, &quot;&quot;distance&quot;&quot;: &quot;&amp;[.D43]&amp;&quot;, &quot;&quot;position1_name&quot;&quot;: &quot;&quot;&quot;&amp;[.B43]&amp;&quot;D&quot;&quot;, &quot;&quot;position2_name&quot;&quot;: &quot;&quot;&quot;&amp;[.C43]&amp;&quot;A&quot;&quot;, &quot;&quot;Forster_radius&quot;&quot;: 52, &quot;&quot;distance_type&quot;&quot;: &quot;&quot;&quot;&amp;[.G43]&amp;&quot;&quot;&quot;},&quot;" office:value-type="string" office:string-value="&quot;305-382_C2&quot;: { &quot;error_neg&quot;: 3.8, &quot;error_pos&quot;: 5.59999999999999, &quot;distance&quot;: 50.7, &quot;position1_name&quot;: &quot;305D&quot;, &quot;position2_name&quot;: &quot;382A&quot;, &quot;Forster_radius&quot;: 52, &quot;distance_type&quot;: &quot;RDAMean&quot;}," calcext:value-type="string">
            <text:p>"305-382_C2": { "error_neg": 3.8, "error_pos": 5.59999999999999, "distance": 50.7, "position1_name": "30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office:value-type="float" office:value="56.7" calcext:value-type="float">
            <text:p>56.7</text:p>
          </table:table-cell>
          <table:table-cell office:value-type="float" office:value="53.1" calcext:value-type="float">
            <text:p>53.1</text:p>
          </table:table-cell>
          <table:table-cell office:value-type="float" office:value="64.3" calcext:value-type="float">
            <text:p>64.3</text:p>
          </table:table-cell>
          <table:table-cell office:value-type="string" calcext:value-type="string">
            <text:p>RDAMean</text:p>
          </table:table-cell>
          <table:table-cell/>
          <table:table-cell table:formula="of:=[.D44]-[.E44]" office:value-type="float" office:value="3.6" calcext:value-type="float">
            <text:p>3.6</text:p>
          </table:table-cell>
          <table:table-cell table:formula="of:=[.F44]-[.D44]" office:value-type="float" office:value="7.59999999999999" calcext:value-type="float">
            <text:p>7.6</text:p>
          </table:table-cell>
          <table:table-cell/>
          <table:table-cell table:formula="of:=&quot;&quot;&quot;&quot;&amp;[.B44]&amp;&quot;-&quot;&amp;[.C44]&amp;&quot;_&quot;&amp;[.A44]&amp;&quot;&quot;&quot;: { &quot;&quot;error_neg&quot;&quot;: &quot;&amp;[.I44]&amp;&quot;, &quot;&quot;error_pos&quot;&quot;: &quot;&amp;[.J44]&amp;&quot;, &quot;&quot;distance&quot;&quot;: &quot;&amp;[.D44]&amp;&quot;, &quot;&quot;position1_name&quot;&quot;: &quot;&quot;&quot;&amp;[.B44]&amp;&quot;D&quot;&quot;, &quot;&quot;position2_name&quot;&quot;: &quot;&quot;&quot;&amp;[.C44]&amp;&quot;A&quot;&quot;, &quot;&quot;Forster_radius&quot;&quot;: 52, &quot;&quot;distance_type&quot;&quot;: &quot;&quot;&quot;&amp;[.G44]&amp;&quot;&quot;&quot;},&quot;" office:value-type="string" office:string-value="&quot;29-339_C2&quot;: { &quot;error_neg&quot;: 3.6, &quot;error_pos&quot;: 7.59999999999999, &quot;distance&quot;: 56.7, &quot;position1_name&quot;: &quot;29D&quot;, &quot;position2_name&quot;: &quot;339A&quot;, &quot;Forster_radius&quot;: 52, &quot;distance_type&quot;: &quot;RDAMean&quot;}," calcext:value-type="string">
            <text:p>"29-339_C2": { "error_neg": 3.6, "error_pos": 7.59999999999999, "distance": 56.7, "position1_name": "29D", "position2_name": "33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office:value-type="float" office:value="53.6" calcext:value-type="float">
            <text:p>53.6</text:p>
          </table:table-cell>
          <table:table-cell office:value-type="float" office:value="49.9" calcext:value-type="float">
            <text:p>49.9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RDAMean</text:p>
          </table:table-cell>
          <table:table-cell/>
          <table:table-cell table:formula="of:=[.D45]-[.E45]" office:value-type="float" office:value="3.7" calcext:value-type="float">
            <text:p>3.7</text:p>
          </table:table-cell>
          <table:table-cell table:formula="of:=[.F45]-[.D45]" office:value-type="float" office:value="6.6" calcext:value-type="float">
            <text:p>6.6</text:p>
          </table:table-cell>
          <table:table-cell/>
          <table:table-cell table:formula="of:=&quot;&quot;&quot;&quot;&amp;[.B45]&amp;&quot;-&quot;&amp;[.C45]&amp;&quot;_&quot;&amp;[.A45]&amp;&quot;&quot;&quot;: { &quot;&quot;error_neg&quot;&quot;: &quot;&amp;[.I45]&amp;&quot;, &quot;&quot;error_pos&quot;&quot;: &quot;&amp;[.J45]&amp;&quot;, &quot;&quot;distance&quot;&quot;: &quot;&amp;[.D45]&amp;&quot;, &quot;&quot;position1_name&quot;&quot;: &quot;&quot;&quot;&amp;[.B45]&amp;&quot;D&quot;&quot;, &quot;&quot;position2_name&quot;&quot;: &quot;&quot;&quot;&amp;[.C45]&amp;&quot;A&quot;&quot;, &quot;&quot;Forster_radius&quot;&quot;: 52, &quot;&quot;distance_type&quot;&quot;: &quot;&quot;&quot;&amp;[.G45]&amp;&quot;&quot;&quot;},&quot;" office:value-type="string" office:string-value="&quot;176-397_C2&quot;: { &quot;error_neg&quot;: 3.7, &quot;error_pos&quot;: 6.6, &quot;distance&quot;: 53.6, &quot;position1_name&quot;: &quot;176D&quot;, &quot;position2_name&quot;: &quot;397A&quot;, &quot;Forster_radius&quot;: 52, &quot;distance_type&quot;: &quot;RDAMean&quot;}," calcext:value-type="string">
            <text:p>"176-397_C2": { "error_neg": 3.7, "error_pos": 6.6, "distance": 53.6, "position1_name": "176D", "position2_name": "397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office:value-type="float" office:value="53.1" calcext:value-type="float">
            <text:p>53.1</text:p>
          </table:table-cell>
          <table:table-cell office:value-type="float" office:value="49.4" calcext:value-type="float">
            <text:p>49.4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RDAMean</text:p>
          </table:table-cell>
          <table:table-cell/>
          <table:table-cell table:formula="of:=[.D46]-[.E46]" office:value-type="float" office:value="3.7" calcext:value-type="float">
            <text:p>3.7</text:p>
          </table:table-cell>
          <table:table-cell table:formula="of:=[.F46]-[.D46]" office:value-type="float" office:value="6.5" calcext:value-type="float">
            <text:p>6.5</text:p>
          </table:table-cell>
          <table:table-cell/>
          <table:table-cell table:formula="of:=&quot;&quot;&quot;&quot;&amp;[.B46]&amp;&quot;-&quot;&amp;[.C46]&amp;&quot;_&quot;&amp;[.A46]&amp;&quot;&quot;&quot;: { &quot;&quot;error_neg&quot;&quot;: &quot;&amp;[.I46]&amp;&quot;, &quot;&quot;error_pos&quot;&quot;: &quot;&amp;[.J46]&amp;&quot;, &quot;&quot;distance&quot;&quot;: &quot;&amp;[.D46]&amp;&quot;, &quot;&quot;position1_name&quot;&quot;: &quot;&quot;&quot;&amp;[.B46]&amp;&quot;D&quot;&quot;, &quot;&quot;position2_name&quot;&quot;: &quot;&quot;&quot;&amp;[.C46]&amp;&quot;A&quot;&quot;, &quot;&quot;Forster_radius&quot;&quot;: 52, &quot;&quot;distance_type&quot;&quot;: &quot;&quot;&quot;&amp;[.G46]&amp;&quot;&quot;&quot;},&quot;" office:value-type="string" office:string-value="&quot;13-363_C2&quot;: { &quot;error_neg&quot;: 3.7, &quot;error_pos&quot;: 6.5, &quot;distance&quot;: 53.1, &quot;position1_name&quot;: &quot;13D&quot;, &quot;position2_name&quot;: &quot;363A&quot;, &quot;Forster_radius&quot;: 52, &quot;distance_type&quot;: &quot;RDAMean&quot;}," calcext:value-type="string">
            <text:p>"13-363_C2": { "error_neg": 3.7, "error_pos": 6.5, "distance": 53.1, "position1_name": "13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51.9" calcext:value-type="float">
            <text:p>51.9</text:p>
          </table:table-cell>
          <table:table-cell office:value-type="float" office:value="48.2" calcext:value-type="float">
            <text:p>48.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DAMean</text:p>
          </table:table-cell>
          <table:table-cell/>
          <table:table-cell table:formula="of:=[.D47]-[.E47]" office:value-type="float" office:value="3.7" calcext:value-type="float">
            <text:p>3.7</text:p>
          </table:table-cell>
          <table:table-cell table:formula="of:=[.F47]-[.D47]" office:value-type="float" office:value="6.1" calcext:value-type="float">
            <text:p>6.1</text:p>
          </table:table-cell>
          <table:table-cell/>
          <table:table-cell table:formula="of:=&quot;&quot;&quot;&quot;&amp;[.B47]&amp;&quot;-&quot;&amp;[.C47]&amp;&quot;_&quot;&amp;[.A47]&amp;&quot;&quot;&quot;: { &quot;&quot;error_neg&quot;&quot;: &quot;&amp;[.I47]&amp;&quot;, &quot;&quot;error_pos&quot;&quot;: &quot;&amp;[.J47]&amp;&quot;, &quot;&quot;distance&quot;&quot;: &quot;&amp;[.D47]&amp;&quot;, &quot;&quot;position1_name&quot;&quot;: &quot;&quot;&quot;&amp;[.B47]&amp;&quot;D&quot;&quot;, &quot;&quot;position2_name&quot;&quot;: &quot;&quot;&quot;&amp;[.C47]&amp;&quot;A&quot;&quot;, &quot;&quot;Forster_radius&quot;&quot;: 52, &quot;&quot;distance_type&quot;&quot;: &quot;&quot;&quot;&amp;[.G47]&amp;&quot;&quot;&quot;},&quot;" office:value-type="string" office:string-value="&quot;301-401_C2&quot;: { &quot;error_neg&quot;: 3.7, &quot;error_pos&quot;: 6.1, &quot;distance&quot;: 51.9, &quot;position1_name&quot;: &quot;301D&quot;, &quot;position2_name&quot;: &quot;401A&quot;, &quot;Forster_radius&quot;: 52, &quot;distance_type&quot;: &quot;RDAMean&quot;}," calcext:value-type="string">
            <text:p>"301-401_C2": { "error_neg": 3.7, "error_pos": 6.1, "distance": 51.9, "position1_name": "301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52.3" calcext:value-type="float">
            <text:p>52.3</text:p>
          </table:table-cell>
          <table:table-cell office:value-type="float" office:value="48.6" calcext:value-type="float">
            <text:p>48.6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RDAMean</text:p>
          </table:table-cell>
          <table:table-cell/>
          <table:table-cell table:formula="of:=[.D48]-[.E48]" office:value-type="float" office:value="3.7" calcext:value-type="float">
            <text:p>3.7</text:p>
          </table:table-cell>
          <table:table-cell table:formula="of:=[.F48]-[.D48]" office:value-type="float" office:value="6.1" calcext:value-type="float">
            <text:p>6.1</text:p>
          </table:table-cell>
          <table:table-cell/>
          <table:table-cell table:formula="of:=&quot;&quot;&quot;&quot;&amp;[.B48]&amp;&quot;-&quot;&amp;[.C48]&amp;&quot;_&quot;&amp;[.A48]&amp;&quot;&quot;&quot;: { &quot;&quot;error_neg&quot;&quot;: &quot;&amp;[.I48]&amp;&quot;, &quot;&quot;error_pos&quot;&quot;: &quot;&amp;[.J48]&amp;&quot;, &quot;&quot;distance&quot;&quot;: &quot;&amp;[.D48]&amp;&quot;, &quot;&quot;position1_name&quot;&quot;: &quot;&quot;&quot;&amp;[.B48]&amp;&quot;D&quot;&quot;, &quot;&quot;position2_name&quot;&quot;: &quot;&quot;&quot;&amp;[.C48]&amp;&quot;A&quot;&quot;, &quot;&quot;Forster_radius&quot;&quot;: 52, &quot;&quot;distance_type&quot;&quot;: &quot;&quot;&quot;&amp;[.G48]&amp;&quot;&quot;&quot;},&quot;" office:value-type="string" office:string-value="&quot;25-335_C2&quot;: { &quot;error_neg&quot;: 3.7, &quot;error_pos&quot;: 6.1, &quot;distance&quot;: 52.3, &quot;position1_name&quot;: &quot;25D&quot;, &quot;position2_name&quot;: &quot;335A&quot;, &quot;Forster_radius&quot;: 52, &quot;distance_type&quot;: &quot;RDAMean&quot;}," calcext:value-type="string">
            <text:p>"25-335_C2": { "error_neg": 3.7, "error_pos": 6.1, "distance": 52.3, "position1_name": "25D", "position2_name": "335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office:value-type="float" office:value="57.6" calcext:value-type="float">
            <text:p>57.6</text:p>
          </table:table-cell>
          <table:table-cell office:value-type="float" office:value="54.1" calcext:value-type="float">
            <text:p>54.1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RDAMean</text:p>
          </table:table-cell>
          <table:table-cell/>
          <table:table-cell table:formula="of:=[.D49]-[.E49]" office:value-type="float" office:value="3.5" calcext:value-type="float">
            <text:p>3.5</text:p>
          </table:table-cell>
          <table:table-cell table:formula="of:=[.F49]-[.D49]" office:value-type="float" office:value="7.9" calcext:value-type="float">
            <text:p>7.9</text:p>
          </table:table-cell>
          <table:table-cell/>
          <table:table-cell table:formula="of:=&quot;&quot;&quot;&quot;&amp;[.B49]&amp;&quot;-&quot;&amp;[.C49]&amp;&quot;_&quot;&amp;[.A49]&amp;&quot;&quot;&quot;: { &quot;&quot;error_neg&quot;&quot;: &quot;&amp;[.I49]&amp;&quot;, &quot;&quot;error_pos&quot;&quot;: &quot;&amp;[.J49]&amp;&quot;, &quot;&quot;distance&quot;&quot;: &quot;&amp;[.D49]&amp;&quot;, &quot;&quot;position1_name&quot;&quot;: &quot;&quot;&quot;&amp;[.B49]&amp;&quot;D&quot;&quot;, &quot;&quot;position2_name&quot;&quot;: &quot;&quot;&quot;&amp;[.C49]&amp;&quot;A&quot;&quot;, &quot;&quot;Forster_radius&quot;&quot;: 52, &quot;&quot;distance_type&quot;&quot;: &quot;&quot;&quot;&amp;[.G49]&amp;&quot;&quot;&quot;},&quot;" office:value-type="string" office:string-value="&quot;289-401_C2&quot;: { &quot;error_neg&quot;: 3.5, &quot;error_pos&quot;: 7.9, &quot;distance&quot;: 57.6, &quot;position1_name&quot;: &quot;289D&quot;, &quot;position2_name&quot;: &quot;401A&quot;, &quot;Forster_radius&quot;: 52, &quot;distance_type&quot;: &quot;RDAMean&quot;}," calcext:value-type="string">
            <text:p>"289-401_C2": { "error_neg": 3.5, "error_pos": 7.9, "distance": 57.6, "position1_name": "289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 office:value-type="float" office:value="374" calcext:value-type="float">
            <text:p>374</text:p>
          </table:table-cell>
          <table:table-cell office:value-type="float" office:value="45.4" calcext:value-type="float">
            <text:p>45.4</text:p>
          </table:table-cell>
          <table:table-cell office:value-type="float" office:value="41.4" calcext:value-type="float">
            <text:p>41.4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RDAMean</text:p>
          </table:table-cell>
          <table:table-cell/>
          <table:table-cell table:formula="of:=[.D50]-[.E50]" office:value-type="float" office:value="4" calcext:value-type="float">
            <text:p>4.0</text:p>
          </table:table-cell>
          <table:table-cell table:formula="of:=[.F50]-[.D50]" office:value-type="float" office:value="3.5" calcext:value-type="float">
            <text:p>3.5</text:p>
          </table:table-cell>
          <table:table-cell/>
          <table:table-cell table:formula="of:=&quot;&quot;&quot;&quot;&amp;[.B50]&amp;&quot;-&quot;&amp;[.C50]&amp;&quot;_&quot;&amp;[.A50]&amp;&quot;&quot;&quot;: { &quot;&quot;error_neg&quot;&quot;: &quot;&amp;[.I50]&amp;&quot;, &quot;&quot;error_pos&quot;&quot;: &quot;&amp;[.J50]&amp;&quot;, &quot;&quot;distance&quot;&quot;: &quot;&amp;[.D50]&amp;&quot;, &quot;&quot;position1_name&quot;&quot;: &quot;&quot;&quot;&amp;[.B50]&amp;&quot;D&quot;&quot;, &quot;&quot;position2_name&quot;&quot;: &quot;&quot;&quot;&amp;[.C50]&amp;&quot;A&quot;&quot;, &quot;&quot;Forster_radius&quot;&quot;: 52, &quot;&quot;distance_type&quot;&quot;: &quot;&quot;&quot;&amp;[.G50]&amp;&quot;&quot;&quot;},&quot;" office:value-type="string" office:string-value="&quot;13-374_C2&quot;: { &quot;error_neg&quot;: 4, &quot;error_pos&quot;: 3.5, &quot;distance&quot;: 45.4, &quot;position1_name&quot;: &quot;13D&quot;, &quot;position2_name&quot;: &quot;374A&quot;, &quot;Forster_radius&quot;: 52, &quot;distance_type&quot;: &quot;RDAMean&quot;}," calcext:value-type="string">
            <text:p>"13-374_C2": { "error_neg": 4, "error_pos": 3.5, "distance": 45.4, "position1_name": "13D", "position2_name": "374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55.1" calcext:value-type="float">
            <text:p>55.1</text:p>
          </table:table-cell>
          <table:table-cell office:value-type="float" office:value="51.5" calcext:value-type="float">
            <text:p>51.5</text:p>
          </table:table-cell>
          <table:table-cell office:value-type="float" office:value="62.2" calcext:value-type="float">
            <text:p>62.2</text:p>
          </table:table-cell>
          <table:table-cell office:value-type="string" calcext:value-type="string">
            <text:p>RDAMean</text:p>
          </table:table-cell>
          <table:table-cell/>
          <table:table-cell table:formula="of:=[.D51]-[.E51]" office:value-type="float" office:value="3.6" calcext:value-type="float">
            <text:p>3.6</text:p>
          </table:table-cell>
          <table:table-cell table:formula="of:=[.F51]-[.D51]" office:value-type="float" office:value="7.1" calcext:value-type="float">
            <text:p>7.1</text:p>
          </table:table-cell>
          <table:table-cell/>
          <table:table-cell table:formula="of:=&quot;&quot;&quot;&quot;&amp;[.B51]&amp;&quot;-&quot;&amp;[.C51]&amp;&quot;_&quot;&amp;[.A51]&amp;&quot;&quot;&quot;: { &quot;&quot;error_neg&quot;&quot;: &quot;&amp;[.I51]&amp;&quot;, &quot;&quot;error_pos&quot;&quot;: &quot;&amp;[.J51]&amp;&quot;, &quot;&quot;distance&quot;&quot;: &quot;&amp;[.D51]&amp;&quot;, &quot;&quot;position1_name&quot;&quot;: &quot;&quot;&quot;&amp;[.B51]&amp;&quot;D&quot;&quot;, &quot;&quot;position2_name&quot;&quot;: &quot;&quot;&quot;&amp;[.C51]&amp;&quot;A&quot;&quot;, &quot;&quot;Forster_radius&quot;&quot;: 52, &quot;&quot;distance_type&quot;&quot;: &quot;&quot;&quot;&amp;[.G51]&amp;&quot;&quot;&quot;},&quot;" office:value-type="string" office:string-value="&quot;10-401_C2&quot;: { &quot;error_neg&quot;: 3.6, &quot;error_pos&quot;: 7.1, &quot;distance&quot;: 55.1, &quot;position1_name&quot;: &quot;10D&quot;, &quot;position2_name&quot;: &quot;401A&quot;, &quot;Forster_radius&quot;: 52, &quot;distance_type&quot;: &quot;RDAMean&quot;}," calcext:value-type="string">
            <text:p>"10-401_C2": { "error_neg": 3.6, "error_pos": 7.1, "distance": 55.1, "position1_name": "10D", "position2_name": "401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50.6" calcext:value-type="float">
            <text:p>50.6</text:p>
          </table:table-cell>
          <table:table-cell office:value-type="float" office:value="46.8" calcext:value-type="float">
            <text:p>46.8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RDAMean</text:p>
          </table:table-cell>
          <table:table-cell/>
          <table:table-cell table:formula="of:=[.D52]-[.E52]" office:value-type="float" office:value="3.8" calcext:value-type="float">
            <text:p>3.8</text:p>
          </table:table-cell>
          <table:table-cell table:formula="of:=[.F52]-[.D52]" office:value-type="float" office:value="5.5" calcext:value-type="float">
            <text:p>5.5</text:p>
          </table:table-cell>
          <table:table-cell/>
          <table:table-cell table:formula="of:=&quot;&quot;&quot;&quot;&amp;[.B52]&amp;&quot;-&quot;&amp;[.C52]&amp;&quot;_&quot;&amp;[.A52]&amp;&quot;&quot;&quot;: { &quot;&quot;error_neg&quot;&quot;: &quot;&amp;[.I52]&amp;&quot;, &quot;&quot;error_pos&quot;&quot;: &quot;&amp;[.J52]&amp;&quot;, &quot;&quot;distance&quot;&quot;: &quot;&amp;[.D52]&amp;&quot;, &quot;&quot;position1_name&quot;&quot;: &quot;&quot;&quot;&amp;[.B52]&amp;&quot;D&quot;&quot;, &quot;&quot;position2_name&quot;&quot;: &quot;&quot;&quot;&amp;[.C52]&amp;&quot;A&quot;&quot;, &quot;&quot;Forster_radius&quot;&quot;: 52, &quot;&quot;distance_type&quot;&quot;: &quot;&quot;&quot;&amp;[.G52]&amp;&quot;&quot;&quot;},&quot;" office:value-type="string" office:string-value="&quot;301-389_C2&quot;: { &quot;error_neg&quot;: 3.8, &quot;error_pos&quot;: 5.5, &quot;distance&quot;: 50.6, &quot;position1_name&quot;: &quot;301D&quot;, &quot;position2_name&quot;: &quot;389A&quot;, &quot;Forster_radius&quot;: 52, &quot;distance_type&quot;: &quot;RDAMean&quot;}," calcext:value-type="string">
            <text:p>"301-389_C2": { "error_neg": 3.8, "error_pos": 5.5, "distance": 50.6, "position1_name": "301D", "position2_name": "389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63" calcext:value-type="float">
            <text:p>363</text:p>
          </table:table-cell>
          <table:table-cell office:value-type="float" office:value="58.6" calcext:value-type="float">
            <text:p>58.6</text:p>
          </table:table-cell>
          <table:table-cell office:value-type="float" office:value="55.1" calcext:value-type="float">
            <text:p>55.1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DAMean</text:p>
          </table:table-cell>
          <table:table-cell/>
          <table:table-cell table:formula="of:=[.D53]-[.E53]" office:value-type="float" office:value="3.5" calcext:value-type="float">
            <text:p>3.5</text:p>
          </table:table-cell>
          <table:table-cell table:formula="of:=[.F53]-[.D53]" office:value-type="float" office:value="8.2" calcext:value-type="float">
            <text:p>8.2</text:p>
          </table:table-cell>
          <table:table-cell/>
          <table:table-cell table:formula="of:=&quot;&quot;&quot;&quot;&amp;[.B53]&amp;&quot;-&quot;&amp;[.C53]&amp;&quot;_&quot;&amp;[.A53]&amp;&quot;&quot;&quot;: { &quot;&quot;error_neg&quot;&quot;: &quot;&amp;[.I53]&amp;&quot;, &quot;&quot;error_pos&quot;&quot;: &quot;&amp;[.J53]&amp;&quot;, &quot;&quot;distance&quot;&quot;: &quot;&amp;[.D53]&amp;&quot;, &quot;&quot;position1_name&quot;&quot;: &quot;&quot;&quot;&amp;[.B53]&amp;&quot;D&quot;&quot;, &quot;&quot;position2_name&quot;&quot;: &quot;&quot;&quot;&amp;[.C53]&amp;&quot;A&quot;&quot;, &quot;&quot;Forster_radius&quot;&quot;: 52, &quot;&quot;distance_type&quot;&quot;: &quot;&quot;&quot;&amp;[.G53]&amp;&quot;&quot;&quot;},&quot;" office:value-type="string" office:string-value="&quot;176-363_C2&quot;: { &quot;error_neg&quot;: 3.5, &quot;error_pos&quot;: 8.2, &quot;distance&quot;: 58.6, &quot;position1_name&quot;: &quot;176D&quot;, &quot;position2_name&quot;: &quot;363A&quot;, &quot;Forster_radius&quot;: 52, &quot;distance_type&quot;: &quot;RDAMean&quot;}," calcext:value-type="string">
            <text:p>"176-363_C2": { "error_neg": 3.5, "error_pos": 8.2, "distance": 58.6, "position1_name": "17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office:value-type="float" office:value="58.2" calcext:value-type="float">
            <text:p>58.2</text:p>
          </table:table-cell>
          <table:table-cell office:value-type="float" office:value="54.7" calcext:value-type="float">
            <text:p>54.7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RDAMean</text:p>
          </table:table-cell>
          <table:table-cell/>
          <table:table-cell table:formula="of:=[.D54]-[.E54]" office:value-type="float" office:value="3.5" calcext:value-type="float">
            <text:p>3.5</text:p>
          </table:table-cell>
          <table:table-cell table:formula="of:=[.F54]-[.D54]" office:value-type="float" office:value="8" calcext:value-type="float">
            <text:p>8.0</text:p>
          </table:table-cell>
          <table:table-cell/>
          <table:table-cell table:formula="of:=&quot;&quot;&quot;&quot;&amp;[.B54]&amp;&quot;-&quot;&amp;[.C54]&amp;&quot;_&quot;&amp;[.A54]&amp;&quot;&quot;&quot;: { &quot;&quot;error_neg&quot;&quot;: &quot;&amp;[.I54]&amp;&quot;, &quot;&quot;error_pos&quot;&quot;: &quot;&amp;[.J54]&amp;&quot;, &quot;&quot;distance&quot;&quot;: &quot;&amp;[.D54]&amp;&quot;, &quot;&quot;position1_name&quot;&quot;: &quot;&quot;&quot;&amp;[.B54]&amp;&quot;D&quot;&quot;, &quot;&quot;position2_name&quot;&quot;: &quot;&quot;&quot;&amp;[.C54]&amp;&quot;A&quot;&quot;, &quot;&quot;Forster_radius&quot;&quot;: 52, &quot;&quot;distance_type&quot;&quot;: &quot;&quot;&quot;&amp;[.G54]&amp;&quot;&quot;&quot;},&quot;" office:value-type="string" office:string-value="&quot;289-382_C2&quot;: { &quot;error_neg&quot;: 3.5, &quot;error_pos&quot;: 8, &quot;distance&quot;: 58.2, &quot;position1_name&quot;: &quot;289D&quot;, &quot;position2_name&quot;: &quot;382A&quot;, &quot;Forster_radius&quot;: 52, &quot;distance_type&quot;: &quot;RDAMean&quot;}," calcext:value-type="string">
            <text:p>"289-382_C2": { "error_neg": 3.5, "error_pos": 8, "distance": 58.2, "position1_name": "289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office:value-type="float" office:value="77.1" calcext:value-type="float">
            <text:p>77.1</text:p>
          </table:table-cell>
          <table:table-cell office:value-type="float" office:value="73.5" calcext:value-type="float">
            <text:p>73.5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RDAMean</text:p>
          </table:table-cell>
          <table:table-cell/>
          <table:table-cell table:formula="of:=[.D55]-[.E55]" office:value-type="float" office:value="3.59999999999999" calcext:value-type="float">
            <text:p>3.6</text:p>
          </table:table-cell>
          <table:table-cell table:formula="of:=[.F55]-[.D55]" office:value-type="float" office:value="11.2" calcext:value-type="float">
            <text:p>11.2</text:p>
          </table:table-cell>
          <table:table-cell/>
          <table:table-cell table:formula="of:=&quot;&quot;&quot;&quot;&amp;[.B55]&amp;&quot;-&quot;&amp;[.C55]&amp;&quot;_&quot;&amp;[.A55]&amp;&quot;&quot;&quot;: { &quot;&quot;error_neg&quot;&quot;: &quot;&amp;[.I55]&amp;&quot;, &quot;&quot;error_pos&quot;&quot;: &quot;&amp;[.J55]&amp;&quot;, &quot;&quot;distance&quot;&quot;: &quot;&amp;[.D55]&amp;&quot;, &quot;&quot;position1_name&quot;&quot;: &quot;&quot;&quot;&amp;[.B55]&amp;&quot;D&quot;&quot;, &quot;&quot;position2_name&quot;&quot;: &quot;&quot;&quot;&amp;[.C55]&amp;&quot;A&quot;&quot;, &quot;&quot;Forster_radius&quot;&quot;: 52, &quot;&quot;distance_type&quot;&quot;: &quot;&quot;&quot;&amp;[.G55]&amp;&quot;&quot;&quot;},&quot;" office:value-type="string" office:string-value="&quot;32-363_C2&quot;: { &quot;error_neg&quot;: 3.59999999999999, &quot;error_pos&quot;: 11.2, &quot;distance&quot;: 77.1, &quot;position1_name&quot;: &quot;32D&quot;, &quot;position2_name&quot;: &quot;363A&quot;, &quot;Forster_radius&quot;: 52, &quot;distance_type&quot;: &quot;RDAMean&quot;}," calcext:value-type="string">
            <text:p>"32-363_C2": { "error_neg": 3.59999999999999, "error_pos": 11.2, "distance": 77.1, "position1_name": "32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48.7" calcext:value-type="float">
            <text:p>48.7</text:p>
          </table:table-cell>
          <table:table-cell office:value-type="float" office:value="44.8" calcext:value-type="float">
            <text:p>44.8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RDAMean</text:p>
          </table:table-cell>
          <table:table-cell/>
          <table:table-cell table:formula="of:=[.D56]-[.E56]" office:value-type="float" office:value="3.90000000000001" calcext:value-type="float">
            <text:p>3.9</text:p>
          </table:table-cell>
          <table:table-cell table:formula="of:=[.F56]-[.D56]" office:value-type="float" office:value="4.8" calcext:value-type="float">
            <text:p>4.8</text:p>
          </table:table-cell>
          <table:table-cell/>
          <table:table-cell table:formula="of:=&quot;&quot;&quot;&quot;&amp;[.B56]&amp;&quot;-&quot;&amp;[.C56]&amp;&quot;_&quot;&amp;[.A56]&amp;&quot;&quot;&quot;: { &quot;&quot;error_neg&quot;&quot;: &quot;&amp;[.I56]&amp;&quot;, &quot;&quot;error_pos&quot;&quot;: &quot;&amp;[.J56]&amp;&quot;, &quot;&quot;distance&quot;&quot;: &quot;&amp;[.D56]&amp;&quot;, &quot;&quot;position1_name&quot;&quot;: &quot;&quot;&quot;&amp;[.B56]&amp;&quot;D&quot;&quot;, &quot;&quot;position2_name&quot;&quot;: &quot;&quot;&quot;&amp;[.C56]&amp;&quot;A&quot;&quot;, &quot;&quot;Forster_radius&quot;&quot;: 52, &quot;&quot;distance_type&quot;&quot;: &quot;&quot;&quot;&amp;[.G56]&amp;&quot;&quot;&quot;},&quot;" office:value-type="string" office:string-value="&quot;10-382_C2&quot;: { &quot;error_neg&quot;: 3.90000000000001, &quot;error_pos&quot;: 4.8, &quot;distance&quot;: 48.7, &quot;position1_name&quot;: &quot;10D&quot;, &quot;position2_name&quot;: &quot;382A&quot;, &quot;Forster_radius&quot;: 52, &quot;distance_type&quot;: &quot;RDAMean&quot;}," calcext:value-type="string">
            <text:p>"10-382_C2": { "error_neg": 3.90000000000001, "error_pos": 4.8, "distance": 48.7, "position1_name": "10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office:value-type="float" office:value="68" calcext:value-type="float">
            <text:p>68</text:p>
          </table:table-cell>
          <table:table-cell office:value-type="float" office:value="64.6" calcext:value-type="float">
            <text:p>64.6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RDAMean</text:p>
          </table:table-cell>
          <table:table-cell/>
          <table:table-cell table:formula="of:=[.D57]-[.E57]" office:value-type="float" office:value="3.40000000000001" calcext:value-type="float">
            <text:p>3.4</text:p>
          </table:table-cell>
          <table:table-cell table:formula="of:=[.F57]-[.D57]" office:value-type="float" office:value="10.2" calcext:value-type="float">
            <text:p>10.2</text:p>
          </table:table-cell>
          <table:table-cell/>
          <table:table-cell table:formula="of:=&quot;&quot;&quot;&quot;&amp;[.B57]&amp;&quot;-&quot;&amp;[.C57]&amp;&quot;_&quot;&amp;[.A57]&amp;&quot;&quot;&quot;: { &quot;&quot;error_neg&quot;&quot;: &quot;&amp;[.I57]&amp;&quot;, &quot;&quot;error_pos&quot;&quot;: &quot;&amp;[.J57]&amp;&quot;, &quot;&quot;distance&quot;&quot;: &quot;&amp;[.D57]&amp;&quot;, &quot;&quot;position1_name&quot;&quot;: &quot;&quot;&quot;&amp;[.B57]&amp;&quot;D&quot;&quot;, &quot;&quot;position2_name&quot;&quot;: &quot;&quot;&quot;&amp;[.C57]&amp;&quot;A&quot;&quot;, &quot;&quot;Forster_radius&quot;&quot;: 52, &quot;&quot;distance_type&quot;&quot;: &quot;&quot;&quot;&amp;[.G57]&amp;&quot;&quot;&quot;},&quot;" office:value-type="string" office:string-value="&quot;32-397_C2&quot;: { &quot;error_neg&quot;: 3.40000000000001, &quot;error_pos&quot;: 10.2, &quot;distance&quot;: 68, &quot;position1_name&quot;: &quot;32D&quot;, &quot;position2_name&quot;: &quot;397A&quot;, &quot;Forster_radius&quot;: 52, &quot;distance_type&quot;: &quot;RDAMean&quot;}," calcext:value-type="string">
            <text:p>"32-397_C2": { "error_neg": 3.40000000000001, "error_pos": 10.2, "distance": 68, "position1_name": "32D", "position2_name": "397A", "Forster_radius": 52, "distance_type": "RDAMean"},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office:value-type="float" office:value="67.8" calcext:value-type="float">
            <text:p>67.8</text:p>
          </table:table-cell>
          <table:table-cell office:value-type="float" office:value="64.3" calcext:value-type="float">
            <text:p>64.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DAMean</text:p>
          </table:table-cell>
          <table:table-cell/>
          <table:table-cell table:formula="of:=[.D59]-[.E59]" office:value-type="float" office:value="3.5" calcext:value-type="float">
            <text:p>3.5</text:p>
          </table:table-cell>
          <table:table-cell table:formula="of:=[.F59]-[.D59]" office:value-type="float" office:value="10.2" calcext:value-type="float">
            <text:p>10.2</text:p>
          </table:table-cell>
          <table:table-cell/>
          <table:table-cell table:formula="of:=&quot;&quot;&quot;&quot;&amp;[.B59]&amp;&quot;-&quot;&amp;[.C59]&amp;&quot;_&quot;&amp;[.A59]&amp;&quot;&quot;&quot;: { &quot;&quot;error_neg&quot;&quot;: &quot;&amp;[.I59]&amp;&quot;, &quot;&quot;error_pos&quot;&quot;: &quot;&amp;[.J59]&amp;&quot;, &quot;&quot;distance&quot;&quot;: &quot;&amp;[.D59]&amp;&quot;, &quot;&quot;position1_name&quot;&quot;: &quot;&quot;&quot;&amp;[.B59]&amp;&quot;D&quot;&quot;, &quot;&quot;position2_name&quot;&quot;: &quot;&quot;&quot;&amp;[.C59]&amp;&quot;A&quot;&quot;, &quot;&quot;Forster_radius&quot;&quot;: 52, &quot;&quot;distance_type&quot;&quot;: &quot;&quot;&quot;&amp;[.G59]&amp;&quot;&quot;&quot;},&quot;" office:value-type="string" office:string-value="&quot;35-382_C2&quot;: { &quot;error_neg&quot;: 3.5, &quot;error_pos&quot;: 10.2, &quot;distance&quot;: 67.8, &quot;position1_name&quot;: &quot;35D&quot;, &quot;position2_name&quot;: &quot;382A&quot;, &quot;Forster_radius&quot;: 52, &quot;distance_type&quot;: &quot;RDAMean&quot;}," calcext:value-type="string">
            <text:p>"35-382_C2": { "error_neg": 3.5, "error_pos": 10.2, "distance": 67.8, "position1_name": "35D", "position2_name": "382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6" calcext:value-type="float">
            <text:p>176</text:p>
          </table:table-cell>
          <table:table-cell office:value-type="float" office:value="305" calcext:value-type="float">
            <text:p>305</text:p>
          </table:table-cell>
          <table:table-cell office:value-type="float" office:value="35.4" calcext:value-type="float">
            <text:p>35.4</text:p>
          </table:table-cell>
          <table:table-cell office:value-type="float" office:value="30.6" calcext:value-type="float">
            <text:p>30.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DAMean</text:p>
          </table:table-cell>
          <table:table-cell/>
          <table:table-cell table:formula="of:=[.D60]-[.E60]" office:value-type="float" office:value="4.8" calcext:value-type="float">
            <text:p>4.8</text:p>
          </table:table-cell>
          <table:table-cell table:formula="of:=[.F60]-[.D60]" office:value-type="float" office:value="-1.4" calcext:value-type="float">
            <text:p>-1.4</text:p>
          </table:table-cell>
          <table:table-cell/>
          <table:table-cell table:formula="of:=&quot;&quot;&quot;&quot;&amp;[.B60]&amp;&quot;-&quot;&amp;[.C60]&amp;&quot;_&quot;&amp;[.A60]&amp;&quot;&quot;&quot;: { &quot;&quot;error_neg&quot;&quot;: &quot;&amp;[.I60]&amp;&quot;, &quot;&quot;error_pos&quot;&quot;: &quot;&amp;[.J60]&amp;&quot;, &quot;&quot;distance&quot;&quot;: &quot;&amp;[.D60]&amp;&quot;, &quot;&quot;position1_name&quot;&quot;: &quot;&quot;&quot;&amp;[.B60]&amp;&quot;D&quot;&quot;, &quot;&quot;position2_name&quot;&quot;: &quot;&quot;&quot;&amp;[.C60]&amp;&quot;A&quot;&quot;, &quot;&quot;Forster_radius&quot;&quot;: 52, &quot;&quot;distance_type&quot;&quot;: &quot;&quot;&quot;&amp;[.G60]&amp;&quot;&quot;&quot;},&quot;" office:value-type="string" office:string-value="&quot;176-305_C2&quot;: { &quot;error_neg&quot;: 4.8, &quot;error_pos&quot;: -1.4, &quot;distance&quot;: 35.4, &quot;position1_name&quot;: &quot;176D&quot;, &quot;position2_name&quot;: &quot;305A&quot;, &quot;Forster_radius&quot;: 52, &quot;distance_type&quot;: &quot;RDAMean&quot;}," calcext:value-type="string">
            <text:p>"176-305_C2": { "error_neg": 4.8, "error_pos": -1.4, "distance": 35.4, "position1_name": "176D", "position2_name": "305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RDAMean</text:p>
          </table:table-cell>
          <table:table-cell/>
          <table:table-cell table:formula="of:=[.D61]-[.E61]" office:value-type="float" office:value="3.4" calcext:value-type="float">
            <text:p>3.4</text:p>
          </table:table-cell>
          <table:table-cell table:formula="of:=[.F61]-[.D61]" office:value-type="float" office:value="10.1" calcext:value-type="float">
            <text:p>10.1</text:p>
          </table:table-cell>
          <table:table-cell/>
          <table:table-cell table:formula="of:=&quot;&quot;&quot;&quot;&amp;[.B61]&amp;&quot;-&quot;&amp;[.C61]&amp;&quot;_&quot;&amp;[.A61]&amp;&quot;&quot;&quot;: { &quot;&quot;error_neg&quot;&quot;: &quot;&amp;[.I61]&amp;&quot;, &quot;&quot;error_pos&quot;&quot;: &quot;&amp;[.J61]&amp;&quot;, &quot;&quot;distance&quot;&quot;: &quot;&amp;[.D61]&amp;&quot;, &quot;&quot;position1_name&quot;&quot;: &quot;&quot;&quot;&amp;[.B61]&amp;&quot;D&quot;&quot;, &quot;&quot;position2_name&quot;&quot;: &quot;&quot;&quot;&amp;[.C61]&amp;&quot;A&quot;&quot;, &quot;&quot;Forster_radius&quot;&quot;: 52, &quot;&quot;distance_type&quot;&quot;: &quot;&quot;&quot;&amp;[.G61]&amp;&quot;&quot;&quot;},&quot;" office:value-type="string" office:string-value="&quot;6-363_C2&quot;: { &quot;error_neg&quot;: 3.4, &quot;error_pos&quot;: 10.1, &quot;distance&quot;: 67, &quot;position1_name&quot;: &quot;6D&quot;, &quot;position2_name&quot;: &quot;363A&quot;, &quot;Forster_radius&quot;: 52, &quot;distance_type&quot;: &quot;RDAMean&quot;}," calcext:value-type="string">
            <text:p>"6-363_C2": { "error_neg": 3.4, "error_pos": 10.1, "distance": 67, "position1_name": "6D", "position2_name": "363A", "Forster_radius": 52, "distance_type": "RDAMean"},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office:value-type="float" office:value="58.1" calcext:value-type="float">
            <text:p>58.1</text:p>
          </table:table-cell>
          <table:table-cell office:value-type="float" office:value="54.6" calcext:value-type="float">
            <text:p>54.6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RDAMean</text:p>
          </table:table-cell>
          <table:table-cell/>
          <table:table-cell table:formula="of:=[.D62]-[.E62]" office:value-type="float" office:value="3.5" calcext:value-type="float">
            <text:p>3.5</text:p>
          </table:table-cell>
          <table:table-cell table:formula="of:=[.F62]-[.D62]" office:value-type="float" office:value="8.1" calcext:value-type="float">
            <text:p>8.1</text:p>
          </table:table-cell>
          <table:table-cell/>
          <table:table-cell table:formula="of:=&quot;&quot;&quot;&quot;&amp;[.B62]&amp;&quot;-&quot;&amp;[.C62]&amp;&quot;_&quot;&amp;[.A62]&amp;&quot;&quot;&quot;: { &quot;&quot;error_neg&quot;&quot;: &quot;&amp;[.I62]&amp;&quot;, &quot;&quot;error_pos&quot;&quot;: &quot;&amp;[.J62]&amp;&quot;, &quot;&quot;distance&quot;&quot;: &quot;&amp;[.D62]&amp;&quot;, &quot;&quot;position1_name&quot;&quot;: &quot;&quot;&quot;&amp;[.B62]&amp;&quot;D&quot;&quot;, &quot;&quot;position2_name&quot;&quot;: &quot;&quot;&quot;&amp;[.C62]&amp;&quot;A&quot;&quot;, &quot;&quot;Forster_radius&quot;&quot;: 52, &quot;&quot;distance_type&quot;&quot;: &quot;&quot;&quot;&amp;[.G62]&amp;&quot;&quot;&quot;},&quot;" office:value-type="string" office:string-value="&quot;29-382_C2&quot;: { &quot;error_neg&quot;: 3.5, &quot;error_pos&quot;: 8.1, &quot;distance&quot;: 58.1, &quot;position1_name&quot;: &quot;29D&quot;, &quot;position2_name&quot;: &quot;382A&quot;, &quot;Forster_radius&quot;: 52, &quot;distance_type&quot;: &quot;RDAMean&quot;}," calcext:value-type="string">
            <text:p>"29-382_C2": { "error_neg": 3.5, "error_pos": 8.1, "distance": 58.1, "position1_name": "29D", "position2_name": "382A", "Forster_radius": 52, "distance_type": "RDAMean"},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8.1" calcext:value-type="float">
            <text:p>48.1</text:p>
          </table:table-cell>
          <table:table-cell table:style-name="Default" office:value-type="float" office:value="45.7" calcext:value-type="float">
            <text:p>45.7</text:p>
          </table:table-cell>
          <table:table-cell table:style-name="Default" office:value-type="float" office:value="50.5" calcext:value-type="float">
            <text:p>50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4]-[.E64]" office:value-type="float" office:value="2.4" calcext:value-type="float">
            <text:p>2.4</text:p>
          </table:table-cell>
          <table:table-cell table:formula="of:=[.F64]-[.D64]" office:value-type="float" office:value="2.4" calcext:value-type="float">
            <text:p>2.4</text:p>
          </table:table-cell>
          <table:table-cell/>
          <table:table-cell table:formula="of:=&quot;&quot;&quot;&quot;&amp;[.B64]&amp;&quot;-&quot;&amp;[.C64]&amp;&quot;_&quot;&amp;[.A64]&amp;&quot;&quot;&quot;: { &quot;&quot;error_neg&quot;&quot;: &quot;&amp;[.I64]&amp;&quot;, &quot;&quot;error_pos&quot;&quot;: &quot;&amp;[.J64]&amp;&quot;, &quot;&quot;distance&quot;&quot;: &quot;&amp;[.D64]&amp;&quot;, &quot;&quot;position1_name&quot;&quot;: &quot;&quot;&quot;&amp;[.B64]&amp;&quot;D&quot;&quot;, &quot;&quot;position2_name&quot;&quot;: &quot;&quot;&quot;&amp;[.C64]&amp;&quot;A&quot;&quot;, &quot;&quot;Forster_radius&quot;&quot;: 52, &quot;&quot;distance_type&quot;&quot;: &quot;&quot;&quot;&amp;[.G64]&amp;&quot;&quot;&quot;},&quot;" office:value-type="string" office:string-value="&quot;176-401_C3&quot;: { &quot;error_neg&quot;: 2.4, &quot;error_pos&quot;: 2.4, &quot;distance&quot;: 48.1, &quot;position1_name&quot;: &quot;176D&quot;, &quot;position2_name&quot;: &quot;401A&quot;, &quot;Forster_radius&quot;: 52, &quot;distance_type&quot;: &quot;RDAMeanE&quot;}," calcext:value-type="string">
            <text:p>"176-401_C3": { "error_neg": 2.4, "error_pos": 2.4, "distance": 48.1, "position1_name": "176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93" calcext:value-type="float">
            <text:p>393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2.8" calcext:value-type="float">
            <text:p>32.8</text:p>
          </table:table-cell>
          <table:table-cell table:style-name="Default" office:value-type="float" office:value="36.2" calcext:value-type="float">
            <text:p>36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5]-[.E65]" office:value-type="float" office:value="1.7" calcext:value-type="float">
            <text:p>1.7</text:p>
          </table:table-cell>
          <table:table-cell table:formula="of:=[.F65]-[.D65]" office:value-type="float" office:value="1.7" calcext:value-type="float">
            <text:p>1.7</text:p>
          </table:table-cell>
          <table:table-cell/>
          <table:table-cell table:formula="of:=&quot;&quot;&quot;&quot;&amp;[.B65]&amp;&quot;-&quot;&amp;[.C65]&amp;&quot;_&quot;&amp;[.A65]&amp;&quot;&quot;&quot;: { &quot;&quot;error_neg&quot;&quot;: &quot;&amp;[.I65]&amp;&quot;, &quot;&quot;error_pos&quot;&quot;: &quot;&amp;[.J65]&amp;&quot;, &quot;&quot;distance&quot;&quot;: &quot;&amp;[.D65]&amp;&quot;, &quot;&quot;position1_name&quot;&quot;: &quot;&quot;&quot;&amp;[.B65]&amp;&quot;D&quot;&quot;, &quot;&quot;position2_name&quot;&quot;: &quot;&quot;&quot;&amp;[.C65]&amp;&quot;A&quot;&quot;, &quot;&quot;Forster_radius&quot;&quot;: 52, &quot;&quot;distance_type&quot;&quot;: &quot;&quot;&quot;&amp;[.G65]&amp;&quot;&quot;&quot;},&quot;" office:value-type="string" office:string-value="&quot;301-393_C3&quot;: { &quot;error_neg&quot;: 1.7, &quot;error_pos&quot;: 1.7, &quot;distance&quot;: 34.5, &quot;position1_name&quot;: &quot;301D&quot;, &quot;position2_name&quot;: &quot;393A&quot;, &quot;Forster_radius&quot;: 52, &quot;distance_type&quot;: &quot;RDAMeanE&quot;}," calcext:value-type="string">
            <text:p>"301-393_C3": { "error_neg": 1.7, "error_pos": 1.7, "distance": 34.5, "position1_name": "301D", "position2_name": "39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3.6" calcext:value-type="float">
            <text:p>33.6</text:p>
          </table:table-cell>
          <table:table-cell table:style-name="Default" office:value-type="float" office:value="31.9" calcext:value-type="float">
            <text:p>31.9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6]-[.E66]" office:value-type="float" office:value="1.7" calcext:value-type="float">
            <text:p>1.7</text:p>
          </table:table-cell>
          <table:table-cell table:formula="of:=[.F66]-[.D66]" office:value-type="float" office:value="1.7" calcext:value-type="float">
            <text:p>1.7</text:p>
          </table:table-cell>
          <table:table-cell/>
          <table:table-cell table:formula="of:=&quot;&quot;&quot;&quot;&amp;[.B66]&amp;&quot;-&quot;&amp;[.C66]&amp;&quot;_&quot;&amp;[.A66]&amp;&quot;&quot;&quot;: { &quot;&quot;error_neg&quot;&quot;: &quot;&amp;[.I66]&amp;&quot;, &quot;&quot;error_pos&quot;&quot;: &quot;&amp;[.J66]&amp;&quot;, &quot;&quot;distance&quot;&quot;: &quot;&amp;[.D66]&amp;&quot;, &quot;&quot;position1_name&quot;&quot;: &quot;&quot;&quot;&amp;[.B66]&amp;&quot;D&quot;&quot;, &quot;&quot;position2_name&quot;&quot;: &quot;&quot;&quot;&amp;[.C66]&amp;&quot;A&quot;&quot;, &quot;&quot;Forster_radius&quot;&quot;: 52, &quot;&quot;distance_type&quot;&quot;: &quot;&quot;&quot;&amp;[.G66]&amp;&quot;&quot;&quot;},&quot;" office:value-type="string" office:string-value="&quot;301-339_C3&quot;: { &quot;error_neg&quot;: 1.7, &quot;error_pos&quot;: 1.7, &quot;distance&quot;: 33.6, &quot;position1_name&quot;: &quot;301D&quot;, &quot;position2_name&quot;: &quot;339A&quot;, &quot;Forster_radius&quot;: 52, &quot;distance_type&quot;: &quot;RDAMeanE&quot;}," calcext:value-type="string">
            <text:p>"301-339_C3": { "error_neg": 1.7, "error_pos": 1.7, "distance": 33.6, "position1_name": "301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9.8" calcext:value-type="float">
            <text:p>49.8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52.3" calcext:value-type="float">
            <text:p>52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7]-[.E67]" office:value-type="float" office:value="2.5" calcext:value-type="float">
            <text:p>2.5</text:p>
          </table:table-cell>
          <table:table-cell table:formula="of:=[.F67]-[.D67]" office:value-type="float" office:value="2.5" calcext:value-type="float">
            <text:p>2.5</text:p>
          </table:table-cell>
          <table:table-cell/>
          <table:table-cell table:formula="of:=&quot;&quot;&quot;&quot;&amp;[.B67]&amp;&quot;-&quot;&amp;[.C67]&amp;&quot;_&quot;&amp;[.A67]&amp;&quot;&quot;&quot;: { &quot;&quot;error_neg&quot;&quot;: &quot;&amp;[.I67]&amp;&quot;, &quot;&quot;error_pos&quot;&quot;: &quot;&amp;[.J67]&amp;&quot;, &quot;&quot;distance&quot;&quot;: &quot;&amp;[.D67]&amp;&quot;, &quot;&quot;position1_name&quot;&quot;: &quot;&quot;&quot;&amp;[.B67]&amp;&quot;D&quot;&quot;, &quot;&quot;position2_name&quot;&quot;: &quot;&quot;&quot;&amp;[.C67]&amp;&quot;A&quot;&quot;, &quot;&quot;Forster_radius&quot;&quot;: 52, &quot;&quot;distance_type&quot;&quot;: &quot;&quot;&quot;&amp;[.G67]&amp;&quot;&quot;&quot;},&quot;" office:value-type="string" office:string-value="&quot;13-401_C3&quot;: { &quot;error_neg&quot;: 2.5, &quot;error_pos&quot;: 2.5, &quot;distance&quot;: 49.8, &quot;position1_name&quot;: &quot;13D&quot;, &quot;position2_name&quot;: &quot;401A&quot;, &quot;Forster_radius&quot;: 52, &quot;distance_type&quot;: &quot;RDAMeanE&quot;}," calcext:value-type="string">
            <text:p>"13-401_C3": { "error_neg": 2.5, "error_pos": 2.5, "distance": 49.8, "position1_name": "13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2.8" calcext:value-type="float">
            <text:p>42.8</text:p>
          </table:table-cell>
          <table:table-cell table:style-name="Default" office:value-type="float" office:value="47.3" calcext:value-type="float">
            <text:p>47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8]-[.E68]" office:value-type="float" office:value="2.2" calcext:value-type="float">
            <text:p>2.2</text:p>
          </table:table-cell>
          <table:table-cell table:formula="of:=[.F68]-[.D68]" office:value-type="float" office:value="2.3" calcext:value-type="float">
            <text:p>2.3</text:p>
          </table:table-cell>
          <table:table-cell/>
          <table:table-cell table:formula="of:=&quot;&quot;&quot;&quot;&amp;[.B68]&amp;&quot;-&quot;&amp;[.C68]&amp;&quot;_&quot;&amp;[.A68]&amp;&quot;&quot;&quot;: { &quot;&quot;error_neg&quot;&quot;: &quot;&amp;[.I68]&amp;&quot;, &quot;&quot;error_pos&quot;&quot;: &quot;&amp;[.J68]&amp;&quot;, &quot;&quot;distance&quot;&quot;: &quot;&amp;[.D68]&amp;&quot;, &quot;&quot;position1_name&quot;&quot;: &quot;&quot;&quot;&amp;[.B68]&amp;&quot;D&quot;&quot;, &quot;&quot;position2_name&quot;&quot;: &quot;&quot;&quot;&amp;[.C68]&amp;&quot;A&quot;&quot;, &quot;&quot;Forster_radius&quot;&quot;: 52, &quot;&quot;distance_type&quot;&quot;: &quot;&quot;&quot;&amp;[.G68]&amp;&quot;&quot;&quot;},&quot;" office:value-type="string" office:string-value="&quot;176-339_C3&quot;: { &quot;error_neg&quot;: 2.2, &quot;error_pos&quot;: 2.3, &quot;distance&quot;: 45, &quot;position1_name&quot;: &quot;176D&quot;, &quot;position2_name&quot;: &quot;339A&quot;, &quot;Forster_radius&quot;: 52, &quot;distance_type&quot;: &quot;RDAMeanE&quot;}," calcext:value-type="string">
            <text:p>"176-339_C3": { "error_neg": 2.2, "error_pos": 2.3, "distance": 45, "position1_name": "176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36.8" calcext:value-type="float">
            <text:p>36.8</text:p>
          </table:table-cell>
          <table:table-cell table:style-name="Default" office:value-type="float" office:value="40.6" calcext:value-type="float">
            <text:p>40.6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69]-[.E69]" office:value-type="float" office:value="1.90000000000001" calcext:value-type="float">
            <text:p>1.9</text:p>
          </table:table-cell>
          <table:table-cell table:formula="of:=[.F69]-[.D69]" office:value-type="float" office:value="1.9" calcext:value-type="float">
            <text:p>1.9</text:p>
          </table:table-cell>
          <table:table-cell/>
          <table:table-cell table:formula="of:=&quot;&quot;&quot;&quot;&amp;[.B69]&amp;&quot;-&quot;&amp;[.C69]&amp;&quot;_&quot;&amp;[.A69]&amp;&quot;&quot;&quot;: { &quot;&quot;error_neg&quot;&quot;: &quot;&amp;[.I69]&amp;&quot;, &quot;&quot;error_pos&quot;&quot;: &quot;&amp;[.J69]&amp;&quot;, &quot;&quot;distance&quot;&quot;: &quot;&amp;[.D69]&amp;&quot;, &quot;&quot;position1_name&quot;&quot;: &quot;&quot;&quot;&amp;[.B69]&amp;&quot;D&quot;&quot;, &quot;&quot;position2_name&quot;&quot;: &quot;&quot;&quot;&amp;[.C69]&amp;&quot;A&quot;&quot;, &quot;&quot;Forster_radius&quot;&quot;: 52, &quot;&quot;distance_type&quot;&quot;: &quot;&quot;&quot;&amp;[.G69]&amp;&quot;&quot;&quot;},&quot;" office:value-type="string" office:string-value="&quot;305-401_C3&quot;: { &quot;error_neg&quot;: 1.90000000000001, &quot;error_pos&quot;: 1.9, &quot;distance&quot;: 38.7, &quot;position1_name&quot;: &quot;305D&quot;, &quot;position2_name&quot;: &quot;401A&quot;, &quot;Forster_radius&quot;: 52, &quot;distance_type&quot;: &quot;RDAMeanE&quot;}," calcext:value-type="string">
            <text:p>"305-401_C3": { "error_neg": 1.90000000000001, "error_pos": 1.9, "distance": 38.7, "position1_name": "305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41.6" calcext:value-type="float">
            <text:p>41.6</text:p>
          </table:table-cell>
          <table:table-cell table:style-name="Default" office:value-type="float" office:value="39.5" calcext:value-type="float">
            <text:p>39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0]-[.E70]" office:value-type="float" office:value="2.1" calcext:value-type="float">
            <text:p>2.1</text:p>
          </table:table-cell>
          <table:table-cell table:formula="of:=[.F70]-[.D70]" office:value-type="float" office:value="2.1" calcext:value-type="float">
            <text:p>2.1</text:p>
          </table:table-cell>
          <table:table-cell/>
          <table:table-cell table:formula="of:=&quot;&quot;&quot;&quot;&amp;[.B70]&amp;&quot;-&quot;&amp;[.C70]&amp;&quot;_&quot;&amp;[.A70]&amp;&quot;&quot;&quot;: { &quot;&quot;error_neg&quot;&quot;: &quot;&amp;[.I70]&amp;&quot;, &quot;&quot;error_pos&quot;&quot;: &quot;&amp;[.J70]&amp;&quot;, &quot;&quot;distance&quot;&quot;: &quot;&amp;[.D70]&amp;&quot;, &quot;&quot;position1_name&quot;&quot;: &quot;&quot;&quot;&amp;[.B70]&amp;&quot;D&quot;&quot;, &quot;&quot;position2_name&quot;&quot;: &quot;&quot;&quot;&amp;[.C70]&amp;&quot;A&quot;&quot;, &quot;&quot;Forster_radius&quot;&quot;: 52, &quot;&quot;distance_type&quot;&quot;: &quot;&quot;&quot;&amp;[.G70]&amp;&quot;&quot;&quot;},&quot;" office:value-type="string" office:string-value="&quot;10-339_C3&quot;: { &quot;error_neg&quot;: 2.1, &quot;error_pos&quot;: 2.1, &quot;distance&quot;: 41.6, &quot;position1_name&quot;: &quot;10D&quot;, &quot;position2_name&quot;: &quot;339A&quot;, &quot;Forster_radius&quot;: 52, &quot;distance_type&quot;: &quot;RDAMeanE&quot;}," calcext:value-type="string">
            <text:p>"10-339_C3": { "error_neg": 2.1, "error_pos": 2.1, "distance": 41.6, "position1_name": "10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35.1" calcext:value-type="float">
            <text:p>35.1</text:p>
          </table:table-cell>
          <table:table-cell table:style-name="Default" office:value-type="float" office:value="33.3" calcext:value-type="float">
            <text:p>33.3</text:p>
          </table:table-cell>
          <table:table-cell table:style-name="Default" office:value-type="float" office:value="36.9" calcext:value-type="float">
            <text:p>36.9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1]-[.E71]" office:value-type="float" office:value="1.8" calcext:value-type="float">
            <text:p>1.8</text:p>
          </table:table-cell>
          <table:table-cell table:formula="of:=[.F71]-[.D71]" office:value-type="float" office:value="1.8" calcext:value-type="float">
            <text:p>1.8</text:p>
          </table:table-cell>
          <table:table-cell/>
          <table:table-cell table:formula="of:=&quot;&quot;&quot;&quot;&amp;[.B71]&amp;&quot;-&quot;&amp;[.C71]&amp;&quot;_&quot;&amp;[.A71]&amp;&quot;&quot;&quot;: { &quot;&quot;error_neg&quot;&quot;: &quot;&amp;[.I71]&amp;&quot;, &quot;&quot;error_pos&quot;&quot;: &quot;&amp;[.J71]&amp;&quot;, &quot;&quot;distance&quot;&quot;: &quot;&amp;[.D71]&amp;&quot;, &quot;&quot;position1_name&quot;&quot;: &quot;&quot;&quot;&amp;[.B71]&amp;&quot;D&quot;&quot;, &quot;&quot;position2_name&quot;&quot;: &quot;&quot;&quot;&amp;[.C71]&amp;&quot;A&quot;&quot;, &quot;&quot;Forster_radius&quot;&quot;: 52, &quot;&quot;distance_type&quot;&quot;: &quot;&quot;&quot;&amp;[.G71]&amp;&quot;&quot;&quot;},&quot;" office:value-type="string" office:string-value="&quot;289-339_C3&quot;: { &quot;error_neg&quot;: 1.8, &quot;error_pos&quot;: 1.8, &quot;distance&quot;: 35.1, &quot;position1_name&quot;: &quot;289D&quot;, &quot;position2_name&quot;: &quot;339A&quot;, &quot;Forster_radius&quot;: 52, &quot;distance_type&quot;: &quot;RDAMeanE&quot;}," calcext:value-type="string">
            <text:p>"289-339_C3": { "error_neg": 1.8, "error_pos": 1.8, "distance": 35.1, "position1_name": "289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6.3" calcext:value-type="float">
            <text:p>36.3</text:p>
          </table:table-cell>
          <table:table-cell table:style-name="Default" office:value-type="float" office:value="40.1" calcext:value-type="float">
            <text:p>40.1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2]-[.E72]" office:value-type="float" office:value="1.90000000000001" calcext:value-type="float">
            <text:p>1.9</text:p>
          </table:table-cell>
          <table:table-cell table:formula="of:=[.F72]-[.D72]" office:value-type="float" office:value="1.9" calcext:value-type="float">
            <text:p>1.9</text:p>
          </table:table-cell>
          <table:table-cell/>
          <table:table-cell table:formula="of:=&quot;&quot;&quot;&quot;&amp;[.B72]&amp;&quot;-&quot;&amp;[.C72]&amp;&quot;_&quot;&amp;[.A72]&amp;&quot;&quot;&quot;: { &quot;&quot;error_neg&quot;&quot;: &quot;&amp;[.I72]&amp;&quot;, &quot;&quot;error_pos&quot;&quot;: &quot;&amp;[.J72]&amp;&quot;, &quot;&quot;distance&quot;&quot;: &quot;&amp;[.D72]&amp;&quot;, &quot;&quot;position1_name&quot;&quot;: &quot;&quot;&quot;&amp;[.B72]&amp;&quot;D&quot;&quot;, &quot;&quot;position2_name&quot;&quot;: &quot;&quot;&quot;&amp;[.C72]&amp;&quot;A&quot;&quot;, &quot;&quot;Forster_radius&quot;&quot;: 52, &quot;&quot;distance_type&quot;&quot;: &quot;&quot;&quot;&amp;[.G72]&amp;&quot;&quot;&quot;},&quot;" office:value-type="string" office:string-value="&quot;301-382_C3&quot;: { &quot;error_neg&quot;: 1.90000000000001, &quot;error_pos&quot;: 1.9, &quot;distance&quot;: 38.2, &quot;position1_name&quot;: &quot;301D&quot;, &quot;position2_name&quot;: &quot;382A&quot;, &quot;Forster_radius&quot;: 52, &quot;distance_type&quot;: &quot;RDAMeanE&quot;}," calcext:value-type="string">
            <text:p>"301-382_C3": { "error_neg": 1.90000000000001, "error_pos": 1.9, "distance": 38.2, "position1_name": "301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table:style-name="Default" office:value-type="float" office:value="50.2" calcext:value-type="float">
            <text:p>50.2</text:p>
          </table:table-cell>
          <table:table-cell table:style-name="Default" office:value-type="float" office:value="47.7" calcext:value-type="float">
            <text:p>47.7</text:p>
          </table:table-cell>
          <table:table-cell table:style-name="Default" office:value-type="float" office:value="52.7" calcext:value-type="float">
            <text:p>52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3]-[.E73]" office:value-type="float" office:value="2.5" calcext:value-type="float">
            <text:p>2.5</text:p>
          </table:table-cell>
          <table:table-cell table:formula="of:=[.F73]-[.D73]" office:value-type="float" office:value="2.5" calcext:value-type="float">
            <text:p>2.5</text:p>
          </table:table-cell>
          <table:table-cell/>
          <table:table-cell table:formula="of:=&quot;&quot;&quot;&quot;&amp;[.B73]&amp;&quot;-&quot;&amp;[.C73]&amp;&quot;_&quot;&amp;[.A73]&amp;&quot;&quot;&quot;: { &quot;&quot;error_neg&quot;&quot;: &quot;&amp;[.I73]&amp;&quot;, &quot;&quot;error_pos&quot;&quot;: &quot;&amp;[.J73]&amp;&quot;, &quot;&quot;distance&quot;&quot;: &quot;&amp;[.D73]&amp;&quot;, &quot;&quot;position1_name&quot;&quot;: &quot;&quot;&quot;&amp;[.B73]&amp;&quot;D&quot;&quot;, &quot;&quot;position2_name&quot;&quot;: &quot;&quot;&quot;&amp;[.C73]&amp;&quot;A&quot;&quot;, &quot;&quot;Forster_radius&quot;&quot;: 52, &quot;&quot;distance_type&quot;&quot;: &quot;&quot;&quot;&amp;[.G73]&amp;&quot;&quot;&quot;},&quot;" office:value-type="string" office:string-value="&quot;13-397_C3&quot;: { &quot;error_neg&quot;: 2.5, &quot;error_pos&quot;: 2.5, &quot;distance&quot;: 50.2, &quot;position1_name&quot;: &quot;13D&quot;, &quot;position2_name&quot;: &quot;397A&quot;, &quot;Forster_radius&quot;: 52, &quot;distance_type&quot;: &quot;RDAMeanE&quot;}," calcext:value-type="string">
            <text:p>"13-397_C3": { "error_neg": 2.5, "error_pos": 2.5, "distance": 50.2, "position1_name": "13D", "position2_name": "397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39.7" calcext:value-type="float">
            <text:p>39.7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4]-[.E74]" office:value-type="float" office:value="1.9" calcext:value-type="float">
            <text:p>1.9</text:p>
          </table:table-cell>
          <table:table-cell table:formula="of:=[.F74]-[.D74]" office:value-type="float" office:value="1.90000000000001" calcext:value-type="float">
            <text:p>1.9</text:p>
          </table:table-cell>
          <table:table-cell/>
          <table:table-cell table:formula="of:=&quot;&quot;&quot;&quot;&amp;[.B74]&amp;&quot;-&quot;&amp;[.C74]&amp;&quot;_&quot;&amp;[.A74]&amp;&quot;&quot;&quot;: { &quot;&quot;error_neg&quot;&quot;: &quot;&amp;[.I74]&amp;&quot;, &quot;&quot;error_pos&quot;&quot;: &quot;&amp;[.J74]&amp;&quot;, &quot;&quot;distance&quot;&quot;: &quot;&amp;[.D74]&amp;&quot;, &quot;&quot;position1_name&quot;&quot;: &quot;&quot;&quot;&amp;[.B74]&amp;&quot;D&quot;&quot;, &quot;&quot;position2_name&quot;&quot;: &quot;&quot;&quot;&amp;[.C74]&amp;&quot;A&quot;&quot;, &quot;&quot;Forster_radius&quot;&quot;: 52, &quot;&quot;distance_type&quot;&quot;: &quot;&quot;&quot;&amp;[.G74]&amp;&quot;&quot;&quot;},&quot;" office:value-type="string" office:string-value="&quot;305-382_C3&quot;: { &quot;error_neg&quot;: 1.9, &quot;error_pos&quot;: 1.90000000000001, &quot;distance&quot;: 37.8, &quot;position1_name&quot;: &quot;305D&quot;, &quot;position2_name&quot;: &quot;382A&quot;, &quot;Forster_radius&quot;: 52, &quot;distance_type&quot;: &quot;RDAMeanE&quot;}," calcext:value-type="string">
            <text:p>"305-382_C3": { "error_neg": 1.9, "error_pos": 1.90000000000001, "distance": 37.8, "position1_name": "305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9" calcext:value-type="float">
            <text:p>29</text:p>
          </table:table-cell>
          <table:table-cell office:value-type="float" office:value="339" calcext:value-type="float">
            <text:p>339</text:p>
          </table:table-cell>
          <table:table-cell table:style-name="Default" office:value-type="float" office:value="27.1" calcext:value-type="float">
            <text:p>27.1</text:p>
          </table:table-cell>
          <table:table-cell table:style-name="Default" office:value-type="float" office:value="25.7" calcext:value-type="float">
            <text:p>25.7</text:p>
          </table:table-cell>
          <table:table-cell table:style-name="Default" office:value-type="float" office:value="28.5" calcext:value-type="float">
            <text:p>28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5]-[.E75]" office:value-type="float" office:value="1.4" calcext:value-type="float">
            <text:p>1.4</text:p>
          </table:table-cell>
          <table:table-cell table:formula="of:=[.F75]-[.D75]" office:value-type="float" office:value="1.4" calcext:value-type="float">
            <text:p>1.4</text:p>
          </table:table-cell>
          <table:table-cell/>
          <table:table-cell table:formula="of:=&quot;&quot;&quot;&quot;&amp;[.B75]&amp;&quot;-&quot;&amp;[.C75]&amp;&quot;_&quot;&amp;[.A75]&amp;&quot;&quot;&quot;: { &quot;&quot;error_neg&quot;&quot;: &quot;&amp;[.I75]&amp;&quot;, &quot;&quot;error_pos&quot;&quot;: &quot;&amp;[.J75]&amp;&quot;, &quot;&quot;distance&quot;&quot;: &quot;&amp;[.D75]&amp;&quot;, &quot;&quot;position1_name&quot;&quot;: &quot;&quot;&quot;&amp;[.B75]&amp;&quot;D&quot;&quot;, &quot;&quot;position2_name&quot;&quot;: &quot;&quot;&quot;&amp;[.C75]&amp;&quot;A&quot;&quot;, &quot;&quot;Forster_radius&quot;&quot;: 52, &quot;&quot;distance_type&quot;&quot;: &quot;&quot;&quot;&amp;[.G75]&amp;&quot;&quot;&quot;},&quot;" office:value-type="string" office:string-value="&quot;29-339_C3&quot;: { &quot;error_neg&quot;: 1.4, &quot;error_pos&quot;: 1.4, &quot;distance&quot;: 27.1, &quot;position1_name&quot;: &quot;29D&quot;, &quot;position2_name&quot;: &quot;339A&quot;, &quot;Forster_radius&quot;: 52, &quot;distance_type&quot;: &quot;RDAMeanE&quot;}," calcext:value-type="string">
            <text:p>"29-339_C3": { "error_neg": 1.4, "error_pos": 1.4, "distance": 27.1, "position1_name": "29D", "position2_name": "33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97" calcext:value-type="float">
            <text:p>397</text:p>
          </table:table-cell>
          <table:table-cell table:style-name="Default" office:value-type="float" office:value="44.9" calcext:value-type="float">
            <text:p>44.9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47.1" calcext:value-type="float">
            <text:p>47.1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6]-[.E76]" office:value-type="float" office:value="2.2" calcext:value-type="float">
            <text:p>2.2</text:p>
          </table:table-cell>
          <table:table-cell table:formula="of:=[.F76]-[.D76]" office:value-type="float" office:value="2.2" calcext:value-type="float">
            <text:p>2.2</text:p>
          </table:table-cell>
          <table:table-cell/>
          <table:table-cell table:formula="of:=&quot;&quot;&quot;&quot;&amp;[.B76]&amp;&quot;-&quot;&amp;[.C76]&amp;&quot;_&quot;&amp;[.A76]&amp;&quot;&quot;&quot;: { &quot;&quot;error_neg&quot;&quot;: &quot;&amp;[.I76]&amp;&quot;, &quot;&quot;error_pos&quot;&quot;: &quot;&amp;[.J76]&amp;&quot;, &quot;&quot;distance&quot;&quot;: &quot;&amp;[.D76]&amp;&quot;, &quot;&quot;position1_name&quot;&quot;: &quot;&quot;&quot;&amp;[.B76]&amp;&quot;D&quot;&quot;, &quot;&quot;position2_name&quot;&quot;: &quot;&quot;&quot;&amp;[.C76]&amp;&quot;A&quot;&quot;, &quot;&quot;Forster_radius&quot;&quot;: 52, &quot;&quot;distance_type&quot;&quot;: &quot;&quot;&quot;&amp;[.G76]&amp;&quot;&quot;&quot;},&quot;" office:value-type="string" office:string-value="&quot;176-397_C3&quot;: { &quot;error_neg&quot;: 2.2, &quot;error_pos&quot;: 2.2, &quot;distance&quot;: 44.9, &quot;position1_name&quot;: &quot;176D&quot;, &quot;position2_name&quot;: &quot;397A&quot;, &quot;Forster_radius&quot;: 52, &quot;distance_type&quot;: &quot;RDAMeanE&quot;}," calcext:value-type="string">
            <text:p>"176-397_C3": { "error_neg": 2.2, "error_pos": 2.2, "distance": 44.9, "position1_name": "176D", "position2_name": "397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5.1" calcext:value-type="float">
            <text:p>55.1</text:p>
          </table:table-cell>
          <table:table-cell table:style-name="Default" office:value-type="float" office:value="60.9" calcext:value-type="float">
            <text:p>60.9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7]-[.E77]" office:value-type="float" office:value="2.9" calcext:value-type="float">
            <text:p>2.9</text:p>
          </table:table-cell>
          <table:table-cell table:formula="of:=[.F77]-[.D77]" office:value-type="float" office:value="2.9" calcext:value-type="float">
            <text:p>2.9</text:p>
          </table:table-cell>
          <table:table-cell/>
          <table:table-cell table:formula="of:=&quot;&quot;&quot;&quot;&amp;[.B77]&amp;&quot;-&quot;&amp;[.C77]&amp;&quot;_&quot;&amp;[.A77]&amp;&quot;&quot;&quot;: { &quot;&quot;error_neg&quot;&quot;: &quot;&amp;[.I77]&amp;&quot;, &quot;&quot;error_pos&quot;&quot;: &quot;&amp;[.J77]&amp;&quot;, &quot;&quot;distance&quot;&quot;: &quot;&amp;[.D77]&amp;&quot;, &quot;&quot;position1_name&quot;&quot;: &quot;&quot;&quot;&amp;[.B77]&amp;&quot;D&quot;&quot;, &quot;&quot;position2_name&quot;&quot;: &quot;&quot;&quot;&amp;[.C77]&amp;&quot;A&quot;&quot;, &quot;&quot;Forster_radius&quot;&quot;: 52, &quot;&quot;distance_type&quot;&quot;: &quot;&quot;&quot;&amp;[.G77]&amp;&quot;&quot;&quot;},&quot;" office:value-type="string" office:string-value="&quot;13-363_C3&quot;: { &quot;error_neg&quot;: 2.9, &quot;error_pos&quot;: 2.9, &quot;distance&quot;: 58, &quot;position1_name&quot;: &quot;13D&quot;, &quot;position2_name&quot;: &quot;363A&quot;, &quot;Forster_radius&quot;: 52, &quot;distance_type&quot;: &quot;RDAMeanE&quot;}," calcext:value-type="string">
            <text:p>"13-363_C3": { "error_neg": 2.9, "error_pos": 2.9, "distance": 58, "position1_name": "13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34.7" calcext:value-type="float">
            <text:p>34.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6.4" calcext:value-type="float">
            <text:p>36.4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8]-[.E78]" office:value-type="float" office:value="1.7" calcext:value-type="float">
            <text:p>1.7</text:p>
          </table:table-cell>
          <table:table-cell table:formula="of:=[.F78]-[.D78]" office:value-type="float" office:value="1.7" calcext:value-type="float">
            <text:p>1.7</text:p>
          </table:table-cell>
          <table:table-cell/>
          <table:table-cell table:formula="of:=&quot;&quot;&quot;&quot;&amp;[.B78]&amp;&quot;-&quot;&amp;[.C78]&amp;&quot;_&quot;&amp;[.A78]&amp;&quot;&quot;&quot;: { &quot;&quot;error_neg&quot;&quot;: &quot;&amp;[.I78]&amp;&quot;, &quot;&quot;error_pos&quot;&quot;: &quot;&amp;[.J78]&amp;&quot;, &quot;&quot;distance&quot;&quot;: &quot;&amp;[.D78]&amp;&quot;, &quot;&quot;position1_name&quot;&quot;: &quot;&quot;&quot;&amp;[.B78]&amp;&quot;D&quot;&quot;, &quot;&quot;position2_name&quot;&quot;: &quot;&quot;&quot;&amp;[.C78]&amp;&quot;A&quot;&quot;, &quot;&quot;Forster_radius&quot;&quot;: 52, &quot;&quot;distance_type&quot;&quot;: &quot;&quot;&quot;&amp;[.G78]&amp;&quot;&quot;&quot;},&quot;" office:value-type="string" office:string-value="&quot;301-401_C3&quot;: { &quot;error_neg&quot;: 1.7, &quot;error_pos&quot;: 1.7, &quot;distance&quot;: 34.7, &quot;position1_name&quot;: &quot;301D&quot;, &quot;position2_name&quot;: &quot;401A&quot;, &quot;Forster_radius&quot;: 52, &quot;distance_type&quot;: &quot;RDAMeanE&quot;}," calcext:value-type="string">
            <text:p>"301-401_C3": { "error_neg": 1.7, "error_pos": 1.7, "distance": 34.7, "position1_name": "301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35" calcext:value-type="float">
            <text:p>33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26.3" calcext:value-type="float">
            <text:p>26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79]-[.E79]" office:value-type="float" office:value="1.2" calcext:value-type="float">
            <text:p>1.2</text:p>
          </table:table-cell>
          <table:table-cell table:formula="of:=[.F79]-[.D79]" office:value-type="float" office:value="1.3" calcext:value-type="float">
            <text:p>1.3</text:p>
          </table:table-cell>
          <table:table-cell/>
          <table:table-cell table:formula="of:=&quot;&quot;&quot;&quot;&amp;[.B79]&amp;&quot;-&quot;&amp;[.C79]&amp;&quot;_&quot;&amp;[.A79]&amp;&quot;&quot;&quot;: { &quot;&quot;error_neg&quot;&quot;: &quot;&amp;[.I79]&amp;&quot;, &quot;&quot;error_pos&quot;&quot;: &quot;&amp;[.J79]&amp;&quot;, &quot;&quot;distance&quot;&quot;: &quot;&amp;[.D79]&amp;&quot;, &quot;&quot;position1_name&quot;&quot;: &quot;&quot;&quot;&amp;[.B79]&amp;&quot;D&quot;&quot;, &quot;&quot;position2_name&quot;&quot;: &quot;&quot;&quot;&amp;[.C79]&amp;&quot;A&quot;&quot;, &quot;&quot;Forster_radius&quot;&quot;: 52, &quot;&quot;distance_type&quot;&quot;: &quot;&quot;&quot;&amp;[.G79]&amp;&quot;&quot;&quot;},&quot;" office:value-type="string" office:string-value="&quot;25-335_C3&quot;: { &quot;error_neg&quot;: 1.2, &quot;error_pos&quot;: 1.3, &quot;distance&quot;: 25, &quot;position1_name&quot;: &quot;25D&quot;, &quot;position2_name&quot;: &quot;335A&quot;, &quot;Forster_radius&quot;: 52, &quot;distance_type&quot;: &quot;RDAMeanE&quot;}," calcext:value-type="string">
            <text:p>"25-335_C3": { "error_neg": 1.2, "error_pos": 1.3, "distance": 25, "position1_name": "25D", "position2_name": "335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1.2" calcext:value-type="float">
            <text:p>41.2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43.3" calcext:value-type="float">
            <text:p>43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0]-[.E80]" office:value-type="float" office:value="2.1" calcext:value-type="float">
            <text:p>2.1</text:p>
          </table:table-cell>
          <table:table-cell table:formula="of:=[.F80]-[.D80]" office:value-type="float" office:value="2.09999999999999" calcext:value-type="float">
            <text:p>2.1</text:p>
          </table:table-cell>
          <table:table-cell/>
          <table:table-cell table:formula="of:=&quot;&quot;&quot;&quot;&amp;[.B80]&amp;&quot;-&quot;&amp;[.C80]&amp;&quot;_&quot;&amp;[.A80]&amp;&quot;&quot;&quot;: { &quot;&quot;error_neg&quot;&quot;: &quot;&amp;[.I80]&amp;&quot;, &quot;&quot;error_pos&quot;&quot;: &quot;&amp;[.J80]&amp;&quot;, &quot;&quot;distance&quot;&quot;: &quot;&amp;[.D80]&amp;&quot;, &quot;&quot;position1_name&quot;&quot;: &quot;&quot;&quot;&amp;[.B80]&amp;&quot;D&quot;&quot;, &quot;&quot;position2_name&quot;&quot;: &quot;&quot;&quot;&amp;[.C80]&amp;&quot;A&quot;&quot;, &quot;&quot;Forster_radius&quot;&quot;: 52, &quot;&quot;distance_type&quot;&quot;: &quot;&quot;&quot;&amp;[.G80]&amp;&quot;&quot;&quot;},&quot;" office:value-type="string" office:string-value="&quot;289-401_C3&quot;: { &quot;error_neg&quot;: 2.1, &quot;error_pos&quot;: 2.09999999999999, &quot;distance&quot;: 41.2, &quot;position1_name&quot;: &quot;289D&quot;, &quot;position2_name&quot;: &quot;401A&quot;, &quot;Forster_radius&quot;: 52, &quot;distance_type&quot;: &quot;RDAMeanE&quot;}," calcext:value-type="string">
            <text:p>"289-401_C3": { "error_neg": 2.1, "error_pos": 2.09999999999999, "distance": 41.2, "position1_name": "289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" calcext:value-type="float">
            <text:p>13</text:p>
          </table:table-cell>
          <table:table-cell office:value-type="float" office:value="374" calcext:value-type="float">
            <text:p>374</text:p>
          </table:table-cell>
          <table:table-cell table:style-name="Default" office:value-type="float" office:value="53.8" calcext:value-type="float">
            <text:p>53.8</text:p>
          </table:table-cell>
          <table:table-cell table:style-name="Default" office:value-type="float" office:value="51.1" calcext:value-type="float">
            <text:p>51.1</text:p>
          </table:table-cell>
          <table:table-cell table:style-name="Default" office:value-type="float" office:value="56.5" calcext:value-type="float">
            <text:p>56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1]-[.E81]" office:value-type="float" office:value="2.7" calcext:value-type="float">
            <text:p>2.7</text:p>
          </table:table-cell>
          <table:table-cell table:formula="of:=[.F81]-[.D81]" office:value-type="float" office:value="2.7" calcext:value-type="float">
            <text:p>2.7</text:p>
          </table:table-cell>
          <table:table-cell/>
          <table:table-cell table:formula="of:=&quot;&quot;&quot;&quot;&amp;[.B81]&amp;&quot;-&quot;&amp;[.C81]&amp;&quot;_&quot;&amp;[.A81]&amp;&quot;&quot;&quot;: { &quot;&quot;error_neg&quot;&quot;: &quot;&amp;[.I81]&amp;&quot;, &quot;&quot;error_pos&quot;&quot;: &quot;&amp;[.J81]&amp;&quot;, &quot;&quot;distance&quot;&quot;: &quot;&amp;[.D81]&amp;&quot;, &quot;&quot;position1_name&quot;&quot;: &quot;&quot;&quot;&amp;[.B81]&amp;&quot;D&quot;&quot;, &quot;&quot;position2_name&quot;&quot;: &quot;&quot;&quot;&amp;[.C81]&amp;&quot;A&quot;&quot;, &quot;&quot;Forster_radius&quot;&quot;: 52, &quot;&quot;distance_type&quot;&quot;: &quot;&quot;&quot;&amp;[.G81]&amp;&quot;&quot;&quot;},&quot;" office:value-type="string" office:string-value="&quot;13-374_C3&quot;: { &quot;error_neg&quot;: 2.7, &quot;error_pos&quot;: 2.7, &quot;distance&quot;: 53.8, &quot;position1_name&quot;: &quot;13D&quot;, &quot;position2_name&quot;: &quot;374A&quot;, &quot;Forster_radius&quot;: 52, &quot;distance_type&quot;: &quot;RDAMeanE&quot;}," calcext:value-type="string">
            <text:p>"13-374_C3": { "error_neg": 2.7, "error_pos": 2.7, "distance": 53.8, "position1_name": "13D", "position2_name": "374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43.9" calcext:value-type="float">
            <text:p>43.9</text:p>
          </table:table-cell>
          <table:table-cell table:style-name="Default" office:value-type="float" office:value="48.5" calcext:value-type="float">
            <text:p>48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2]-[.E82]" office:value-type="float" office:value="2.3" calcext:value-type="float">
            <text:p>2.3</text:p>
          </table:table-cell>
          <table:table-cell table:formula="of:=[.F82]-[.D82]" office:value-type="float" office:value="2.3" calcext:value-type="float">
            <text:p>2.3</text:p>
          </table:table-cell>
          <table:table-cell/>
          <table:table-cell table:formula="of:=&quot;&quot;&quot;&quot;&amp;[.B82]&amp;&quot;-&quot;&amp;[.C82]&amp;&quot;_&quot;&amp;[.A82]&amp;&quot;&quot;&quot;: { &quot;&quot;error_neg&quot;&quot;: &quot;&amp;[.I82]&amp;&quot;, &quot;&quot;error_pos&quot;&quot;: &quot;&amp;[.J82]&amp;&quot;, &quot;&quot;distance&quot;&quot;: &quot;&amp;[.D82]&amp;&quot;, &quot;&quot;position1_name&quot;&quot;: &quot;&quot;&quot;&amp;[.B82]&amp;&quot;D&quot;&quot;, &quot;&quot;position2_name&quot;&quot;: &quot;&quot;&quot;&amp;[.C82]&amp;&quot;A&quot;&quot;, &quot;&quot;Forster_radius&quot;&quot;: 52, &quot;&quot;distance_type&quot;&quot;: &quot;&quot;&quot;&amp;[.G82]&amp;&quot;&quot;&quot;},&quot;" office:value-type="string" office:string-value="&quot;10-401_C3&quot;: { &quot;error_neg&quot;: 2.3, &quot;error_pos&quot;: 2.3, &quot;distance&quot;: 46.2, &quot;position1_name&quot;: &quot;10D&quot;, &quot;position2_name&quot;: &quot;401A&quot;, &quot;Forster_radius&quot;: 52, &quot;distance_type&quot;: &quot;RDAMeanE&quot;}," calcext:value-type="string">
            <text:p>"10-401_C3": { "error_neg": 2.3, "error_pos": 2.3, "distance": 46.2, "position1_name": "10D", "position2_name": "401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table:style-name="Default" office:value-type="float" office:value="34.9" calcext:value-type="float">
            <text:p>34.9</text:p>
          </table:table-cell>
          <table:table-cell table:style-name="Default" office:value-type="float" office:value="33.2" calcext:value-type="float">
            <text:p>33.2</text:p>
          </table:table-cell>
          <table:table-cell table:style-name="Default" office:value-type="float" office:value="36.6" calcext:value-type="float">
            <text:p>36.6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3]-[.E83]" office:value-type="float" office:value="1.7" calcext:value-type="float">
            <text:p>1.7</text:p>
          </table:table-cell>
          <table:table-cell table:formula="of:=[.F83]-[.D83]" office:value-type="float" office:value="1.7" calcext:value-type="float">
            <text:p>1.7</text:p>
          </table:table-cell>
          <table:table-cell/>
          <table:table-cell table:formula="of:=&quot;&quot;&quot;&quot;&amp;[.B83]&amp;&quot;-&quot;&amp;[.C83]&amp;&quot;_&quot;&amp;[.A83]&amp;&quot;&quot;&quot;: { &quot;&quot;error_neg&quot;&quot;: &quot;&amp;[.I83]&amp;&quot;, &quot;&quot;error_pos&quot;&quot;: &quot;&amp;[.J83]&amp;&quot;, &quot;&quot;distance&quot;&quot;: &quot;&amp;[.D83]&amp;&quot;, &quot;&quot;position1_name&quot;&quot;: &quot;&quot;&quot;&amp;[.B83]&amp;&quot;D&quot;&quot;, &quot;&quot;position2_name&quot;&quot;: &quot;&quot;&quot;&amp;[.C83]&amp;&quot;A&quot;&quot;, &quot;&quot;Forster_radius&quot;&quot;: 52, &quot;&quot;distance_type&quot;&quot;: &quot;&quot;&quot;&amp;[.G83]&amp;&quot;&quot;&quot;},&quot;" office:value-type="string" office:string-value="&quot;301-389_C3&quot;: { &quot;error_neg&quot;: 1.7, &quot;error_pos&quot;: 1.7, &quot;distance&quot;: 34.9, &quot;position1_name&quot;: &quot;301D&quot;, &quot;position2_name&quot;: &quot;389A&quot;, &quot;Forster_radius&quot;: 52, &quot;distance_type&quot;: &quot;RDAMeanE&quot;}," calcext:value-type="string">
            <text:p>"301-389_C3": { "error_neg": 1.7, "error_pos": 1.7, "distance": 34.9, "position1_name": "301D", "position2_name": "389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43.1" calcext:value-type="float">
            <text:p>43.1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45.3" calcext:value-type="float">
            <text:p>45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4]-[.E84]" office:value-type="float" office:value="2.2" calcext:value-type="float">
            <text:p>2.2</text:p>
          </table:table-cell>
          <table:table-cell table:formula="of:=[.F84]-[.D84]" office:value-type="float" office:value="2.2" calcext:value-type="float">
            <text:p>2.2</text:p>
          </table:table-cell>
          <table:table-cell/>
          <table:table-cell table:formula="of:=&quot;&quot;&quot;&quot;&amp;[.B84]&amp;&quot;-&quot;&amp;[.C84]&amp;&quot;_&quot;&amp;[.A84]&amp;&quot;&quot;&quot;: { &quot;&quot;error_neg&quot;&quot;: &quot;&amp;[.I84]&amp;&quot;, &quot;&quot;error_pos&quot;&quot;: &quot;&amp;[.J84]&amp;&quot;, &quot;&quot;distance&quot;&quot;: &quot;&amp;[.D84]&amp;&quot;, &quot;&quot;position1_name&quot;&quot;: &quot;&quot;&quot;&amp;[.B84]&amp;&quot;D&quot;&quot;, &quot;&quot;position2_name&quot;&quot;: &quot;&quot;&quot;&amp;[.C84]&amp;&quot;A&quot;&quot;, &quot;&quot;Forster_radius&quot;&quot;: 52, &quot;&quot;distance_type&quot;&quot;: &quot;&quot;&quot;&amp;[.G84]&amp;&quot;&quot;&quot;},&quot;" office:value-type="string" office:string-value="&quot;176-363_C3&quot;: { &quot;error_neg&quot;: 2.2, &quot;error_pos&quot;: 2.2, &quot;distance&quot;: 43.1, &quot;position1_name&quot;: &quot;176D&quot;, &quot;position2_name&quot;: &quot;363A&quot;, &quot;Forster_radius&quot;: 52, &quot;distance_type&quot;: &quot;RDAMeanE&quot;}," calcext:value-type="string">
            <text:p>"176-363_C3": { "error_neg": 2.2, "error_pos": 2.2, "distance": 43.1, "position1_name": "176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89" calcext:value-type="float">
            <text:p>289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 office:value-type="float" office:value="32.2" calcext:value-type="float">
            <text:p>32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5]-[.E85]" office:value-type="float" office:value="1.5" calcext:value-type="float">
            <text:p>1.5</text:p>
          </table:table-cell>
          <table:table-cell table:formula="of:=[.F85]-[.D85]" office:value-type="float" office:value="1.5" calcext:value-type="float">
            <text:p>1.5</text:p>
          </table:table-cell>
          <table:table-cell/>
          <table:table-cell table:formula="of:=&quot;&quot;&quot;&quot;&amp;[.B85]&amp;&quot;-&quot;&amp;[.C85]&amp;&quot;_&quot;&amp;[.A85]&amp;&quot;&quot;&quot;: { &quot;&quot;error_neg&quot;&quot;: &quot;&amp;[.I85]&amp;&quot;, &quot;&quot;error_pos&quot;&quot;: &quot;&amp;[.J85]&amp;&quot;, &quot;&quot;distance&quot;&quot;: &quot;&amp;[.D85]&amp;&quot;, &quot;&quot;position1_name&quot;&quot;: &quot;&quot;&quot;&amp;[.B85]&amp;&quot;D&quot;&quot;, &quot;&quot;position2_name&quot;&quot;: &quot;&quot;&quot;&amp;[.C85]&amp;&quot;A&quot;&quot;, &quot;&quot;Forster_radius&quot;&quot;: 52, &quot;&quot;distance_type&quot;&quot;: &quot;&quot;&quot;&amp;[.G85]&amp;&quot;&quot;&quot;},&quot;" office:value-type="string" office:string-value="&quot;289-382_C3&quot;: { &quot;error_neg&quot;: 1.5, &quot;error_pos&quot;: 1.5, &quot;distance&quot;: 30.7, &quot;position1_name&quot;: &quot;289D&quot;, &quot;position2_name&quot;: &quot;382A&quot;, &quot;Forster_radius&quot;: 52, &quot;distance_type&quot;: &quot;RDAMeanE&quot;}," calcext:value-type="string">
            <text:p>"289-382_C3": { "error_neg": 1.5, "error_pos": 1.5, "distance": 30.7, "position1_name": "289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46.3" calcext:value-type="float">
            <text:p>46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6]-[.E86]" office:value-type="float" office:value="2.2" calcext:value-type="float">
            <text:p>2.2</text:p>
          </table:table-cell>
          <table:table-cell table:formula="of:=[.F86]-[.D86]" office:value-type="float" office:value="2.2" calcext:value-type="float">
            <text:p>2.2</text:p>
          </table:table-cell>
          <table:table-cell/>
          <table:table-cell table:formula="of:=&quot;&quot;&quot;&quot;&amp;[.B86]&amp;&quot;-&quot;&amp;[.C86]&amp;&quot;_&quot;&amp;[.A86]&amp;&quot;&quot;&quot;: { &quot;&quot;error_neg&quot;&quot;: &quot;&amp;[.I86]&amp;&quot;, &quot;&quot;error_pos&quot;&quot;: &quot;&amp;[.J86]&amp;&quot;, &quot;&quot;distance&quot;&quot;: &quot;&amp;[.D86]&amp;&quot;, &quot;&quot;position1_name&quot;&quot;: &quot;&quot;&quot;&amp;[.B86]&amp;&quot;D&quot;&quot;, &quot;&quot;position2_name&quot;&quot;: &quot;&quot;&quot;&amp;[.C86]&amp;&quot;A&quot;&quot;, &quot;&quot;Forster_radius&quot;&quot;: 52, &quot;&quot;distance_type&quot;&quot;: &quot;&quot;&quot;&amp;[.G86]&amp;&quot;&quot;&quot;},&quot;" office:value-type="string" office:string-value="&quot;32-363_C3&quot;: { &quot;error_neg&quot;: 2.2, &quot;error_pos&quot;: 2.2, &quot;distance&quot;: 44.1, &quot;position1_name&quot;: &quot;32D&quot;, &quot;position2_name&quot;: &quot;363A&quot;, &quot;Forster_radius&quot;: 52, &quot;distance_type&quot;: &quot;RDAMeanE&quot;}," calcext:value-type="string">
            <text:p>"32-363_C3": { "error_neg": 2.2, "error_pos": 2.2, "distance": 44.1, "position1_name": "32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51.5" calcext:value-type="float">
            <text:p>51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7]-[.E87]" office:value-type="float" office:value="2.4" calcext:value-type="float">
            <text:p>2.4</text:p>
          </table:table-cell>
          <table:table-cell table:formula="of:=[.F87]-[.D87]" office:value-type="float" office:value="2.5" calcext:value-type="float">
            <text:p>2.5</text:p>
          </table:table-cell>
          <table:table-cell/>
          <table:table-cell table:formula="of:=&quot;&quot;&quot;&quot;&amp;[.B87]&amp;&quot;-&quot;&amp;[.C87]&amp;&quot;_&quot;&amp;[.A87]&amp;&quot;&quot;&quot;: { &quot;&quot;error_neg&quot;&quot;: &quot;&amp;[.I87]&amp;&quot;, &quot;&quot;error_pos&quot;&quot;: &quot;&amp;[.J87]&amp;&quot;, &quot;&quot;distance&quot;&quot;: &quot;&amp;[.D87]&amp;&quot;, &quot;&quot;position1_name&quot;&quot;: &quot;&quot;&quot;&amp;[.B87]&amp;&quot;D&quot;&quot;, &quot;&quot;position2_name&quot;&quot;: &quot;&quot;&quot;&amp;[.C87]&amp;&quot;A&quot;&quot;, &quot;&quot;Forster_radius&quot;&quot;: 52, &quot;&quot;distance_type&quot;&quot;: &quot;&quot;&quot;&amp;[.G87]&amp;&quot;&quot;&quot;},&quot;" office:value-type="string" office:string-value="&quot;10-382_C3&quot;: { &quot;error_neg&quot;: 2.4, &quot;error_pos&quot;: 2.5, &quot;distance&quot;: 49, &quot;position1_name&quot;: &quot;10D&quot;, &quot;position2_name&quot;: &quot;382A&quot;, &quot;Forster_radius&quot;: 52, &quot;distance_type&quot;: &quot;RDAMeanE&quot;}," calcext:value-type="string">
            <text:p>"10-382_C3": { "error_neg": 2.4, "error_pos": 2.5, "distance": 49, "position1_name": "10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" calcext:value-type="float">
            <text:p>32</text:p>
          </table:table-cell>
          <table:table-cell office:value-type="float" office:value="397" calcext:value-type="float">
            <text:p>397</text:p>
          </table:table-cell>
          <table:table-cell table:style-name="Default" office:value-type="float" office:value="41.1" calcext:value-type="float">
            <text:p>41.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3.2" calcext:value-type="float">
            <text:p>43.2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88]-[.E88]" office:value-type="float" office:value="2.1" calcext:value-type="float">
            <text:p>2.1</text:p>
          </table:table-cell>
          <table:table-cell table:formula="of:=[.F88]-[.D88]" office:value-type="float" office:value="2.1" calcext:value-type="float">
            <text:p>2.1</text:p>
          </table:table-cell>
          <table:table-cell/>
          <table:table-cell table:formula="of:=&quot;&quot;&quot;&quot;&amp;[.B88]&amp;&quot;-&quot;&amp;[.C88]&amp;&quot;_&quot;&amp;[.A88]&amp;&quot;&quot;&quot;: { &quot;&quot;error_neg&quot;&quot;: &quot;&amp;[.I88]&amp;&quot;, &quot;&quot;error_pos&quot;&quot;: &quot;&amp;[.J88]&amp;&quot;, &quot;&quot;distance&quot;&quot;: &quot;&amp;[.D88]&amp;&quot;, &quot;&quot;position1_name&quot;&quot;: &quot;&quot;&quot;&amp;[.B88]&amp;&quot;D&quot;&quot;, &quot;&quot;position2_name&quot;&quot;: &quot;&quot;&quot;&amp;[.C88]&amp;&quot;A&quot;&quot;, &quot;&quot;Forster_radius&quot;&quot;: 52, &quot;&quot;distance_type&quot;&quot;: &quot;&quot;&quot;&amp;[.G88]&amp;&quot;&quot;&quot;},&quot;" office:value-type="string" office:string-value="&quot;32-397_C3&quot;: { &quot;error_neg&quot;: 2.1, &quot;error_pos&quot;: 2.1, &quot;distance&quot;: 41.1, &quot;position1_name&quot;: &quot;32D&quot;, &quot;position2_name&quot;: &quot;397A&quot;, &quot;Forster_radius&quot;: 52, &quot;distance_type&quot;: &quot;RDAMeanE&quot;}," calcext:value-type="string">
            <text:p>"32-397_C3": { "error_neg": 2.1, "error_pos": 2.1, "distance": 41.1, "position1_name": "32D", "position2_name": "397A", "Forster_radius": 52, "distance_type": "RDAMeanE"},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0]-[.E90]" office:value-type="float" office:value="2.1" calcext:value-type="float">
            <text:p>2.1</text:p>
          </table:table-cell>
          <table:table-cell table:formula="of:=[.F90]-[.D90]" office:value-type="float" office:value="2.1" calcext:value-type="float">
            <text:p>2.1</text:p>
          </table:table-cell>
          <table:table-cell/>
          <table:table-cell table:formula="of:=&quot;&quot;&quot;&quot;&amp;[.B90]&amp;&quot;-&quot;&amp;[.C90]&amp;&quot;_&quot;&amp;[.A90]&amp;&quot;&quot;&quot;: { &quot;&quot;error_neg&quot;&quot;: &quot;&amp;[.I90]&amp;&quot;, &quot;&quot;error_pos&quot;&quot;: &quot;&amp;[.J90]&amp;&quot;, &quot;&quot;distance&quot;&quot;: &quot;&amp;[.D90]&amp;&quot;, &quot;&quot;position1_name&quot;&quot;: &quot;&quot;&quot;&amp;[.B90]&amp;&quot;D&quot;&quot;, &quot;&quot;position2_name&quot;&quot;: &quot;&quot;&quot;&amp;[.C90]&amp;&quot;A&quot;&quot;, &quot;&quot;Forster_radius&quot;&quot;: 52, &quot;&quot;distance_type&quot;&quot;: &quot;&quot;&quot;&amp;[.G90]&amp;&quot;&quot;&quot;},&quot;" office:value-type="string" office:string-value="&quot;35-382_C3&quot;: { &quot;error_neg&quot;: 2.1, &quot;error_pos&quot;: 2.1, &quot;distance&quot;: 41.4, &quot;position1_name&quot;: &quot;35D&quot;, &quot;position2_name&quot;: &quot;382A&quot;, &quot;Forster_radius&quot;: 52, &quot;distance_type&quot;: &quot;RDAMeanE&quot;}," calcext:value-type="string">
            <text:p>"35-382_C3": { "error_neg": 2.1, "error_pos": 2.1, "distance": 41.4, "position1_name": "35D", "position2_name": "382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6" calcext:value-type="float">
            <text:p>176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36.8" calcext:value-type="float">
            <text:p>36.8</text:p>
          </table:table-cell>
          <table:table-cell table:style-name="Default" office:value-type="float" office:value="40.6" calcext:value-type="float">
            <text:p>40.6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1]-[.E91]" office:value-type="float" office:value="1.90000000000001" calcext:value-type="float">
            <text:p>1.9</text:p>
          </table:table-cell>
          <table:table-cell table:formula="of:=[.F91]-[.D91]" office:value-type="float" office:value="1.9" calcext:value-type="float">
            <text:p>1.9</text:p>
          </table:table-cell>
          <table:table-cell/>
          <table:table-cell table:formula="of:=&quot;&quot;&quot;&quot;&amp;[.B91]&amp;&quot;-&quot;&amp;[.C91]&amp;&quot;_&quot;&amp;[.A91]&amp;&quot;&quot;&quot;: { &quot;&quot;error_neg&quot;&quot;: &quot;&amp;[.I91]&amp;&quot;, &quot;&quot;error_pos&quot;&quot;: &quot;&amp;[.J91]&amp;&quot;, &quot;&quot;distance&quot;&quot;: &quot;&amp;[.D91]&amp;&quot;, &quot;&quot;position1_name&quot;&quot;: &quot;&quot;&quot;&amp;[.B91]&amp;&quot;D&quot;&quot;, &quot;&quot;position2_name&quot;&quot;: &quot;&quot;&quot;&amp;[.C91]&amp;&quot;A&quot;&quot;, &quot;&quot;Forster_radius&quot;&quot;: 52, &quot;&quot;distance_type&quot;&quot;: &quot;&quot;&quot;&amp;[.G91]&amp;&quot;&quot;&quot;},&quot;" office:value-type="string" office:string-value="&quot;176-305_C3&quot;: { &quot;error_neg&quot;: 1.90000000000001, &quot;error_pos&quot;: 1.9, &quot;distance&quot;: 38.7, &quot;position1_name&quot;: &quot;176D&quot;, &quot;position2_name&quot;: &quot;305A&quot;, &quot;Forster_radius&quot;: 52, &quot;distance_type&quot;: &quot;RDAMeanE&quot;}," calcext:value-type="string">
            <text:p>"176-305_C3": { "error_neg": 1.90000000000001, "error_pos": 1.9, "distance": 38.7, "position1_name": "176D", "position2_name": "305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51.4" calcext:value-type="float">
            <text:p>51.4</text:p>
          </table:table-cell>
          <table:table-cell table:style-name="Default" office:value-type="float" office:value="48.8" calcext:value-type="float">
            <text:p>48.8</text:p>
          </table:table-cell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2]-[.E92]" office:value-type="float" office:value="2.6" calcext:value-type="float">
            <text:p>2.6</text:p>
          </table:table-cell>
          <table:table-cell table:formula="of:=[.F92]-[.D92]" office:value-type="float" office:value="2.6" calcext:value-type="float">
            <text:p>2.6</text:p>
          </table:table-cell>
          <table:table-cell/>
          <table:table-cell table:formula="of:=&quot;&quot;&quot;&quot;&amp;[.B92]&amp;&quot;-&quot;&amp;[.C92]&amp;&quot;_&quot;&amp;[.A92]&amp;&quot;&quot;&quot;: { &quot;&quot;error_neg&quot;&quot;: &quot;&amp;[.I92]&amp;&quot;, &quot;&quot;error_pos&quot;&quot;: &quot;&amp;[.J92]&amp;&quot;, &quot;&quot;distance&quot;&quot;: &quot;&amp;[.D92]&amp;&quot;, &quot;&quot;position1_name&quot;&quot;: &quot;&quot;&quot;&amp;[.B92]&amp;&quot;D&quot;&quot;, &quot;&quot;position2_name&quot;&quot;: &quot;&quot;&quot;&amp;[.C92]&amp;&quot;A&quot;&quot;, &quot;&quot;Forster_radius&quot;&quot;: 52, &quot;&quot;distance_type&quot;&quot;: &quot;&quot;&quot;&amp;[.G92]&amp;&quot;&quot;&quot;},&quot;" office:value-type="string" office:string-value="&quot;6-363_C3&quot;: { &quot;error_neg&quot;: 2.6, &quot;error_pos&quot;: 2.6, &quot;distance&quot;: 51.4, &quot;position1_name&quot;: &quot;6D&quot;, &quot;position2_name&quot;: &quot;363A&quot;, &quot;Forster_radius&quot;: 52, &quot;distance_type&quot;: &quot;RDAMeanE&quot;}," calcext:value-type="string">
            <text:p>"6-363_C3": { "error_neg": 2.6, "error_pos": 2.6, "distance": 51.4, "position1_name": "6D", "position2_name": "363A", "Forster_radius": 52, "distance_type": "RDAMeanE"},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9" calcext:value-type="float">
            <text:p>29</text:p>
          </table:table-cell>
          <table:table-cell office:value-type="float" office:value="382" calcext:value-type="float">
            <text:p>382</text:p>
          </table:table-cell>
          <table:table-cell table:style-name="Default" office:value-type="float" office:value="43.1" calcext:value-type="float">
            <text:p>43.1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45.3" calcext:value-type="float">
            <text:p>45.3</text:p>
          </table:table-cell>
          <table:table-cell office:value-type="string" calcext:value-type="string">
            <text:p>RDAMeanE</text:p>
          </table:table-cell>
          <table:table-cell table:style-name="Default"/>
          <table:table-cell table:formula="of:=[.D93]-[.E93]" office:value-type="float" office:value="2.2" calcext:value-type="float">
            <text:p>2.2</text:p>
          </table:table-cell>
          <table:table-cell table:formula="of:=[.F93]-[.D93]" office:value-type="float" office:value="2.2" calcext:value-type="float">
            <text:p>2.2</text:p>
          </table:table-cell>
          <table:table-cell/>
          <table:table-cell table:formula="of:=&quot;&quot;&quot;&quot;&amp;[.B93]&amp;&quot;-&quot;&amp;[.C93]&amp;&quot;_&quot;&amp;[.A93]&amp;&quot;&quot;&quot;: { &quot;&quot;error_neg&quot;&quot;: &quot;&amp;[.I93]&amp;&quot;, &quot;&quot;error_pos&quot;&quot;: &quot;&amp;[.J93]&amp;&quot;, &quot;&quot;distance&quot;&quot;: &quot;&amp;[.D93]&amp;&quot;, &quot;&quot;position1_name&quot;&quot;: &quot;&quot;&quot;&amp;[.B93]&amp;&quot;D&quot;&quot;, &quot;&quot;position2_name&quot;&quot;: &quot;&quot;&quot;&amp;[.C93]&amp;&quot;A&quot;&quot;, &quot;&quot;Forster_radius&quot;&quot;: 52, &quot;&quot;distance_type&quot;&quot;: &quot;&quot;&quot;&amp;[.G93]&amp;&quot;&quot;&quot;},&quot;" office:value-type="string" office:string-value="&quot;29-382_C3&quot;: { &quot;error_neg&quot;: 2.2, &quot;error_pos&quot;: 2.2, &quot;distance&quot;: 43.1, &quot;position1_name&quot;: &quot;29D&quot;, &quot;position2_name&quot;: &quot;382A&quot;, &quot;Forster_radius&quot;: 52, &quot;distance_type&quot;: &quot;RDAMeanE&quot;}," calcext:value-type="string">
            <text:p>"29-382_C3": { "error_neg": 2.2, "error_pos": 2.2, "distance": 43.1, "position1_name": "29D", "position2_name": "382A", "Forster_radius": 52, "distance_type": "RDAMeanE"},</text:p>
          </table:table-cell>
        </table:table-row>
      </table:table>
      <table:table table:name="chi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istances.A1:distances.B10484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7:44:54.628685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1:35:14.145996477</meta:creation-date>
    <dc:date>2016-10-19T18:01:00.996792598</dc:date>
    <meta:editing-duration>PT1H34M53S</meta:editing-duration>
    <meta:editing-cycles>16</meta:editing-cycles>
    <meta:generator>LibreOffice/4.4.3.2$Linux_X86_64 LibreOffice_project/40m0$Build-2</meta:generator>
    <meta:document-statistic meta:table-count="2" meta:cell-count="880" meta:object-count="0"/>
  </office:meta>
</office:document-meta>
</file>